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3-01T00:00:00" table:style-name="ce5">
            <text:p>2019/3/1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50231" table:style-name="ce6">
            <text:p>50,231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24455" table:style-name="ce6">
            <text:p>24,455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27170" table:style-name="ce6">
            <text:p>27,170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23845" table:style-name="ce6">
            <text:p>23,845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32620" table:style-name="ce6">
            <text:p>32,620<text:s/></text:p>
          </table:table-cell>
          <table:table-cell office:value-type="float" office:value="22516" table:style-name="ce6">
            <text:p>22,516<text:s/></text:p>
          </table:table-cell>
          <table:table-cell office:value-type="float" office:value="21162" table:style-name="ce6">
            <text:p>21,162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19475" table:style-name="ce6">
            <text:p>19,475<text:s/></text:p>
          </table:table-cell>
          <table:table-cell office:value-type="float" office:value="185195" table:style-name="ce6">
            <text:p>185,195<text:s/></text:p>
          </table:table-cell>
          <table:table-cell office:value-type="float" office:value="46630" table:style-name="ce6">
            <text:p>46,630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29292" table:style-name="ce6">
            <text:p>29,292<text:s/></text:p>
          </table:table-cell>
          <table:table-cell office:value-type="float" office:value="47076" table:style-name="ce6">
            <text:p>47,076<text:s/></text:p>
          </table:table-cell>
          <table:table-cell office:value-type="float" office:value="57752" table:style-name="ce6">
            <text:p>57,752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65486" table:style-name="ce6">
            <text:p>65,486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17954" table:style-name="ce6">
            <text:p>17,954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29349" table:style-name="ce6">
            <text:p>29,349<text:s/></text:p>
          </table:table-cell>
          <table:table-cell office:value-type="float" office:value="42391" table:style-name="ce6">
            <text:p>42,391<text:s/></text:p>
          </table:table-cell>
          <table:table-cell office:value-type="float" office:value="31759" table:style-name="ce6">
            <text:p>31,759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33074" table:style-name="ce6">
            <text:p>33,074<text:s/></text:p>
          </table:table-cell>
          <table:table-cell office:value-type="float" office:value="95152" table:style-name="ce6">
            <text:p>95,152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37547" table:style-name="ce6">
            <text:p>37,547<text:s/></text:p>
          </table:table-cell>
          <table:table-cell office:value-type="float" office:value="33501" table:style-name="ce6">
            <text:p>33,501<text:s/></text:p>
          </table:table-cell>
          <table:table-cell office:value-type="float" office:value="26205" table:style-name="ce6">
            <text:p>26,205<text:s/></text:p>
          </table:table-cell>
          <table:table-cell office:value-type="float" office:value="56745" table:style-name="ce6">
            <text:p>56,745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35225" table:style-name="ce6">
            <text:p>35,225<text:s/></text:p>
          </table:table-cell>
          <table:table-cell office:value-type="float" office:value="14588" table:style-name="ce6">
            <text:p>14,58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21631" table:style-name="ce6">
            <text:p>21,631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8110" table:style-name="ce6">
            <text:p>8,110<text:s/></text:p>
          </table:table-cell>
          <table:table-cell table:number-columns-repeated="16275"/>
        </table:table-row>
        <table:table-row table:style-name="ro2">
          <table:table-cell office:value-type="date" office:date-value="2019-03-02T00:00:00" table:style-name="ce5">
            <text:p>2019/3/2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49822" table:style-name="ce6">
            <text:p>49,822<text:s/></text:p>
          </table:table-cell>
          <table:table-cell office:value-type="float" office:value="16360" table:style-name="ce6">
            <text:p>16,360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31538" table:style-name="ce6">
            <text:p>31,538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30911" table:style-name="ce6">
            <text:p>30,911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19960" table:style-name="ce6">
            <text:p>19,960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179499" table:style-name="ce6">
            <text:p>179,499<text:s/></text:p>
          </table:table-cell>
          <table:table-cell office:value-type="float" office:value="45468" table:style-name="ce6">
            <text:p>45,468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33623" table:style-name="ce6">
            <text:p>33,623<text:s/></text:p>
          </table:table-cell>
          <table:table-cell office:value-type="float" office:value="45899" table:style-name="ce6">
            <text:p>45,899<text:s/></text:p>
          </table:table-cell>
          <table:table-cell office:value-type="float" office:value="55300" table:style-name="ce6">
            <text:p>55,300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65421" table:style-name="ce6">
            <text:p>65,421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6701" table:style-name="ce6">
            <text:p>16,701<text:s/></text:p>
          </table:table-cell>
          <table:table-cell office:value-type="float" office:value="28940" table:style-name="ce6">
            <text:p>28,940<text:s/></text:p>
          </table:table-cell>
          <table:table-cell office:value-type="float" office:value="42210" table:style-name="ce6">
            <text:p>42,210<text:s/></text:p>
          </table:table-cell>
          <table:table-cell office:value-type="float" office:value="32924" table:style-name="ce6">
            <text:p>32,924<text:s/></text:p>
          </table:table-cell>
          <table:table-cell office:value-type="float" office:value="21241" table:style-name="ce6">
            <text:p>21,241<text:s/></text:p>
          </table:table-cell>
          <table:table-cell office:value-type="float" office:value="33114" table:style-name="ce6">
            <text:p>33,114<text:s/></text:p>
          </table:table-cell>
          <table:table-cell office:value-type="float" office:value="93849" table:style-name="ce6">
            <text:p>93,849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38260" table:style-name="ce6">
            <text:p>38,260<text:s/></text:p>
          </table:table-cell>
          <table:table-cell office:value-type="float" office:value="35931" table:style-name="ce6">
            <text:p>35,931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55625" table:style-name="ce6">
            <text:p>55,625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35463" table:style-name="ce6">
            <text:p>35,463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25287" table:style-name="ce6">
            <text:p>25,287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8169" table:style-name="ce6">
            <text:p>8,169<text:s/></text:p>
          </table:table-cell>
          <table:table-cell table:number-columns-repeated="16275"/>
        </table:table-row>
        <table:table-row table:style-name="ro2">
          <table:table-cell office:value-type="date" office:date-value="2019-03-03T00:00:00" table:style-name="ce5">
            <text:p>2019/3/3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37650" table:style-name="ce6">
            <text:p>37,650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22096" table:style-name="ce6">
            <text:p>22,096<text:s/></text:p>
          </table:table-cell>
          <table:table-cell office:value-type="float" office:value="20736" table:style-name="ce6">
            <text:p>20,736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27388" table:style-name="ce6">
            <text:p>27,388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16542" table:style-name="ce6">
            <text:p>16,542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52785" table:style-name="ce6">
            <text:p>152,785<text:s/></text:p>
          </table:table-cell>
          <table:table-cell office:value-type="float" office:value="36076" table:style-name="ce6">
            <text:p>36,076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32110" table:style-name="ce6">
            <text:p>32,110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35161" table:style-name="ce6">
            <text:p>35,161<text:s/></text:p>
          </table:table-cell>
          <table:table-cell office:value-type="float" office:value="26468" table:style-name="ce6">
            <text:p>26,468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64894" table:style-name="ce6">
            <text:p>64,894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27193" table:style-name="ce6">
            <text:p>27,193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18370" table:style-name="ce6">
            <text:p>18,370<text:s/></text:p>
          </table:table-cell>
          <table:table-cell office:value-type="float" office:value="44373" table:style-name="ce6">
            <text:p>44,373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26170" table:style-name="ce6">
            <text:p>26,170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3718" table:style-name="ce6">
            <text:p>13,718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19749" table:style-name="ce6">
            <text:p>19,749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6260" table:style-name="ce6">
            <text:p>6,260<text:s/></text:p>
          </table:table-cell>
          <table:table-cell table:number-columns-repeated="16275"/>
        </table:table-row>
        <table:table-row table:style-name="ro2">
          <table:table-cell office:value-type="date" office:date-value="2019-03-04T00:00:00" table:style-name="ce5">
            <text:p>2019/3/4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43295" table:style-name="ce6">
            <text:p>43,295<text:s/></text:p>
          </table:table-cell>
          <table:table-cell office:value-type="float" office:value="43051" table:style-name="ce6">
            <text:p>43,051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9654" table:style-name="ce6">
            <text:p>19,654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34265" table:style-name="ce6">
            <text:p>34,26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22244" table:style-name="ce6">
            <text:p>22,244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28603" table:style-name="ce6">
            <text:p>28,603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34384" table:style-name="ce6">
            <text:p>34,384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38791" table:style-name="ce6">
            <text:p>38,791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26461" table:style-name="ce6">
            <text:p>26,461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134254" table:style-name="ce6">
            <text:p>134,254<text:s/></text:p>
          </table:table-cell>
          <table:table-cell office:value-type="float" office:value="37559" table:style-name="ce6">
            <text:p>37,559<text:s/></text:p>
          </table:table-cell>
          <table:table-cell office:value-type="float" office:value="24189" table:style-name="ce6">
            <text:p>24,189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7064" table:style-name="ce6">
            <text:p>27,064<text:s/></text:p>
          </table:table-cell>
          <table:table-cell office:value-type="float" office:value="34080" table:style-name="ce6">
            <text:p>34,080<text:s/></text:p>
          </table:table-cell>
          <table:table-cell office:value-type="float" office:value="30722" table:style-name="ce6">
            <text:p>30,722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34682" table:style-name="ce6">
            <text:p>34,682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20124" table:style-name="ce6">
            <text:p>20,124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37530" table:style-name="ce6">
            <text:p>37,530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25050" table:style-name="ce6">
            <text:p>25,050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40511" table:style-name="ce6">
            <text:p>40,511<text:s/></text:p>
          </table:table-cell>
          <table:table-cell office:value-type="float" office:value="41781" table:style-name="ce6">
            <text:p>41,781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29453" table:style-name="ce6">
            <text:p>29,453<text:s/></text:p>
          </table:table-cell>
          <table:table-cell office:value-type="float" office:value="63374" table:style-name="ce6">
            <text:p>63,374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34015" table:style-name="ce6">
            <text:p>34,015<text:s/></text:p>
          </table:table-cell>
          <table:table-cell office:value-type="float" office:value="35185" table:style-name="ce6">
            <text:p>35,185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60232" table:style-name="ce6">
            <text:p>60,232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8658" table:style-name="ce6">
            <text:p>18,658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30491" table:style-name="ce6">
            <text:p>30,491<text:s/></text:p>
          </table:table-cell>
          <table:table-cell office:value-type="float" office:value="19164" table:style-name="ce6">
            <text:p>19,164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40984" table:style-name="ce6">
            <text:p>40,984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29962" table:style-name="ce6">
            <text:p>29,962<text:s/></text:p>
          </table:table-cell>
          <table:table-cell office:value-type="float" office:value="24984" table:style-name="ce6">
            <text:p>24,984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9258" table:style-name="ce6">
            <text:p>9,258<text:s/></text:p>
          </table:table-cell>
          <table:table-cell table:number-columns-repeated="16275"/>
        </table:table-row>
        <table:table-row table:style-name="ro2">
          <table:table-cell office:value-type="date" office:date-value="2019-03-05T00:00:00" table:style-name="ce5">
            <text:p>2019/3/5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44250" table:style-name="ce6">
            <text:p>44,250<text:s/></text:p>
          </table:table-cell>
          <table:table-cell office:value-type="float" office:value="44769" table:style-name="ce6">
            <text:p>44,769<text:s/></text:p>
          </table:table-cell>
          <table:table-cell office:value-type="float" office:value="28874" table:style-name="ce6">
            <text:p>28,874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20472" table:style-name="ce6">
            <text:p>20,472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36128" table:style-name="ce6">
            <text:p>36,128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22971" table:style-name="ce6">
            <text:p>22,971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36131" table:style-name="ce6">
            <text:p>36,131<text:s/></text:p>
          </table:table-cell>
          <table:table-cell office:value-type="float" office:value="30764" table:style-name="ce6">
            <text:p>30,764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39958" table:style-name="ce6">
            <text:p>39,958<text:s/></text:p>
          </table:table-cell>
          <table:table-cell office:value-type="float" office:value="28904" table:style-name="ce6">
            <text:p>28,904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22935" table:style-name="ce6">
            <text:p>22,935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134443" table:style-name="ce6">
            <text:p>134,443<text:s/></text:p>
          </table:table-cell>
          <table:table-cell office:value-type="float" office:value="39733" table:style-name="ce6">
            <text:p>39,733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25386" table:style-name="ce6">
            <text:p>25,386<text:s/></text:p>
          </table:table-cell>
          <table:table-cell office:value-type="float" office:value="29137" table:style-name="ce6">
            <text:p>29,137<text:s/></text:p>
          </table:table-cell>
          <table:table-cell office:value-type="float" office:value="35439" table:style-name="ce6">
            <text:p>35,439<text:s/></text:p>
          </table:table-cell>
          <table:table-cell office:value-type="float" office:value="31266" table:style-name="ce6">
            <text:p>31,266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34308" table:style-name="ce6">
            <text:p>34,308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21022" table:style-name="ce6">
            <text:p>21,022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36713" table:style-name="ce6">
            <text:p>36,713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25548" table:style-name="ce6">
            <text:p>25,548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41988" table:style-name="ce6">
            <text:p>41,988<text:s/></text:p>
          </table:table-cell>
          <table:table-cell office:value-type="float" office:value="43632" table:style-name="ce6">
            <text:p>43,632<text:s/></text:p>
          </table:table-cell>
          <table:table-cell office:value-type="float" office:value="27543" table:style-name="ce6">
            <text:p>27,543<text:s/></text:p>
          </table:table-cell>
          <table:table-cell office:value-type="float" office:value="29666" table:style-name="ce6">
            <text:p>29,666<text:s/></text:p>
          </table:table-cell>
          <table:table-cell office:value-type="float" office:value="64902" table:style-name="ce6">
            <text:p>64,902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34479" table:style-name="ce6">
            <text:p>34,479<text:s/></text:p>
          </table:table-cell>
          <table:table-cell office:value-type="float" office:value="36688" table:style-name="ce6">
            <text:p>36,688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60946" table:style-name="ce6">
            <text:p>60,946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19907" table:style-name="ce6">
            <text:p>19,907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31650" table:style-name="ce6">
            <text:p>31,650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42160" table:style-name="ce6">
            <text:p>42,160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25122" table:style-name="ce6">
            <text:p>25,122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2091" table:style-name="ce6">
            <text:p>12,091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9506" table:style-name="ce6">
            <text:p>9,506<text:s/></text:p>
          </table:table-cell>
          <table:table-cell table:number-columns-repeated="16275"/>
        </table:table-row>
        <table:table-row table:style-name="ro2">
          <table:table-cell office:value-type="date" office:date-value="2019-03-06T00:00:00" table:style-name="ce5">
            <text:p>2019/3/6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45212" table:style-name="ce6">
            <text:p>45,212<text:s/></text:p>
          </table:table-cell>
          <table:table-cell office:value-type="float" office:value="47166" table:style-name="ce6">
            <text:p>47,166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20717" table:style-name="ce6">
            <text:p>20,717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36721" table:style-name="ce6">
            <text:p>36,721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28985" table:style-name="ce6">
            <text:p>28,985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36854" table:style-name="ce6">
            <text:p>36,854<text:s/></text:p>
          </table:table-cell>
          <table:table-cell office:value-type="float" office:value="30722" table:style-name="ce6">
            <text:p>30,722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40200" table:style-name="ce6">
            <text:p>40,200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27347" table:style-name="ce6">
            <text:p>27,347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27902" table:style-name="ce6">
            <text:p>27,902<text:s/></text:p>
          </table:table-cell>
          <table:table-cell office:value-type="float" office:value="137714" table:style-name="ce6">
            <text:p>137,714<text:s/></text:p>
          </table:table-cell>
          <table:table-cell office:value-type="float" office:value="42030" table:style-name="ce6">
            <text:p>42,030<text:s/></text:p>
          </table:table-cell>
          <table:table-cell office:value-type="float" office:value="24895" table:style-name="ce6">
            <text:p>24,895<text:s/></text:p>
          </table:table-cell>
          <table:table-cell office:value-type="float" office:value="25751" table:style-name="ce6">
            <text:p>25,751<text:s/></text:p>
          </table:table-cell>
          <table:table-cell office:value-type="float" office:value="28719" table:style-name="ce6">
            <text:p>28,719<text:s/></text:p>
          </table:table-cell>
          <table:table-cell office:value-type="float" office:value="32973" table:style-name="ce6">
            <text:p>32,973<text:s/></text:p>
          </table:table-cell>
          <table:table-cell office:value-type="float" office:value="29596" table:style-name="ce6">
            <text:p>29,596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34736" table:style-name="ce6">
            <text:p>34,73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33794" table:style-name="ce6">
            <text:p>33,794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44511" table:style-name="ce6">
            <text:p>44,511<text:s/></text:p>
          </table:table-cell>
          <table:table-cell office:value-type="float" office:value="43477" table:style-name="ce6">
            <text:p>43,477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29916" table:style-name="ce6">
            <text:p>29,916<text:s/></text:p>
          </table:table-cell>
          <table:table-cell office:value-type="float" office:value="68728" table:style-name="ce6">
            <text:p>68,728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34812" table:style-name="ce6">
            <text:p>34,812<text:s/></text:p>
          </table:table-cell>
          <table:table-cell office:value-type="float" office:value="37411" table:style-name="ce6">
            <text:p>37,411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62933" table:style-name="ce6">
            <text:p>62,933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15831" table:style-name="ce6">
            <text:p>15,831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33300" table:style-name="ce6">
            <text:p>33,300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43810" table:style-name="ce6">
            <text:p>43,810<text:s/></text:p>
          </table:table-cell>
          <table:table-cell office:value-type="float" office:value="27126" table:style-name="ce6">
            <text:p>27,126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19341" table:style-name="ce6">
            <text:p>19,341<text:s/></text:p>
          </table:table-cell>
          <table:table-cell office:value-type="float" office:value="31752" table:style-name="ce6">
            <text:p>31,752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9477" table:style-name="ce6">
            <text:p>9,477<text:s/></text:p>
          </table:table-cell>
          <table:table-cell table:number-columns-repeated="16275"/>
        </table:table-row>
        <table:table-row table:style-name="ro2">
          <table:table-cell office:value-type="date" office:date-value="2019-03-07T00:00:00" table:style-name="ce5">
            <text:p>2019/3/7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47265" table:style-name="ce6">
            <text:p>47,265<text:s/></text:p>
          </table:table-cell>
          <table:table-cell office:value-type="float" office:value="48385" table:style-name="ce6">
            <text:p>48,385<text:s/></text:p>
          </table:table-cell>
          <table:table-cell office:value-type="float" office:value="30187" table:style-name="ce6">
            <text:p>30,187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36951" table:style-name="ce6">
            <text:p>36,951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18496" table:style-name="ce6">
            <text:p>18,496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29846" table:style-name="ce6">
            <text:p>29,846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37095" table:style-name="ce6">
            <text:p>37,095<text:s/></text:p>
          </table:table-cell>
          <table:table-cell office:value-type="float" office:value="30239" table:style-name="ce6">
            <text:p>30,239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40746" table:style-name="ce6">
            <text:p>40,746<text:s/></text:p>
          </table:table-cell>
          <table:table-cell office:value-type="float" office:value="29727" table:style-name="ce6">
            <text:p>29,727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28422" table:style-name="ce6">
            <text:p>28,422<text:s/></text:p>
          </table:table-cell>
          <table:table-cell office:value-type="float" office:value="144521" table:style-name="ce6">
            <text:p>144,521<text:s/></text:p>
          </table:table-cell>
          <table:table-cell office:value-type="float" office:value="42547" table:style-name="ce6">
            <text:p>42,547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28270" table:style-name="ce6">
            <text:p>28,270<text:s/></text:p>
          </table:table-cell>
          <table:table-cell office:value-type="float" office:value="33099" table:style-name="ce6">
            <text:p>33,099<text:s/></text:p>
          </table:table-cell>
          <table:table-cell office:value-type="float" office:value="29059" table:style-name="ce6">
            <text:p>29,059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33935" table:style-name="ce6">
            <text:p>33,935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31783" table:style-name="ce6">
            <text:p>31,783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25396" table:style-name="ce6">
            <text:p>25,396<text:s/></text:p>
          </table:table-cell>
          <table:table-cell office:value-type="float" office:value="28490" table:style-name="ce6">
            <text:p>28,490<text:s/></text:p>
          </table:table-cell>
          <table:table-cell office:value-type="float" office:value="45275" table:style-name="ce6">
            <text:p>45,275<text:s/></text:p>
          </table:table-cell>
          <table:table-cell office:value-type="float" office:value="43938" table:style-name="ce6">
            <text:p>43,938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30103" table:style-name="ce6">
            <text:p>30,103<text:s/></text:p>
          </table:table-cell>
          <table:table-cell office:value-type="float" office:value="69037" table:style-name="ce6">
            <text:p>69,037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35020" table:style-name="ce6">
            <text:p>35,020<text:s/></text:p>
          </table:table-cell>
          <table:table-cell office:value-type="float" office:value="37696" table:style-name="ce6">
            <text:p>37,696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64568" table:style-name="ce6">
            <text:p>64,568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16244" table:style-name="ce6">
            <text:p>16,244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35816" table:style-name="ce6">
            <text:p>35,816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45542" table:style-name="ce6">
            <text:p>45,542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20397" table:style-name="ce6">
            <text:p>20,397<text:s/></text:p>
          </table:table-cell>
          <table:table-cell office:value-type="float" office:value="33255" table:style-name="ce6">
            <text:p>33,255<text:s/></text:p>
          </table:table-cell>
          <table:table-cell office:value-type="float" office:value="27698" table:style-name="ce6">
            <text:p>27,698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9667" table:style-name="ce6">
            <text:p>9,667<text:s/></text:p>
          </table:table-cell>
          <table:table-cell table:number-columns-repeated="16275"/>
        </table:table-row>
        <table:table-row table:style-name="ro2">
          <table:table-cell office:value-type="date" office:date-value="2019-03-08T00:00:00" table:style-name="ce5">
            <text:p>2019/3/8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18230" table:style-name="ce6">
            <text:p>18,230<text:s/></text:p>
          </table:table-cell>
          <table:table-cell office:value-type="float" office:value="50967" table:style-name="ce6">
            <text:p>50,967<text:s/></text:p>
          </table:table-cell>
          <table:table-cell office:value-type="float" office:value="56349" table:style-name="ce6">
            <text:p>56,349<text:s/></text:p>
          </table:table-cell>
          <table:table-cell office:value-type="float" office:value="33085" table:style-name="ce6">
            <text:p>33,085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38918" table:style-name="ce6">
            <text:p>38,918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19783" table:style-name="ce6">
            <text:p>19,783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33474" table:style-name="ce6">
            <text:p>33,474<text:s/></text:p>
          </table:table-cell>
          <table:table-cell office:value-type="float" office:value="21395" table:style-name="ce6">
            <text:p>21,395<text:s/></text:p>
          </table:table-cell>
          <table:table-cell office:value-type="float" office:value="39730" table:style-name="ce6">
            <text:p>39,730<text:s/></text:p>
          </table:table-cell>
          <table:table-cell office:value-type="float" office:value="34252" table:style-name="ce6">
            <text:p>34,252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42969" table:style-name="ce6">
            <text:p>42,969<text:s/></text:p>
          </table:table-cell>
          <table:table-cell office:value-type="float" office:value="31089" table:style-name="ce6">
            <text:p>31,089<text:s/></text:p>
          </table:table-cell>
          <table:table-cell office:value-type="float" office:value="28817" table:style-name="ce6">
            <text:p>28,817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9912" table:style-name="ce6">
            <text:p>29,912<text:s/></text:p>
          </table:table-cell>
          <table:table-cell office:value-type="float" office:value="179189" table:style-name="ce6">
            <text:p>179,189<text:s/></text:p>
          </table:table-cell>
          <table:table-cell office:value-type="float" office:value="50382" table:style-name="ce6">
            <text:p>50,382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30604" table:style-name="ce6">
            <text:p>30,604<text:s/></text:p>
          </table:table-cell>
          <table:table-cell office:value-type="float" office:value="37059" table:style-name="ce6">
            <text:p>37,059<text:s/></text:p>
          </table:table-cell>
          <table:table-cell office:value-type="float" office:value="32179" table:style-name="ce6">
            <text:p>32,179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36027" table:style-name="ce6">
            <text:p>36,027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34957" table:style-name="ce6">
            <text:p>34,957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31578" table:style-name="ce6">
            <text:p>31,578<text:s/></text:p>
          </table:table-cell>
          <table:table-cell office:value-type="float" office:value="50205" table:style-name="ce6">
            <text:p>50,205<text:s/></text:p>
          </table:table-cell>
          <table:table-cell office:value-type="float" office:value="46010" table:style-name="ce6">
            <text:p>46,010<text:s/></text:p>
          </table:table-cell>
          <table:table-cell office:value-type="float" office:value="29157" table:style-name="ce6">
            <text:p>29,157<text:s/></text:p>
          </table:table-cell>
          <table:table-cell office:value-type="float" office:value="32583" table:style-name="ce6">
            <text:p>32,583<text:s/></text:p>
          </table:table-cell>
          <table:table-cell office:value-type="float" office:value="85134" table:style-name="ce6">
            <text:p>85,134<text:s/></text:p>
          </table:table-cell>
          <table:table-cell office:value-type="float" office:value="29715" table:style-name="ce6">
            <text:p>29,715<text:s/></text:p>
          </table:table-cell>
          <table:table-cell office:value-type="float" office:value="40686" table:style-name="ce6">
            <text:p>40,686<text:s/></text:p>
          </table:table-cell>
          <table:table-cell office:value-type="float" office:value="43943" table:style-name="ce6">
            <text:p>43,943<text:s/></text:p>
          </table:table-cell>
          <table:table-cell office:value-type="float" office:value="27783" table:style-name="ce6">
            <text:p>27,783<text:s/></text:p>
          </table:table-cell>
          <table:table-cell office:value-type="float" office:value="74481" table:style-name="ce6">
            <text:p>74,481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38784" table:style-name="ce6">
            <text:p>38,784<text:s/></text:p>
          </table:table-cell>
          <table:table-cell office:value-type="float" office:value="23174" table:style-name="ce6">
            <text:p>23,174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48491" table:style-name="ce6">
            <text:p>48,491<text:s/></text:p>
          </table:table-cell>
          <table:table-cell office:value-type="float" office:value="30088" table:style-name="ce6">
            <text:p>30,088<text:s/></text:p>
          </table:table-cell>
          <table:table-cell office:value-type="float" office:value="29703" table:style-name="ce6">
            <text:p>29,703<text:s/></text:p>
          </table:table-cell>
          <table:table-cell office:value-type="float" office:value="27350" table:style-name="ce6">
            <text:p>27,350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34855" table:style-name="ce6">
            <text:p>34,855<text:s/></text:p>
          </table:table-cell>
          <table:table-cell office:value-type="float" office:value="30959" table:style-name="ce6">
            <text:p>30,959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067" table:style-name="ce6">
            <text:p>10,067<text:s/></text:p>
          </table:table-cell>
          <table:table-cell table:number-columns-repeated="16275"/>
        </table:table-row>
        <table:table-row table:style-name="ro2">
          <table:table-cell office:value-type="date" office:date-value="2019-03-09T00:00:00" table:style-name="ce5">
            <text:p>2019/3/9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55462" table:style-name="ce6">
            <text:p>55,462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26779" table:style-name="ce6">
            <text:p>26,779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44874" table:style-name="ce6">
            <text:p>44,874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31862" table:style-name="ce6">
            <text:p>31,862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35228" table:style-name="ce6">
            <text:p>35,228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22176" table:style-name="ce6">
            <text:p>22,176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81483" table:style-name="ce6">
            <text:p>181,483<text:s/></text:p>
          </table:table-cell>
          <table:table-cell office:value-type="float" office:value="52925" table:style-name="ce6">
            <text:p>52,925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32331" table:style-name="ce6">
            <text:p>32,331<text:s/></text:p>
          </table:table-cell>
          <table:table-cell office:value-type="float" office:value="30156" table:style-name="ce6">
            <text:p>30,156<text:s/></text:p>
          </table:table-cell>
          <table:table-cell office:value-type="float" office:value="27019" table:style-name="ce6">
            <text:p>27,019<text:s/></text:p>
          </table:table-cell>
          <table:table-cell office:value-type="float" office:value="21515" table:style-name="ce6">
            <text:p>21,515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16081" table:style-name="ce6">
            <text:p>16,081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29520" table:style-name="ce6">
            <text:p>29,520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18166" table:style-name="ce6">
            <text:p>18,166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29261" table:style-name="ce6">
            <text:p>29,261<text:s/></text:p>
          </table:table-cell>
          <table:table-cell office:value-type="float" office:value="46534" table:style-name="ce6">
            <text:p>46,534<text:s/></text:p>
          </table:table-cell>
          <table:table-cell office:value-type="float" office:value="35158" table:style-name="ce6">
            <text:p>35,158<text:s/></text:p>
          </table:table-cell>
          <table:table-cell office:value-type="float" office:value="22801" table:style-name="ce6">
            <text:p>22,801<text:s/></text:p>
          </table:table-cell>
          <table:table-cell office:value-type="float" office:value="29374" table:style-name="ce6">
            <text:p>29,374<text:s/></text:p>
          </table:table-cell>
          <table:table-cell office:value-type="float" office:value="95499" table:style-name="ce6">
            <text:p>95,499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37913" table:style-name="ce6">
            <text:p>37,913<text:s/></text:p>
          </table:table-cell>
          <table:table-cell office:value-type="float" office:value="38267" table:style-name="ce6">
            <text:p>38,267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60217" table:style-name="ce6">
            <text:p>60,217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34782" table:style-name="ce6">
            <text:p>34,782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27465" table:style-name="ce6">
            <text:p>27,465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7945" table:style-name="ce6">
            <text:p>7,945<text:s/></text:p>
          </table:table-cell>
          <table:table-cell table:number-columns-repeated="16275"/>
        </table:table-row>
        <table:table-row table:style-name="ro2">
          <table:table-cell office:value-type="date" office:date-value="2019-03-10T00:00:00" table:style-name="ce5">
            <text:p>2019/3/10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43449" table:style-name="ce6">
            <text:p>43,449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9470" table:style-name="ce6">
            <text:p>29,470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63612" table:style-name="ce6">
            <text:p>163,612<text:s/></text:p>
          </table:table-cell>
          <table:table-cell office:value-type="float" office:value="44140" table:style-name="ce6">
            <text:p>44,140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23557" table:style-name="ce6">
            <text:p>23,557<text:s/></text:p>
          </table:table-cell>
          <table:table-cell office:value-type="float" office:value="29423" table:style-name="ce6">
            <text:p>29,423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32864" table:style-name="ce6">
            <text:p>32,864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39161" table:style-name="ce6">
            <text:p>39,161<text:s/></text:p>
          </table:table-cell>
          <table:table-cell office:value-type="float" office:value="29038" table:style-name="ce6">
            <text:p>29,038<text:s/></text:p>
          </table:table-cell>
          <table:table-cell office:value-type="float" office:value="19414" table:style-name="ce6">
            <text:p>19,414<text:s/></text:p>
          </table:table-cell>
          <table:table-cell office:value-type="float" office:value="27337" table:style-name="ce6">
            <text:p>27,337<text:s/></text:p>
          </table:table-cell>
          <table:table-cell office:value-type="float" office:value="80868" table:style-name="ce6">
            <text:p>80,868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49732" table:style-name="ce6">
            <text:p>49,732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26865" table:style-name="ce6">
            <text:p>26,86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6771" table:style-name="ce6">
            <text:p>6,771<text:s/></text:p>
          </table:table-cell>
          <table:table-cell table:number-columns-repeated="16275"/>
        </table:table-row>
        <table:table-row table:style-name="ro2">
          <table:table-cell office:value-type="date" office:date-value="2019-03-11T00:00:00" table:style-name="ce5">
            <text:p>2019/3/11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44015" table:style-name="ce6">
            <text:p>44,015<text:s/></text:p>
          </table:table-cell>
          <table:table-cell office:value-type="float" office:value="44478" table:style-name="ce6">
            <text:p>44,478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8397" table:style-name="ce6">
            <text:p>18,397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28747" table:style-name="ce6">
            <text:p>28,747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35606" table:style-name="ce6">
            <text:p>35,606<text:s/></text:p>
          </table:table-cell>
          <table:table-cell office:value-type="float" office:value="29895" table:style-name="ce6">
            <text:p>29,895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39281" table:style-name="ce6">
            <text:p>39,281<text:s/></text:p>
          </table:table-cell>
          <table:table-cell office:value-type="float" office:value="28179" table:style-name="ce6">
            <text:p>28,179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28222" table:style-name="ce6">
            <text:p>28,222<text:s/></text:p>
          </table:table-cell>
          <table:table-cell office:value-type="float" office:value="140635" table:style-name="ce6">
            <text:p>140,635<text:s/></text:p>
          </table:table-cell>
          <table:table-cell office:value-type="float" office:value="41129" table:style-name="ce6">
            <text:p>41,129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35678" table:style-name="ce6">
            <text:p>35,678<text:s/></text:p>
          </table:table-cell>
          <table:table-cell office:value-type="float" office:value="29963" table:style-name="ce6">
            <text:p>29,963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34878" table:style-name="ce6">
            <text:p>34,878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37349" table:style-name="ce6">
            <text:p>37,349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7661" table:style-name="ce6">
            <text:p>7,661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42766" table:style-name="ce6">
            <text:p>42,766<text:s/></text:p>
          </table:table-cell>
          <table:table-cell office:value-type="float" office:value="42647" table:style-name="ce6">
            <text:p>42,647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31138" table:style-name="ce6">
            <text:p>31,138<text:s/></text:p>
          </table:table-cell>
          <table:table-cell office:value-type="float" office:value="71131" table:style-name="ce6">
            <text:p>71,131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33538" table:style-name="ce6">
            <text:p>33,538<text:s/></text:p>
          </table:table-cell>
          <table:table-cell office:value-type="float" office:value="35646" table:style-name="ce6">
            <text:p>35,646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62178" table:style-name="ce6">
            <text:p>62,178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17764" table:style-name="ce6">
            <text:p>17,764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31388" table:style-name="ce6">
            <text:p>31,388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42901" table:style-name="ce6">
            <text:p>42,901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25465" table:style-name="ce6">
            <text:p>25,465<text:s/></text:p>
          </table:table-cell>
          <table:table-cell office:value-type="float" office:value="14677" table:style-name="ce6">
            <text:p>14,677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26543" table:style-name="ce6">
            <text:p>26,543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9453" table:style-name="ce6">
            <text:p>9,453<text:s/></text:p>
          </table:table-cell>
          <table:table-cell table:number-columns-repeated="16275"/>
        </table:table-row>
        <table:table-row table:style-name="ro2">
          <table:table-cell office:value-type="date" office:date-value="2019-03-12T00:00:00" table:style-name="ce5">
            <text:p>2019/3/12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45795" table:style-name="ce6">
            <text:p>45,795<text:s/></text:p>
          </table:table-cell>
          <table:table-cell office:value-type="float" office:value="46706" table:style-name="ce6">
            <text:p>46,706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29339" table:style-name="ce6">
            <text:p>29,33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22799" table:style-name="ce6">
            <text:p>22,799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29496" table:style-name="ce6">
            <text:p>29,496<text:s/></text:p>
          </table:table-cell>
          <table:table-cell office:value-type="float" office:value="18910" table:style-name="ce6">
            <text:p>18,910<text:s/></text:p>
          </table:table-cell>
          <table:table-cell office:value-type="float" office:value="35743" table:style-name="ce6">
            <text:p>35,743<text:s/></text:p>
          </table:table-cell>
          <table:table-cell office:value-type="float" office:value="31775" table:style-name="ce6">
            <text:p>31,775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40175" table:style-name="ce6">
            <text:p>40,175<text:s/></text:p>
          </table:table-cell>
          <table:table-cell office:value-type="float" office:value="29269" table:style-name="ce6">
            <text:p>29,269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29143" table:style-name="ce6">
            <text:p>29,143<text:s/></text:p>
          </table:table-cell>
          <table:table-cell office:value-type="float" office:value="141211" table:style-name="ce6">
            <text:p>141,211<text:s/></text:p>
          </table:table-cell>
          <table:table-cell office:value-type="float" office:value="42409" table:style-name="ce6">
            <text:p>42,409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26119" table:style-name="ce6">
            <text:p>26,119<text:s/></text:p>
          </table:table-cell>
          <table:table-cell office:value-type="float" office:value="29842" table:style-name="ce6">
            <text:p>29,842<text:s/></text:p>
          </table:table-cell>
          <table:table-cell office:value-type="float" office:value="37233" table:style-name="ce6">
            <text:p>37,233<text:s/></text:p>
          </table:table-cell>
          <table:table-cell office:value-type="float" office:value="31479" table:style-name="ce6">
            <text:p>31,479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35768" table:style-name="ce6">
            <text:p>35,768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21305" table:style-name="ce6">
            <text:p>21,305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39132" table:style-name="ce6">
            <text:p>39,132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3691" table:style-name="ce6">
            <text:p>23,691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29528" table:style-name="ce6">
            <text:p>29,528<text:s/></text:p>
          </table:table-cell>
          <table:table-cell office:value-type="float" office:value="43185" table:style-name="ce6">
            <text:p>43,185<text:s/></text:p>
          </table:table-cell>
          <table:table-cell office:value-type="float" office:value="43565" table:style-name="ce6">
            <text:p>43,565<text:s/></text:p>
          </table:table-cell>
          <table:table-cell office:value-type="float" office:value="27610" table:style-name="ce6">
            <text:p>27,610<text:s/></text:p>
          </table:table-cell>
          <table:table-cell office:value-type="float" office:value="31560" table:style-name="ce6">
            <text:p>31,560<text:s/></text:p>
          </table:table-cell>
          <table:table-cell office:value-type="float" office:value="70970" table:style-name="ce6">
            <text:p>70,970<text:s/></text:p>
          </table:table-cell>
          <table:table-cell office:value-type="float" office:value="26666" table:style-name="ce6">
            <text:p>26,666<text:s/></text:p>
          </table:table-cell>
          <table:table-cell office:value-type="float" office:value="34102" table:style-name="ce6">
            <text:p>34,102<text:s/></text:p>
          </table:table-cell>
          <table:table-cell office:value-type="float" office:value="36808" table:style-name="ce6">
            <text:p>36,808<text:s/></text:p>
          </table:table-cell>
          <table:table-cell office:value-type="float" office:value="24083" table:style-name="ce6">
            <text:p>24,083<text:s/></text:p>
          </table:table-cell>
          <table:table-cell office:value-type="float" office:value="62306" table:style-name="ce6">
            <text:p>62,306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31926" table:style-name="ce6">
            <text:p>31,926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43212" table:style-name="ce6">
            <text:p>43,212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25859" table:style-name="ce6">
            <text:p>25,859<text:s/></text:p>
          </table:table-cell>
          <table:table-cell office:value-type="float" office:value="14744" table:style-name="ce6">
            <text:p>14,744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19262" table:style-name="ce6">
            <text:p>19,262<text:s/></text:p>
          </table:table-cell>
          <table:table-cell office:value-type="float" office:value="32022" table:style-name="ce6">
            <text:p>32,022<text:s/></text:p>
          </table:table-cell>
          <table:table-cell office:value-type="float" office:value="27888" table:style-name="ce6">
            <text:p>27,888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9585" table:style-name="ce6">
            <text:p>9,585<text:s/></text:p>
          </table:table-cell>
          <table:table-cell table:number-columns-repeated="16275"/>
        </table:table-row>
        <table:table-row table:style-name="ro2">
          <table:table-cell office:value-type="date" office:date-value="2019-03-13T00:00:00" table:style-name="ce5">
            <text:p>2019/3/13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45159" table:style-name="ce6">
            <text:p>45,159<text:s/></text:p>
          </table:table-cell>
          <table:table-cell office:value-type="float" office:value="47586" table:style-name="ce6">
            <text:p>47,586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29583" table:style-name="ce6">
            <text:p>29,583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18801" table:style-name="ce6">
            <text:p>18,801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29420" table:style-name="ce6">
            <text:p>29,420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36082" table:style-name="ce6">
            <text:p>36,082<text:s/></text:p>
          </table:table-cell>
          <table:table-cell office:value-type="float" office:value="31432" table:style-name="ce6">
            <text:p>31,432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40180" table:style-name="ce6">
            <text:p>40,180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29266" table:style-name="ce6">
            <text:p>29,266<text:s/></text:p>
          </table:table-cell>
          <table:table-cell office:value-type="float" office:value="141739" table:style-name="ce6">
            <text:p>141,739<text:s/></text:p>
          </table:table-cell>
          <table:table-cell office:value-type="float" office:value="43831" table:style-name="ce6">
            <text:p>43,831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26083" table:style-name="ce6">
            <text:p>26,083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37314" table:style-name="ce6">
            <text:p>37,314<text:s/></text:p>
          </table:table-cell>
          <table:table-cell office:value-type="float" office:value="31350" table:style-name="ce6">
            <text:p>31,350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35933" table:style-name="ce6">
            <text:p>35,933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38532" table:style-name="ce6">
            <text:p>38,532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9855" table:style-name="ce6">
            <text:p>29,855<text:s/></text:p>
          </table:table-cell>
          <table:table-cell office:value-type="float" office:value="43420" table:style-name="ce6">
            <text:p>43,420<text:s/></text:p>
          </table:table-cell>
          <table:table-cell office:value-type="float" office:value="43317" table:style-name="ce6">
            <text:p>43,317<text:s/></text:p>
          </table:table-cell>
          <table:table-cell office:value-type="float" office:value="27844" table:style-name="ce6">
            <text:p>27,844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72024" table:style-name="ce6">
            <text:p>72,024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34629" table:style-name="ce6">
            <text:p>34,629<text:s/></text:p>
          </table:table-cell>
          <table:table-cell office:value-type="float" office:value="37409" table:style-name="ce6">
            <text:p>37,409<text:s/></text:p>
          </table:table-cell>
          <table:table-cell office:value-type="float" office:value="24025" table:style-name="ce6">
            <text:p>24,025<text:s/></text:p>
          </table:table-cell>
          <table:table-cell office:value-type="float" office:value="63334" table:style-name="ce6">
            <text:p>63,334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15784" table:style-name="ce6">
            <text:p>15,784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32500" table:style-name="ce6">
            <text:p>32,500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44029" table:style-name="ce6">
            <text:p>44,029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27053" table:style-name="ce6">
            <text:p>27,053<text:s/></text:p>
          </table:table-cell>
          <table:table-cell office:value-type="float" office:value="26378" table:style-name="ce6">
            <text:p>26,378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31709" table:style-name="ce6">
            <text:p>31,709<text:s/></text:p>
          </table:table-cell>
          <table:table-cell office:value-type="float" office:value="28436" table:style-name="ce6">
            <text:p>28,436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9644" table:style-name="ce6">
            <text:p>9,644<text:s/></text:p>
          </table:table-cell>
          <table:table-cell table:number-columns-repeated="16275"/>
        </table:table-row>
        <table:table-row table:style-name="ro2">
          <table:table-cell office:value-type="date" office:date-value="2019-03-14T00:00:00" table:style-name="ce5">
            <text:p>2019/3/14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6454" table:style-name="ce6">
            <text:p>16,454<text:s/></text:p>
          </table:table-cell>
          <table:table-cell office:value-type="float" office:value="46001" table:style-name="ce6">
            <text:p>46,001<text:s/></text:p>
          </table:table-cell>
          <table:table-cell office:value-type="float" office:value="48061" table:style-name="ce6">
            <text:p>48,061<text:s/></text:p>
          </table:table-cell>
          <table:table-cell office:value-type="float" office:value="29059" table:style-name="ce6">
            <text:p>29,059<text:s/></text:p>
          </table:table-cell>
          <table:table-cell office:value-type="float" office:value="16076" table:style-name="ce6">
            <text:p>16,076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30058" table:style-name="ce6">
            <text:p>30,058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36361" table:style-name="ce6">
            <text:p>36,361<text:s/></text:p>
          </table:table-cell>
          <table:table-cell office:value-type="float" office:value="30973" table:style-name="ce6">
            <text:p>30,973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39587" table:style-name="ce6">
            <text:p>39,587<text:s/></text:p>
          </table:table-cell>
          <table:table-cell office:value-type="float" office:value="29118" table:style-name="ce6">
            <text:p>29,118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28731" table:style-name="ce6">
            <text:p>28,731<text:s/></text:p>
          </table:table-cell>
          <table:table-cell office:value-type="float" office:value="144485" table:style-name="ce6">
            <text:p>144,485<text:s/></text:p>
          </table:table-cell>
          <table:table-cell office:value-type="float" office:value="43974" table:style-name="ce6">
            <text:p>43,974<text:s/></text:p>
          </table:table-cell>
          <table:table-cell office:value-type="float" office:value="25311" table:style-name="ce6">
            <text:p>25,311<text:s/></text:p>
          </table:table-cell>
          <table:table-cell office:value-type="float" office:value="26406" table:style-name="ce6">
            <text:p>26,406<text:s/></text:p>
          </table:table-cell>
          <table:table-cell office:value-type="float" office:value="28977" table:style-name="ce6">
            <text:p>28,977<text:s/></text:p>
          </table:table-cell>
          <table:table-cell office:value-type="float" office:value="35790" table:style-name="ce6">
            <text:p>35,790<text:s/></text:p>
          </table:table-cell>
          <table:table-cell office:value-type="float" office:value="31010" table:style-name="ce6">
            <text:p>31,010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34880" table:style-name="ce6">
            <text:p>34,880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36569" table:style-name="ce6">
            <text:p>36,569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29500" table:style-name="ce6">
            <text:p>29,500<text:s/></text:p>
          </table:table-cell>
          <table:table-cell office:value-type="float" office:value="44352" table:style-name="ce6">
            <text:p>44,352<text:s/></text:p>
          </table:table-cell>
          <table:table-cell office:value-type="float" office:value="43069" table:style-name="ce6">
            <text:p>43,069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31313" table:style-name="ce6">
            <text:p>31,313<text:s/></text:p>
          </table:table-cell>
          <table:table-cell office:value-type="float" office:value="72424" table:style-name="ce6">
            <text:p>72,424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34306" table:style-name="ce6">
            <text:p>34,306<text:s/></text:p>
          </table:table-cell>
          <table:table-cell office:value-type="float" office:value="37763" table:style-name="ce6">
            <text:p>37,763<text:s/></text:p>
          </table:table-cell>
          <table:table-cell office:value-type="float" office:value="24518" table:style-name="ce6">
            <text:p>24,518<text:s/></text:p>
          </table:table-cell>
          <table:table-cell office:value-type="float" office:value="63825" table:style-name="ce6">
            <text:p>63,825<text:s/></text:p>
          </table:table-cell>
          <table:table-cell office:value-type="float" office:value="21821" table:style-name="ce6">
            <text:p>21,821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37187" table:style-name="ce6">
            <text:p>37,187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44082" table:style-name="ce6">
            <text:p>44,082<text:s/></text:p>
          </table:table-cell>
          <table:table-cell office:value-type="float" office:value="27298" table:style-name="ce6">
            <text:p>27,298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6083" table:style-name="ce6">
            <text:p>26,083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32013" table:style-name="ce6">
            <text:p>32,013<text:s/></text:p>
          </table:table-cell>
          <table:table-cell office:value-type="float" office:value="28133" table:style-name="ce6">
            <text:p>28,133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9408" table:style-name="ce6">
            <text:p>9,408<text:s/></text:p>
          </table:table-cell>
          <table:table-cell table:number-columns-repeated="16275"/>
        </table:table-row>
        <table:table-row table:style-name="ro2">
          <table:table-cell office:value-type="date" office:date-value="2019-03-15T00:00:00" table:style-name="ce5">
            <text:p>2019/3/15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48656" table:style-name="ce6">
            <text:p>48,656<text:s/></text:p>
          </table:table-cell>
          <table:table-cell office:value-type="float" office:value="55312" table:style-name="ce6">
            <text:p>55,312<text:s/></text:p>
          </table:table-cell>
          <table:table-cell office:value-type="float" office:value="30358" table:style-name="ce6">
            <text:p>30,358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44875" table:style-name="ce6">
            <text:p>44,875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0844" table:style-name="ce6">
            <text:p>10,844<text:s/></text:p>
          </table:table-cell>
          <table:table-cell office:value-type="float" office:value="33681" table:style-name="ce6">
            <text:p>33,681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38569" table:style-name="ce6">
            <text:p>38,569<text:s/></text:p>
          </table:table-cell>
          <table:table-cell office:value-type="float" office:value="33311" table:style-name="ce6">
            <text:p>33,311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42598" table:style-name="ce6">
            <text:p>42,598<text:s/></text:p>
          </table:table-cell>
          <table:table-cell office:value-type="float" office:value="30790" table:style-name="ce6">
            <text:p>30,790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24007" table:style-name="ce6">
            <text:p>24,007<text:s/></text:p>
          </table:table-cell>
          <table:table-cell office:value-type="float" office:value="29096" table:style-name="ce6">
            <text:p>29,096<text:s/></text:p>
          </table:table-cell>
          <table:table-cell office:value-type="float" office:value="186186" table:style-name="ce6">
            <text:p>186,186<text:s/></text:p>
          </table:table-cell>
          <table:table-cell office:value-type="float" office:value="51075" table:style-name="ce6">
            <text:p>51,075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27873" table:style-name="ce6">
            <text:p>27,873<text:s/></text:p>
          </table:table-cell>
          <table:table-cell office:value-type="float" office:value="31714" table:style-name="ce6">
            <text:p>31,714<text:s/></text:p>
          </table:table-cell>
          <table:table-cell office:value-type="float" office:value="39558" table:style-name="ce6">
            <text:p>39,558<text:s/></text:p>
          </table:table-cell>
          <table:table-cell office:value-type="float" office:value="32889" table:style-name="ce6">
            <text:p>32,889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36326" table:style-name="ce6">
            <text:p>36,326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21861" table:style-name="ce6">
            <text:p>21,861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39158" table:style-name="ce6">
            <text:p>39,158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15907" table:style-name="ce6">
            <text:p>15,907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24995" table:style-name="ce6">
            <text:p>24,995<text:s/></text:p>
          </table:table-cell>
          <table:table-cell office:value-type="float" office:value="26204" table:style-name="ce6">
            <text:p>26,204<text:s/></text:p>
          </table:table-cell>
          <table:table-cell office:value-type="float" office:value="32284" table:style-name="ce6">
            <text:p>32,284<text:s/></text:p>
          </table:table-cell>
          <table:table-cell office:value-type="float" office:value="50104" table:style-name="ce6">
            <text:p>50,104<text:s/></text:p>
          </table:table-cell>
          <table:table-cell office:value-type="float" office:value="45068" table:style-name="ce6">
            <text:p>45,068<text:s/></text:p>
          </table:table-cell>
          <table:table-cell office:value-type="float" office:value="29205" table:style-name="ce6">
            <text:p>29,205<text:s/></text:p>
          </table:table-cell>
          <table:table-cell office:value-type="float" office:value="33608" table:style-name="ce6">
            <text:p>33,608<text:s/></text:p>
          </table:table-cell>
          <table:table-cell office:value-type="float" office:value="83956" table:style-name="ce6">
            <text:p>83,956<text:s/></text:p>
          </table:table-cell>
          <table:table-cell office:value-type="float" office:value="28058" table:style-name="ce6">
            <text:p>28,058<text:s/></text:p>
          </table:table-cell>
          <table:table-cell office:value-type="float" office:value="39151" table:style-name="ce6">
            <text:p>39,151<text:s/></text:p>
          </table:table-cell>
          <table:table-cell office:value-type="float" office:value="43583" table:style-name="ce6">
            <text:p>43,583<text:s/></text:p>
          </table:table-cell>
          <table:table-cell office:value-type="float" office:value="28582" table:style-name="ce6">
            <text:p>28,582<text:s/></text:p>
          </table:table-cell>
          <table:table-cell office:value-type="float" office:value="74920" table:style-name="ce6">
            <text:p>74,920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40010" table:style-name="ce6">
            <text:p>40,010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46412" table:style-name="ce6">
            <text:p>46,412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28914" table:style-name="ce6">
            <text:p>28,914<text:s/></text:p>
          </table:table-cell>
          <table:table-cell office:value-type="float" office:value="28583" table:style-name="ce6">
            <text:p>28,583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33534" table:style-name="ce6">
            <text:p>33,534<text:s/></text:p>
          </table:table-cell>
          <table:table-cell office:value-type="float" office:value="30868" table:style-name="ce6">
            <text:p>30,868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0130" table:style-name="ce6">
            <text:p>10,130<text:s/></text:p>
          </table:table-cell>
          <table:table-cell table:number-columns-repeated="16275"/>
        </table:table-row>
        <table:table-row table:style-name="ro2">
          <table:table-cell office:value-type="date" office:date-value="2019-03-16T00:00:00" table:style-name="ce5">
            <text:p>2019/3/16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29101" table:style-name="ce6">
            <text:p>29,101<text:s/></text:p>
          </table:table-cell>
          <table:table-cell office:value-type="float" office:value="55342" table:style-name="ce6">
            <text:p>55,342<text:s/></text:p>
          </table:table-cell>
          <table:table-cell office:value-type="float" office:value="19950" table:style-name="ce6">
            <text:p>19,950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4442" table:style-name="ce6">
            <text:p>14,442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7658" table:style-name="ce6">
            <text:p>37,658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45591" table:style-name="ce6">
            <text:p>45,591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32373" table:style-name="ce6">
            <text:p>32,373<text:s/></text:p>
          </table:table-cell>
          <table:table-cell office:value-type="float" office:value="30451" table:style-name="ce6">
            <text:p>30,451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36579" table:style-name="ce6">
            <text:p>36,579<text:s/></text:p>
          </table:table-cell>
          <table:table-cell office:value-type="float" office:value="25169" table:style-name="ce6">
            <text:p>25,169<text:s/></text:p>
          </table:table-cell>
          <table:table-cell office:value-type="float" office:value="22572" table:style-name="ce6">
            <text:p>22,572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190743" table:style-name="ce6">
            <text:p>190,743<text:s/></text:p>
          </table:table-cell>
          <table:table-cell office:value-type="float" office:value="52479" table:style-name="ce6">
            <text:p>52,479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40612" table:style-name="ce6">
            <text:p>40,612<text:s/></text:p>
          </table:table-cell>
          <table:table-cell office:value-type="float" office:value="32183" table:style-name="ce6">
            <text:p>32,183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29301" table:style-name="ce6">
            <text:p>29,301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31500" table:style-name="ce6">
            <text:p>31,500<text:s/></text:p>
          </table:table-cell>
          <table:table-cell office:value-type="float" office:value="47190" table:style-name="ce6">
            <text:p>47,190<text:s/></text:p>
          </table:table-cell>
          <table:table-cell office:value-type="float" office:value="36877" table:style-name="ce6">
            <text:p>36,877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33444" table:style-name="ce6">
            <text:p>33,444<text:s/></text:p>
          </table:table-cell>
          <table:table-cell office:value-type="float" office:value="96135" table:style-name="ce6">
            <text:p>96,135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41889" table:style-name="ce6">
            <text:p>41,889<text:s/></text:p>
          </table:table-cell>
          <table:table-cell office:value-type="float" office:value="38830" table:style-name="ce6">
            <text:p>38,830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63232" table:style-name="ce6">
            <text:p>63,232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43052" table:style-name="ce6">
            <text:p>43,052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24527" table:style-name="ce6">
            <text:p>24,527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8056" table:style-name="ce6">
            <text:p>28,056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8590" table:style-name="ce6">
            <text:p>8,590<text:s/></text:p>
          </table:table-cell>
          <table:table-cell table:number-columns-repeated="16275"/>
        </table:table-row>
        <table:table-row table:style-name="ro2">
          <table:table-cell office:value-type="date" office:date-value="2019-03-17T00:00:00" table:style-name="ce5">
            <text:p>2019/3/17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21962" table:style-name="ce6">
            <text:p>21,962<text:s/></text:p>
          </table:table-cell>
          <table:table-cell office:value-type="float" office:value="43071" table:style-name="ce6">
            <text:p>43,071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1692" table:style-name="ce6">
            <text:p>31,692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6678" table:style-name="ce6">
            <text:p>16,678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37816" table:style-name="ce6">
            <text:p>37,816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29331" table:style-name="ce6">
            <text:p>29,331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31336" table:style-name="ce6">
            <text:p>31,336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17546" table:style-name="ce6">
            <text:p>17,546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78676" table:style-name="ce6">
            <text:p>178,676<text:s/></text:p>
          </table:table-cell>
          <table:table-cell office:value-type="float" office:value="41484" table:style-name="ce6">
            <text:p>41,484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18897" table:style-name="ce6">
            <text:p>18,897<text:s/></text:p>
          </table:table-cell>
          <table:table-cell office:value-type="float" office:value="26925" table:style-name="ce6">
            <text:p>26,925<text:s/></text:p>
          </table:table-cell>
          <table:table-cell office:value-type="float" office:value="34179" table:style-name="ce6">
            <text:p>34,179<text:s/></text:p>
          </table:table-cell>
          <table:table-cell office:value-type="float" office:value="26915" table:style-name="ce6">
            <text:p>26,915<text:s/></text:p>
          </table:table-cell>
          <table:table-cell office:value-type="float" office:value="19512" table:style-name="ce6">
            <text:p>19,512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44561" table:style-name="ce6">
            <text:p>44,561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25390" table:style-name="ce6">
            <text:p>25,390<text:s/></text:p>
          </table:table-cell>
          <table:table-cell office:value-type="float" office:value="40377" table:style-name="ce6">
            <text:p>40,377<text:s/></text:p>
          </table:table-cell>
          <table:table-cell office:value-type="float" office:value="30429" table:style-name="ce6">
            <text:p>30,429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29538" table:style-name="ce6">
            <text:p>29,538<text:s/></text:p>
          </table:table-cell>
          <table:table-cell office:value-type="float" office:value="81000" table:style-name="ce6">
            <text:p>81,000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34203" table:style-name="ce6">
            <text:p>34,203<text:s/></text:p>
          </table:table-cell>
          <table:table-cell office:value-type="float" office:value="29009" table:style-name="ce6">
            <text:p>29,009<text:s/></text:p>
          </table:table-cell>
          <table:table-cell office:value-type="float" office:value="19267" table:style-name="ce6">
            <text:p>19,267<text:s/></text:p>
          </table:table-cell>
          <table:table-cell office:value-type="float" office:value="51286" table:style-name="ce6">
            <text:p>51,286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36475" table:style-name="ce6">
            <text:p>36,475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7941" table:style-name="ce6">
            <text:p>17,94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7146" table:style-name="ce6">
            <text:p>7,146<text:s/></text:p>
          </table:table-cell>
          <table:table-cell table:number-columns-repeated="16275"/>
        </table:table-row>
        <table:table-row table:style-name="ro2">
          <table:table-cell office:value-type="date" office:date-value="2019-03-18T00:00:00" table:style-name="ce5">
            <text:p>2019/3/18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15822" table:style-name="ce6">
            <text:p>15,822<text:s/></text:p>
          </table:table-cell>
          <table:table-cell office:value-type="float" office:value="44048" table:style-name="ce6">
            <text:p>44,048<text:s/></text:p>
          </table:table-cell>
          <table:table-cell office:value-type="float" office:value="44030" table:style-name="ce6">
            <text:p>44,030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6085" table:style-name="ce6">
            <text:p>16,085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41502" table:style-name="ce6">
            <text:p>41,502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28385" table:style-name="ce6">
            <text:p>28,385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38826" table:style-name="ce6">
            <text:p>38,826<text:s/></text:p>
          </table:table-cell>
          <table:table-cell office:value-type="float" office:value="27855" table:style-name="ce6">
            <text:p>27,855<text:s/></text:p>
          </table:table-cell>
          <table:table-cell office:value-type="float" office:value="26339" table:style-name="ce6">
            <text:p>26,339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27837" table:style-name="ce6">
            <text:p>27,837<text:s/></text:p>
          </table:table-cell>
          <table:table-cell office:value-type="float" office:value="144522" table:style-name="ce6">
            <text:p>144,522<text:s/></text:p>
          </table:table-cell>
          <table:table-cell office:value-type="float" office:value="40154" table:style-name="ce6">
            <text:p>40,154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27668" table:style-name="ce6">
            <text:p>27,668<text:s/></text:p>
          </table:table-cell>
          <table:table-cell office:value-type="float" office:value="34900" table:style-name="ce6">
            <text:p>34,900<text:s/></text:p>
          </table:table-cell>
          <table:table-cell office:value-type="float" office:value="29794" table:style-name="ce6">
            <text:p>29,794<text:s/></text:p>
          </table:table-cell>
          <table:table-cell office:value-type="float" office:value="23888" table:style-name="ce6">
            <text:p>23,888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34466" table:style-name="ce6">
            <text:p>34,466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37590" table:style-name="ce6">
            <text:p>37,590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8187" table:style-name="ce6">
            <text:p>28,187<text:s/></text:p>
          </table:table-cell>
          <table:table-cell office:value-type="float" office:value="42132" table:style-name="ce6">
            <text:p>42,132<text:s/></text:p>
          </table:table-cell>
          <table:table-cell office:value-type="float" office:value="42348" table:style-name="ce6">
            <text:p>42,348<text:s/></text:p>
          </table:table-cell>
          <table:table-cell office:value-type="float" office:value="27316" table:style-name="ce6">
            <text:p>27,316<text:s/></text:p>
          </table:table-cell>
          <table:table-cell office:value-type="float" office:value="31065" table:style-name="ce6">
            <text:p>31,065<text:s/></text:p>
          </table:table-cell>
          <table:table-cell office:value-type="float" office:value="68722" table:style-name="ce6">
            <text:p>68,722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33328" table:style-name="ce6">
            <text:p>33,328<text:s/></text:p>
          </table:table-cell>
          <table:table-cell office:value-type="float" office:value="35026" table:style-name="ce6">
            <text:p>35,026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61605" table:style-name="ce6">
            <text:p>61,605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17593" table:style-name="ce6">
            <text:p>17,593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35642" table:style-name="ce6">
            <text:p>35,642<text:s/></text:p>
          </table:table-cell>
          <table:table-cell office:value-type="float" office:value="19531" table:style-name="ce6">
            <text:p>19,531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42581" table:style-name="ce6">
            <text:p>42,581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31309" table:style-name="ce6">
            <text:p>31,309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9481" table:style-name="ce6">
            <text:p>9,481<text:s/></text:p>
          </table:table-cell>
          <table:table-cell table:number-columns-repeated="16275"/>
        </table:table-row>
        <table:table-row table:style-name="ro2">
          <table:table-cell office:value-type="date" office:date-value="2019-03-19T00:00:00" table:style-name="ce5">
            <text:p>2019/3/19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45747" table:style-name="ce6">
            <text:p>45,747<text:s/></text:p>
          </table:table-cell>
          <table:table-cell office:value-type="float" office:value="45789" table:style-name="ce6">
            <text:p>45,789<text:s/></text:p>
          </table:table-cell>
          <table:table-cell office:value-type="float" office:value="28716" table:style-name="ce6">
            <text:p>28,716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20283" table:style-name="ce6">
            <text:p>20,283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29134" table:style-name="ce6">
            <text:p>29,134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29026" table:style-name="ce6">
            <text:p>29,026<text:s/></text:p>
          </table:table-cell>
          <table:table-cell office:value-type="float" office:value="18619" table:style-name="ce6">
            <text:p>18,619<text:s/></text:p>
          </table:table-cell>
          <table:table-cell office:value-type="float" office:value="35520" table:style-name="ce6">
            <text:p>35,520<text:s/></text:p>
          </table:table-cell>
          <table:table-cell office:value-type="float" office:value="31286" table:style-name="ce6">
            <text:p>31,286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39300" table:style-name="ce6">
            <text:p>39,300<text:s/></text:p>
          </table:table-cell>
          <table:table-cell office:value-type="float" office:value="28758" table:style-name="ce6">
            <text:p>28,758<text:s/></text:p>
          </table:table-cell>
          <table:table-cell office:value-type="float" office:value="26779" table:style-name="ce6">
            <text:p>26,779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28850" table:style-name="ce6">
            <text:p>28,850<text:s/></text:p>
          </table:table-cell>
          <table:table-cell office:value-type="float" office:value="138342" table:style-name="ce6">
            <text:p>138,342<text:s/></text:p>
          </table:table-cell>
          <table:table-cell office:value-type="float" office:value="41551" table:style-name="ce6">
            <text:p>41,551<text:s/></text:p>
          </table:table-cell>
          <table:table-cell office:value-type="float" office:value="25081" table:style-name="ce6">
            <text:p>25,081<text:s/></text:p>
          </table:table-cell>
          <table:table-cell office:value-type="float" office:value="25810" table:style-name="ce6">
            <text:p>25,810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35646" table:style-name="ce6">
            <text:p>35,646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35203" table:style-name="ce6">
            <text:p>35,203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20782" table:style-name="ce6">
            <text:p>20,782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37933" table:style-name="ce6">
            <text:p>37,933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25288" table:style-name="ce6">
            <text:p>25,288<text:s/></text:p>
          </table:table-cell>
          <table:table-cell office:value-type="float" office:value="28757" table:style-name="ce6">
            <text:p>28,757<text:s/></text:p>
          </table:table-cell>
          <table:table-cell office:value-type="float" office:value="41780" table:style-name="ce6">
            <text:p>41,780<text:s/></text:p>
          </table:table-cell>
          <table:table-cell office:value-type="float" office:value="42889" table:style-name="ce6">
            <text:p>42,889<text:s/></text:p>
          </table:table-cell>
          <table:table-cell office:value-type="float" office:value="27618" table:style-name="ce6">
            <text:p>27,618<text:s/></text:p>
          </table:table-cell>
          <table:table-cell office:value-type="float" office:value="30497" table:style-name="ce6">
            <text:p>30,497<text:s/></text:p>
          </table:table-cell>
          <table:table-cell office:value-type="float" office:value="68339" table:style-name="ce6">
            <text:p>68,339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34521" table:style-name="ce6">
            <text:p>34,521<text:s/></text:p>
          </table:table-cell>
          <table:table-cell office:value-type="float" office:value="35836" table:style-name="ce6">
            <text:p>35,836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60776" table:style-name="ce6">
            <text:p>60,776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32863" table:style-name="ce6">
            <text:p>32,863<text:s/></text:p>
          </table:table-cell>
          <table:table-cell office:value-type="float" office:value="20018" table:style-name="ce6">
            <text:p>20,018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43598" table:style-name="ce6">
            <text:p>43,598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25212" table:style-name="ce6">
            <text:p>25,212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9246" table:style-name="ce6">
            <text:p>19,246<text:s/></text:p>
          </table:table-cell>
          <table:table-cell office:value-type="float" office:value="31122" table:style-name="ce6">
            <text:p>31,122<text:s/></text:p>
          </table:table-cell>
          <table:table-cell office:value-type="float" office:value="27119" table:style-name="ce6">
            <text:p>27,119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9413" table:style-name="ce6">
            <text:p>9,413<text:s/></text:p>
          </table:table-cell>
          <table:table-cell table:number-columns-repeated="16275"/>
        </table:table-row>
        <table:table-row table:style-name="ro2">
          <table:table-cell office:value-type="date" office:date-value="2019-03-20T00:00:00" table:style-name="ce5">
            <text:p>2019/3/20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16360" table:style-name="ce6">
            <text:p>16,360<text:s/></text:p>
          </table:table-cell>
          <table:table-cell office:value-type="float" office:value="45446" table:style-name="ce6">
            <text:p>45,446<text:s/></text:p>
          </table:table-cell>
          <table:table-cell office:value-type="float" office:value="46916" table:style-name="ce6">
            <text:p>46,916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29235" table:style-name="ce6">
            <text:p>29,235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22760" table:style-name="ce6">
            <text:p>22,760<text:s/></text:p>
          </table:table-cell>
          <table:table-cell office:value-type="float" office:value="18852" table:style-name="ce6">
            <text:p>18,852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29098" table:style-name="ce6">
            <text:p>29,098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36489" table:style-name="ce6">
            <text:p>36,489<text:s/></text:p>
          </table:table-cell>
          <table:table-cell office:value-type="float" office:value="31914" table:style-name="ce6">
            <text:p>31,914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40032" table:style-name="ce6">
            <text:p>40,032<text:s/></text:p>
          </table:table-cell>
          <table:table-cell office:value-type="float" office:value="29185" table:style-name="ce6">
            <text:p>29,185<text:s/></text:p>
          </table:table-cell>
          <table:table-cell office:value-type="float" office:value="26897" table:style-name="ce6">
            <text:p>26,897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140586" table:style-name="ce6">
            <text:p>140,586<text:s/></text:p>
          </table:table-cell>
          <table:table-cell office:value-type="float" office:value="42617" table:style-name="ce6">
            <text:p>42,617<text:s/></text:p>
          </table:table-cell>
          <table:table-cell office:value-type="float" office:value="25488" table:style-name="ce6">
            <text:p>25,488<text:s/></text:p>
          </table:table-cell>
          <table:table-cell office:value-type="float" office:value="25899" table:style-name="ce6">
            <text:p>25,899<text:s/></text:p>
          </table:table-cell>
          <table:table-cell office:value-type="float" office:value="29635" table:style-name="ce6">
            <text:p>29,635<text:s/></text:p>
          </table:table-cell>
          <table:table-cell office:value-type="float" office:value="36091" table:style-name="ce6">
            <text:p>36,091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35229" table:style-name="ce6">
            <text:p>35,229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21002" table:style-name="ce6">
            <text:p>21,002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38281" table:style-name="ce6">
            <text:p>38,281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29102" table:style-name="ce6">
            <text:p>29,102<text:s/></text:p>
          </table:table-cell>
          <table:table-cell office:value-type="float" office:value="42270" table:style-name="ce6">
            <text:p>42,270<text:s/></text:p>
          </table:table-cell>
          <table:table-cell office:value-type="float" office:value="42835" table:style-name="ce6">
            <text:p>42,835<text:s/></text:p>
          </table:table-cell>
          <table:table-cell office:value-type="float" office:value="27737" table:style-name="ce6">
            <text:p>27,737<text:s/></text:p>
          </table:table-cell>
          <table:table-cell office:value-type="float" office:value="30808" table:style-name="ce6">
            <text:p>30,808<text:s/></text:p>
          </table:table-cell>
          <table:table-cell office:value-type="float" office:value="69460" table:style-name="ce6">
            <text:p>69,460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34735" table:style-name="ce6">
            <text:p>34,735<text:s/></text:p>
          </table:table-cell>
          <table:table-cell office:value-type="float" office:value="37325" table:style-name="ce6">
            <text:p>37,325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62284" table:style-name="ce6">
            <text:p>62,284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32894" table:style-name="ce6">
            <text:p>32,894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43741" table:style-name="ce6">
            <text:p>43,741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31543" table:style-name="ce6">
            <text:p>31,543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9469" table:style-name="ce6">
            <text:p>9,469<text:s/></text:p>
          </table:table-cell>
          <table:table-cell table:number-columns-repeated="16275"/>
        </table:table-row>
        <table:table-row table:style-name="ro2">
          <table:table-cell office:value-type="date" office:date-value="2019-03-21T00:00:00" table:style-name="ce5">
            <text:p>2019/3/21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46030" table:style-name="ce6">
            <text:p>46,030<text:s/></text:p>
          </table:table-cell>
          <table:table-cell office:value-type="float" office:value="47290" table:style-name="ce6">
            <text:p>47,290<text:s/></text:p>
          </table:table-cell>
          <table:table-cell office:value-type="float" office:value="28639" table:style-name="ce6">
            <text:p>28,639<text:s/></text:p>
          </table:table-cell>
          <table:table-cell office:value-type="float" office:value="15969" table:style-name="ce6">
            <text:p>15,969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20197" table:style-name="ce6">
            <text:p>20,197<text:s/></text:p>
          </table:table-cell>
          <table:table-cell office:value-type="float" office:value="18091" table:style-name="ce6">
            <text:p>18,091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29525" table:style-name="ce6">
            <text:p>29,525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7599" table:style-name="ce6">
            <text:p>17,599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29630" table:style-name="ce6">
            <text:p>29,630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36371" table:style-name="ce6">
            <text:p>36,371<text:s/></text:p>
          </table:table-cell>
          <table:table-cell office:value-type="float" office:value="31533" table:style-name="ce6">
            <text:p>31,533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39437" table:style-name="ce6">
            <text:p>39,437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23004" table:style-name="ce6">
            <text:p>23,004<text:s/></text:p>
          </table:table-cell>
          <table:table-cell office:value-type="float" office:value="28154" table:style-name="ce6">
            <text:p>28,154<text:s/></text:p>
          </table:table-cell>
          <table:table-cell office:value-type="float" office:value="143979" table:style-name="ce6">
            <text:p>143,979<text:s/></text:p>
          </table:table-cell>
          <table:table-cell office:value-type="float" office:value="43320" table:style-name="ce6">
            <text:p>43,320<text:s/></text:p>
          </table:table-cell>
          <table:table-cell office:value-type="float" office:value="25131" table:style-name="ce6">
            <text:p>25,131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29089" table:style-name="ce6">
            <text:p>29,089<text:s/></text:p>
          </table:table-cell>
          <table:table-cell office:value-type="float" office:value="36471" table:style-name="ce6">
            <text:p>36,471<text:s/></text:p>
          </table:table-cell>
          <table:table-cell office:value-type="float" office:value="30769" table:style-name="ce6">
            <text:p>30,769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34985" table:style-name="ce6">
            <text:p>34,985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38367" table:style-name="ce6">
            <text:p>38,367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24950" table:style-name="ce6">
            <text:p>24,950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42702" table:style-name="ce6">
            <text:p>42,702<text:s/></text:p>
          </table:table-cell>
          <table:table-cell office:value-type="float" office:value="43018" table:style-name="ce6">
            <text:p>43,018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31999" table:style-name="ce6">
            <text:p>31,999<text:s/></text:p>
          </table:table-cell>
          <table:table-cell office:value-type="float" office:value="69629" table:style-name="ce6">
            <text:p>69,629<text:s/></text:p>
          </table:table-cell>
          <table:table-cell office:value-type="float" office:value="26348" table:style-name="ce6">
            <text:p>26,348<text:s/></text:p>
          </table:table-cell>
          <table:table-cell office:value-type="float" office:value="34812" table:style-name="ce6">
            <text:p>34,812<text:s/></text:p>
          </table:table-cell>
          <table:table-cell office:value-type="float" office:value="37943" table:style-name="ce6">
            <text:p>37,943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62382" table:style-name="ce6">
            <text:p>62,382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33666" table:style-name="ce6">
            <text:p>33,666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43971" table:style-name="ce6">
            <text:p>43,971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6189" table:style-name="ce6">
            <text:p>26,189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32715" table:style-name="ce6">
            <text:p>32,715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9499" table:style-name="ce6">
            <text:p>9,499<text:s/></text:p>
          </table:table-cell>
          <table:table-cell table:number-columns-repeated="16275"/>
        </table:table-row>
        <table:table-row table:style-name="ro2">
          <table:table-cell office:value-type="date" office:date-value="2019-03-22T00:00:00" table:style-name="ce5">
            <text:p>2019/3/22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48073" table:style-name="ce6">
            <text:p>48,073<text:s/></text:p>
          </table:table-cell>
          <table:table-cell office:value-type="float" office:value="55532" table:style-name="ce6">
            <text:p>55,532<text:s/></text:p>
          </table:table-cell>
          <table:table-cell office:value-type="float" office:value="29878" table:style-name="ce6">
            <text:p>29,878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30323" table:style-name="ce6">
            <text:p>30,323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19621" table:style-name="ce6">
            <text:p>19,621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32904" table:style-name="ce6">
            <text:p>32,904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37953" table:style-name="ce6">
            <text:p>37,953<text:s/></text:p>
          </table:table-cell>
          <table:table-cell office:value-type="float" office:value="33982" table:style-name="ce6">
            <text:p>33,982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41666" table:style-name="ce6">
            <text:p>41,666<text:s/></text:p>
          </table:table-cell>
          <table:table-cell office:value-type="float" office:value="30172" table:style-name="ce6">
            <text:p>30,172<text:s/></text:p>
          </table:table-cell>
          <table:table-cell office:value-type="float" office:value="27498" table:style-name="ce6">
            <text:p>27,498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29123" table:style-name="ce6">
            <text:p>29,123<text:s/></text:p>
          </table:table-cell>
          <table:table-cell office:value-type="float" office:value="183099" table:style-name="ce6">
            <text:p>183,099<text:s/></text:p>
          </table:table-cell>
          <table:table-cell office:value-type="float" office:value="49490" table:style-name="ce6">
            <text:p>49,490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30843" table:style-name="ce6">
            <text:p>30,843<text:s/></text:p>
          </table:table-cell>
          <table:table-cell office:value-type="float" office:value="36844" table:style-name="ce6">
            <text:p>36,844<text:s/></text:p>
          </table:table-cell>
          <table:table-cell office:value-type="float" office:value="32262" table:style-name="ce6">
            <text:p>32,262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35958" table:style-name="ce6">
            <text:p>35,958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37302" table:style-name="ce6">
            <text:p>37,302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25487" table:style-name="ce6">
            <text:p>25,487<text:s/></text:p>
          </table:table-cell>
          <table:table-cell office:value-type="float" office:value="31448" table:style-name="ce6">
            <text:p>31,448<text:s/></text:p>
          </table:table-cell>
          <table:table-cell office:value-type="float" office:value="48674" table:style-name="ce6">
            <text:p>48,674<text:s/></text:p>
          </table:table-cell>
          <table:table-cell office:value-type="float" office:value="44662" table:style-name="ce6">
            <text:p>44,662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33143" table:style-name="ce6">
            <text:p>33,143<text:s/></text:p>
          </table:table-cell>
          <table:table-cell office:value-type="float" office:value="80151" table:style-name="ce6">
            <text:p>80,151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37945" table:style-name="ce6">
            <text:p>37,945<text:s/></text:p>
          </table:table-cell>
          <table:table-cell office:value-type="float" office:value="43071" table:style-name="ce6">
            <text:p>43,071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73391" table:style-name="ce6">
            <text:p>73,391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22008" table:style-name="ce6">
            <text:p>22,008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44176" table:style-name="ce6">
            <text:p>44,176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45999" table:style-name="ce6">
            <text:p>45,999<text:s/></text:p>
          </table:table-cell>
          <table:table-cell office:value-type="float" office:value="27947" table:style-name="ce6">
            <text:p>27,947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27507" table:style-name="ce6">
            <text:p>27,507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33622" table:style-name="ce6">
            <text:p>33,622<text:s/></text:p>
          </table:table-cell>
          <table:table-cell office:value-type="float" office:value="30455" table:style-name="ce6">
            <text:p>30,455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9872" table:style-name="ce6">
            <text:p>9,872<text:s/></text:p>
          </table:table-cell>
          <table:table-cell table:number-columns-repeated="16275"/>
        </table:table-row>
        <table:table-row table:style-name="ro2">
          <table:table-cell office:value-type="date" office:date-value="2019-03-23T00:00:00" table:style-name="ce5">
            <text:p>2019/3/23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27809" table:style-name="ce6">
            <text:p>27,809<text:s/></text:p>
          </table:table-cell>
          <table:table-cell office:value-type="float" office:value="53454" table:style-name="ce6">
            <text:p>53,454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7585" table:style-name="ce6">
            <text:p>17,585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33232" table:style-name="ce6">
            <text:p>33,232<text:s/></text:p>
          </table:table-cell>
          <table:table-cell office:value-type="float" office:value="19658" table:style-name="ce6">
            <text:p>19,658<text:s/></text:p>
          </table:table-cell>
          <table:table-cell office:value-type="float" office:value="31241" table:style-name="ce6">
            <text:p>31,241<text:s/></text:p>
          </table:table-cell>
          <table:table-cell office:value-type="float" office:value="29557" table:style-name="ce6">
            <text:p>29,557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34899" table:style-name="ce6">
            <text:p>34,899<text:s/></text:p>
          </table:table-cell>
          <table:table-cell office:value-type="float" office:value="24738" table:style-name="ce6">
            <text:p>24,738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176160" table:style-name="ce6">
            <text:p>176,160<text:s/></text:p>
          </table:table-cell>
          <table:table-cell office:value-type="float" office:value="50400" table:style-name="ce6">
            <text:p>50,400<text:s/></text:p>
          </table:table-cell>
          <table:table-cell office:value-type="float" office:value="22047" table:style-name="ce6">
            <text:p>22,047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32595" table:style-name="ce6">
            <text:p>32,595<text:s/></text:p>
          </table:table-cell>
          <table:table-cell office:value-type="float" office:value="37110" table:style-name="ce6">
            <text:p>37,110<text:s/></text:p>
          </table:table-cell>
          <table:table-cell office:value-type="float" office:value="29738" table:style-name="ce6">
            <text:p>29,738<text:s/></text:p>
          </table:table-cell>
          <table:table-cell office:value-type="float" office:value="21476" table:style-name="ce6">
            <text:p>21,476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27972" table:style-name="ce6">
            <text:p>27,972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36131" table:style-name="ce6">
            <text:p>36,131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17994" table:style-name="ce6">
            <text:p>17,994<text:s/></text:p>
          </table:table-cell>
          <table:table-cell office:value-type="float" office:value="29664" table:style-name="ce6">
            <text:p>29,664<text:s/></text:p>
          </table:table-cell>
          <table:table-cell office:value-type="float" office:value="43855" table:style-name="ce6">
            <text:p>43,855<text:s/></text:p>
          </table:table-cell>
          <table:table-cell office:value-type="float" office:value="34897" table:style-name="ce6">
            <text:p>34,897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32465" table:style-name="ce6">
            <text:p>32,465<text:s/></text:p>
          </table:table-cell>
          <table:table-cell office:value-type="float" office:value="87640" table:style-name="ce6">
            <text:p>87,640<text:s/></text:p>
          </table:table-cell>
          <table:table-cell office:value-type="float" office:value="19085" table:style-name="ce6">
            <text:p>19,085<text:s/></text:p>
          </table:table-cell>
          <table:table-cell office:value-type="float" office:value="34243" table:style-name="ce6">
            <text:p>34,243<text:s/></text:p>
          </table:table-cell>
          <table:table-cell office:value-type="float" office:value="37213" table:style-name="ce6">
            <text:p>37,213<text:s/></text:p>
          </table:table-cell>
          <table:table-cell office:value-type="float" office:value="23775" table:style-name="ce6">
            <text:p>23,775<text:s/></text:p>
          </table:table-cell>
          <table:table-cell office:value-type="float" office:value="58775" table:style-name="ce6">
            <text:p>58,775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47208" table:style-name="ce6">
            <text:p>47,208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20642" table:style-name="ce6">
            <text:p>20,642<text:s/></text:p>
          </table:table-cell>
          <table:table-cell office:value-type="float" office:value="18962" table:style-name="ce6">
            <text:p>18,962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8175" table:style-name="ce6">
            <text:p>8,175<text:s/></text:p>
          </table:table-cell>
          <table:table-cell table:number-columns-repeated="16275"/>
        </table:table-row>
        <table:table-row table:style-name="ro2">
          <table:table-cell office:value-type="date" office:date-value="2019-03-24T00:00:00" table:style-name="ce5">
            <text:p>2019/3/24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20998" table:style-name="ce6">
            <text:p>20,998<text:s/></text:p>
          </table:table-cell>
          <table:table-cell office:value-type="float" office:value="41209" table:style-name="ce6">
            <text:p>41,209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15416" table:style-name="ce6">
            <text:p>15,416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29332" table:style-name="ce6">
            <text:p>29,332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58750" table:style-name="ce6">
            <text:p>158,750<text:s/></text:p>
          </table:table-cell>
          <table:table-cell office:value-type="float" office:value="39362" table:style-name="ce6">
            <text:p>39,362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29372" table:style-name="ce6">
            <text:p>29,372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19985" table:style-name="ce6">
            <text:p>19,985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15155" table:style-name="ce6">
            <text:p>15,155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31947" table:style-name="ce6">
            <text:p>31,947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37211" table:style-name="ce6">
            <text:p>37,211<text:s/></text:p>
          </table:table-cell>
          <table:table-cell office:value-type="float" office:value="28149" table:style-name="ce6">
            <text:p>28,149<text:s/></text:p>
          </table:table-cell>
          <table:table-cell office:value-type="float" office:value="18580" table:style-name="ce6">
            <text:p>18,580<text:s/></text:p>
          </table:table-cell>
          <table:table-cell office:value-type="float" office:value="26166" table:style-name="ce6">
            <text:p>26,166<text:s/></text:p>
          </table:table-cell>
          <table:table-cell office:value-type="float" office:value="70018" table:style-name="ce6">
            <text:p>70,018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27946" table:style-name="ce6">
            <text:p>27,946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49060" table:style-name="ce6">
            <text:p>49,060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40779" table:style-name="ce6">
            <text:p>40,779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8255" table:style-name="ce6">
            <text:p>18,255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16981" table:style-name="ce6">
            <text:p>16,981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6914" table:style-name="ce6">
            <text:p>6,914<text:s/></text:p>
          </table:table-cell>
          <table:table-cell table:number-columns-repeated="16275"/>
        </table:table-row>
        <table:table-row table:style-name="ro2">
          <table:table-cell office:value-type="date" office:date-value="2019-03-25T00:00:00" table:style-name="ce5">
            <text:p>2019/3/25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44353" table:style-name="ce6">
            <text:p>44,353<text:s/></text:p>
          </table:table-cell>
          <table:table-cell office:value-type="float" office:value="43446" table:style-name="ce6">
            <text:p>43,446<text:s/></text:p>
          </table:table-cell>
          <table:table-cell office:value-type="float" office:value="27733" table:style-name="ce6">
            <text:p>27,733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29253" table:style-name="ce6">
            <text:p>29,253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17395" table:style-name="ce6">
            <text:p>17,395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27837" table:style-name="ce6">
            <text:p>27,837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34862" table:style-name="ce6">
            <text:p>34,862<text:s/></text:p>
          </table:table-cell>
          <table:table-cell office:value-type="float" office:value="28174" table:style-name="ce6">
            <text:p>28,174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39083" table:style-name="ce6">
            <text:p>39,083<text:s/></text:p>
          </table:table-cell>
          <table:table-cell office:value-type="float" office:value="27848" table:style-name="ce6">
            <text:p>27,848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137883" table:style-name="ce6">
            <text:p>137,883<text:s/></text:p>
          </table:table-cell>
          <table:table-cell office:value-type="float" office:value="38976" table:style-name="ce6">
            <text:p>38,976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26306" table:style-name="ce6">
            <text:p>26,306<text:s/></text:p>
          </table:table-cell>
          <table:table-cell office:value-type="float" office:value="32566" table:style-name="ce6">
            <text:p>32,566<text:s/></text:p>
          </table:table-cell>
          <table:table-cell office:value-type="float" office:value="28455" table:style-name="ce6">
            <text:p>28,455<text:s/></text:p>
          </table:table-cell>
          <table:table-cell office:value-type="float" office:value="23286" table:style-name="ce6">
            <text:p>23,286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33167" table:style-name="ce6">
            <text:p>33,167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9380" table:style-name="ce6">
            <text:p>19,380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33797" table:style-name="ce6">
            <text:p>33,797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27363" table:style-name="ce6">
            <text:p>27,363<text:s/></text:p>
          </table:table-cell>
          <table:table-cell office:value-type="float" office:value="42029" table:style-name="ce6">
            <text:p>42,029<text:s/></text:p>
          </table:table-cell>
          <table:table-cell office:value-type="float" office:value="41797" table:style-name="ce6">
            <text:p>41,797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32296" table:style-name="ce6">
            <text:p>32,296<text:s/></text:p>
          </table:table-cell>
          <table:table-cell office:value-type="float" office:value="65785" table:style-name="ce6">
            <text:p>65,785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32744" table:style-name="ce6">
            <text:p>32,744<text:s/></text:p>
          </table:table-cell>
          <table:table-cell office:value-type="float" office:value="34685" table:style-name="ce6">
            <text:p>34,685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61681" table:style-name="ce6">
            <text:p>61,681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39078" table:style-name="ce6">
            <text:p>39,078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42770" table:style-name="ce6">
            <text:p>42,770<text:s/></text:p>
          </table:table-cell>
          <table:table-cell office:value-type="float" office:value="25687" table:style-name="ce6">
            <text:p>25,687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31053" table:style-name="ce6">
            <text:p>31,053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9406" table:style-name="ce6">
            <text:p>9,406<text:s/></text:p>
          </table:table-cell>
          <table:table-cell table:number-columns-repeated="16275"/>
        </table:table-row>
        <table:table-row table:style-name="ro2">
          <table:table-cell office:value-type="date" office:date-value="2019-03-26T00:00:00" table:style-name="ce5">
            <text:p>2019/3/26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44999" table:style-name="ce6">
            <text:p>44,999<text:s/></text:p>
          </table:table-cell>
          <table:table-cell office:value-type="float" office:value="47624" table:style-name="ce6">
            <text:p>47,624<text:s/></text:p>
          </table:table-cell>
          <table:table-cell office:value-type="float" office:value="29013" table:style-name="ce6">
            <text:p>29,013<text:s/></text:p>
          </table:table-cell>
          <table:table-cell office:value-type="float" office:value="16081" table:style-name="ce6">
            <text:p>16,081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35580" table:style-name="ce6">
            <text:p>35,580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29212" table:style-name="ce6">
            <text:p>29,212<text:s/></text:p>
          </table:table-cell>
          <table:table-cell office:value-type="float" office:value="18820" table:style-name="ce6">
            <text:p>18,820<text:s/></text:p>
          </table:table-cell>
          <table:table-cell office:value-type="float" office:value="35886" table:style-name="ce6">
            <text:p>35,886<text:s/></text:p>
          </table:table-cell>
          <table:table-cell office:value-type="float" office:value="30958" table:style-name="ce6">
            <text:p>30,958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39534" table:style-name="ce6">
            <text:p>39,534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138880" table:style-name="ce6">
            <text:p>138,880<text:s/></text:p>
          </table:table-cell>
          <table:table-cell office:value-type="float" office:value="41318" table:style-name="ce6">
            <text:p>41,318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35781" table:style-name="ce6">
            <text:p>35,781<text:s/></text:p>
          </table:table-cell>
          <table:table-cell office:value-type="float" office:value="30651" table:style-name="ce6">
            <text:p>30,651<text:s/></text:p>
          </table:table-cell>
          <table:table-cell office:value-type="float" office:value="24985" table:style-name="ce6">
            <text:p>24,985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34744" table:style-name="ce6">
            <text:p>34,744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38049" table:style-name="ce6">
            <text:p>38,049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28471" table:style-name="ce6">
            <text:p>28,471<text:s/></text:p>
          </table:table-cell>
          <table:table-cell office:value-type="float" office:value="42353" table:style-name="ce6">
            <text:p>42,353<text:s/></text:p>
          </table:table-cell>
          <table:table-cell office:value-type="float" office:value="43075" table:style-name="ce6">
            <text:p>43,075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30802" table:style-name="ce6">
            <text:p>30,802<text:s/></text:p>
          </table:table-cell>
          <table:table-cell office:value-type="float" office:value="68086" table:style-name="ce6">
            <text:p>68,086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33940" table:style-name="ce6">
            <text:p>33,940<text:s/></text:p>
          </table:table-cell>
          <table:table-cell office:value-type="float" office:value="38357" table:style-name="ce6">
            <text:p>38,357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61780" table:style-name="ce6">
            <text:p>61,780<text:s/></text:p>
          </table:table-cell>
          <table:table-cell office:value-type="float" office:value="22244" table:style-name="ce6">
            <text:p>22,244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31918" table:style-name="ce6">
            <text:p>31,918<text:s/></text:p>
          </table:table-cell>
          <table:table-cell office:value-type="float" office:value="20016" table:style-name="ce6">
            <text:p>20,016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43436" table:style-name="ce6">
            <text:p>43,436<text:s/></text:p>
          </table:table-cell>
          <table:table-cell office:value-type="float" office:value="26301" table:style-name="ce6">
            <text:p>26,301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31459" table:style-name="ce6">
            <text:p>31,459<text:s/></text:p>
          </table:table-cell>
          <table:table-cell office:value-type="float" office:value="27034" table:style-name="ce6">
            <text:p>27,034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298" table:style-name="ce6">
            <text:p>9,298<text:s/></text:p>
          </table:table-cell>
          <table:table-cell table:number-columns-repeated="16275"/>
        </table:table-row>
        <table:table-row table:style-name="ro2">
          <table:table-cell office:value-type="date" office:date-value="2019-03-27T00:00:00" table:style-name="ce5">
            <text:p>2019/3/27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16796" table:style-name="ce6">
            <text:p>16,796<text:s/></text:p>
          </table:table-cell>
          <table:table-cell office:value-type="float" office:value="45632" table:style-name="ce6">
            <text:p>45,632<text:s/></text:p>
          </table:table-cell>
          <table:table-cell office:value-type="float" office:value="47824" table:style-name="ce6">
            <text:p>47,824<text:s/></text:p>
          </table:table-cell>
          <table:table-cell office:value-type="float" office:value="28818" table:style-name="ce6">
            <text:p>28,818<text:s/></text:p>
          </table:table-cell>
          <table:table-cell office:value-type="float" office:value="16135" table:style-name="ce6">
            <text:p>16,135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41933" table:style-name="ce6">
            <text:p>41,933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29346" table:style-name="ce6">
            <text:p>29,346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35657" table:style-name="ce6">
            <text:p>35,657<text:s/></text:p>
          </table:table-cell>
          <table:table-cell office:value-type="float" office:value="31174" table:style-name="ce6">
            <text:p>31,174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39745" table:style-name="ce6">
            <text:p>39,745<text:s/></text:p>
          </table:table-cell>
          <table:table-cell office:value-type="float" office:value="29112" table:style-name="ce6">
            <text:p>29,112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22935" table:style-name="ce6">
            <text:p>22,935<text:s/></text:p>
          </table:table-cell>
          <table:table-cell office:value-type="float" office:value="27983" table:style-name="ce6">
            <text:p>27,983<text:s/></text:p>
          </table:table-cell>
          <table:table-cell office:value-type="float" office:value="139989" table:style-name="ce6">
            <text:p>139,989<text:s/></text:p>
          </table:table-cell>
          <table:table-cell office:value-type="float" office:value="42227" table:style-name="ce6">
            <text:p>42,227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29560" table:style-name="ce6">
            <text:p>29,560<text:s/></text:p>
          </table:table-cell>
          <table:table-cell office:value-type="float" office:value="35945" table:style-name="ce6">
            <text:p>35,945<text:s/></text:p>
          </table:table-cell>
          <table:table-cell office:value-type="float" office:value="30694" table:style-name="ce6">
            <text:p>30,694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35396" table:style-name="ce6">
            <text:p>35,396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38671" table:style-name="ce6">
            <text:p>38,671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28786" table:style-name="ce6">
            <text:p>28,786<text:s/></text:p>
          </table:table-cell>
          <table:table-cell office:value-type="float" office:value="42538" table:style-name="ce6">
            <text:p>42,538<text:s/></text:p>
          </table:table-cell>
          <table:table-cell office:value-type="float" office:value="43368" table:style-name="ce6">
            <text:p>43,368<text:s/></text:p>
          </table:table-cell>
          <table:table-cell office:value-type="float" office:value="27602" table:style-name="ce6">
            <text:p>27,602<text:s/></text:p>
          </table:table-cell>
          <table:table-cell office:value-type="float" office:value="30613" table:style-name="ce6">
            <text:p>30,613<text:s/></text:p>
          </table:table-cell>
          <table:table-cell office:value-type="float" office:value="69636" table:style-name="ce6">
            <text:p>69,636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35170" table:style-name="ce6">
            <text:p>35,170<text:s/></text:p>
          </table:table-cell>
          <table:table-cell office:value-type="float" office:value="38570" table:style-name="ce6">
            <text:p>38,570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64026" table:style-name="ce6">
            <text:p>64,026<text:s/></text:p>
          </table:table-cell>
          <table:table-cell office:value-type="float" office:value="21821" table:style-name="ce6">
            <text:p>21,821<text:s/></text:p>
          </table:table-cell>
          <table:table-cell office:value-type="float" office:value="17855" table:style-name="ce6">
            <text:p>17,855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32993" table:style-name="ce6">
            <text:p>32,993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43393" table:style-name="ce6">
            <text:p>43,393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14757" table:style-name="ce6">
            <text:p>14,757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31724" table:style-name="ce6">
            <text:p>31,724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9460" table:style-name="ce6">
            <text:p>9,460<text:s/></text:p>
          </table:table-cell>
          <table:table-cell table:number-columns-repeated="16275"/>
        </table:table-row>
        <table:table-row table:style-name="ro2">
          <table:table-cell office:value-type="date" office:date-value="2019-03-28T00:00:00" table:style-name="ce5">
            <text:p>2019/3/28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46591" table:style-name="ce6">
            <text:p>46,591<text:s/></text:p>
          </table:table-cell>
          <table:table-cell office:value-type="float" office:value="48244" table:style-name="ce6">
            <text:p>48,244<text:s/></text:p>
          </table:table-cell>
          <table:table-cell office:value-type="float" office:value="29032" table:style-name="ce6">
            <text:p>29,032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20589" table:style-name="ce6">
            <text:p>20,589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43379" table:style-name="ce6">
            <text:p>43,379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29679" table:style-name="ce6">
            <text:p>29,679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35878" table:style-name="ce6">
            <text:p>35,878<text:s/></text:p>
          </table:table-cell>
          <table:table-cell office:value-type="float" office:value="31450" table:style-name="ce6">
            <text:p>31,450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39686" table:style-name="ce6">
            <text:p>39,686<text:s/></text:p>
          </table:table-cell>
          <table:table-cell office:value-type="float" office:value="29063" table:style-name="ce6">
            <text:p>29,063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27727" table:style-name="ce6">
            <text:p>27,727<text:s/></text:p>
          </table:table-cell>
          <table:table-cell office:value-type="float" office:value="145291" table:style-name="ce6">
            <text:p>145,291<text:s/></text:p>
          </table:table-cell>
          <table:table-cell office:value-type="float" office:value="42989" table:style-name="ce6">
            <text:p>42,989<text:s/></text:p>
          </table:table-cell>
          <table:table-cell office:value-type="float" office:value="25576" table:style-name="ce6">
            <text:p>25,576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29873" table:style-name="ce6">
            <text:p>29,873<text:s/></text:p>
          </table:table-cell>
          <table:table-cell office:value-type="float" office:value="35703" table:style-name="ce6">
            <text:p>35,703<text:s/></text:p>
          </table:table-cell>
          <table:table-cell office:value-type="float" office:value="30619" table:style-name="ce6">
            <text:p>30,619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34890" table:style-name="ce6">
            <text:p>34,89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39125" table:style-name="ce6">
            <text:p>39,125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29002" table:style-name="ce6">
            <text:p>29,002<text:s/></text:p>
          </table:table-cell>
          <table:table-cell office:value-type="float" office:value="43268" table:style-name="ce6">
            <text:p>43,268<text:s/></text:p>
          </table:table-cell>
          <table:table-cell office:value-type="float" office:value="43015" table:style-name="ce6">
            <text:p>43,015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30738" table:style-name="ce6">
            <text:p>30,738<text:s/></text:p>
          </table:table-cell>
          <table:table-cell office:value-type="float" office:value="70017" table:style-name="ce6">
            <text:p>70,017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34797" table:style-name="ce6">
            <text:p>34,797<text:s/></text:p>
          </table:table-cell>
          <table:table-cell office:value-type="float" office:value="38378" table:style-name="ce6">
            <text:p>38,378<text:s/></text:p>
          </table:table-cell>
          <table:table-cell office:value-type="float" office:value="25592" table:style-name="ce6">
            <text:p>25,592<text:s/></text:p>
          </table:table-cell>
          <table:table-cell office:value-type="float" office:value="64929" table:style-name="ce6">
            <text:p>64,929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16337" table:style-name="ce6">
            <text:p>16,337<text:s/></text:p>
          </table:table-cell>
          <table:table-cell office:value-type="float" office:value="20610" table:style-name="ce6">
            <text:p>20,610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33134" table:style-name="ce6">
            <text:p>33,134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44028" table:style-name="ce6">
            <text:p>44,028<text:s/></text:p>
          </table:table-cell>
          <table:table-cell office:value-type="float" office:value="30815" table:style-name="ce6">
            <text:p>30,815<text:s/></text:p>
          </table:table-cell>
          <table:table-cell office:value-type="float" office:value="26684" table:style-name="ce6">
            <text:p>26,684<text:s/></text:p>
          </table:table-cell>
          <table:table-cell office:value-type="float" office:value="26358" table:style-name="ce6">
            <text:p>26,358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8962" table:style-name="ce6">
            <text:p>18,962<text:s/></text:p>
          </table:table-cell>
          <table:table-cell office:value-type="float" office:value="31585" table:style-name="ce6">
            <text:p>31,585<text:s/></text:p>
          </table:table-cell>
          <table:table-cell office:value-type="float" office:value="27159" table:style-name="ce6">
            <text:p>27,159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9594" table:style-name="ce6">
            <text:p>9,594<text:s/></text:p>
          </table:table-cell>
          <table:table-cell table:number-columns-repeated="16275"/>
        </table:table-row>
        <table:table-row table:style-name="ro2">
          <table:table-cell office:value-type="date" office:date-value="2019-03-29T00:00:00" table:style-name="ce5">
            <text:p>2019/3/29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47603" table:style-name="ce6">
            <text:p>47,603<text:s/></text:p>
          </table:table-cell>
          <table:table-cell office:value-type="float" office:value="54290" table:style-name="ce6">
            <text:p>54,290<text:s/></text:p>
          </table:table-cell>
          <table:table-cell office:value-type="float" office:value="30183" table:style-name="ce6">
            <text:p>30,183<text:s/></text:p>
          </table:table-cell>
          <table:table-cell office:value-type="float" office:value="16940" table:style-name="ce6">
            <text:p>16,940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42873" table:style-name="ce6">
            <text:p>42,873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8424" table:style-name="ce6">
            <text:p>18,424<text:s/></text:p>
          </table:table-cell>
          <table:table-cell office:value-type="float" office:value="23518" table:style-name="ce6">
            <text:p>23,518<text:s/></text:p>
          </table:table-cell>
          <table:table-cell office:value-type="float" office:value="19061" table:style-name="ce6">
            <text:p>19,061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31850" table:style-name="ce6">
            <text:p>31,850<text:s/></text:p>
          </table:table-cell>
          <table:table-cell office:value-type="float" office:value="20998" table:style-name="ce6">
            <text:p>20,998<text:s/></text:p>
          </table:table-cell>
          <table:table-cell office:value-type="float" office:value="37908" table:style-name="ce6">
            <text:p>37,908<text:s/></text:p>
          </table:table-cell>
          <table:table-cell office:value-type="float" office:value="35575" table:style-name="ce6">
            <text:p>35,575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41644" table:style-name="ce6">
            <text:p>41,644<text:s/></text:p>
          </table:table-cell>
          <table:table-cell office:value-type="float" office:value="30275" table:style-name="ce6">
            <text:p>30,275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23693" table:style-name="ce6">
            <text:p>23,693<text:s/></text:p>
          </table:table-cell>
          <table:table-cell office:value-type="float" office:value="28689" table:style-name="ce6">
            <text:p>28,689<text:s/></text:p>
          </table:table-cell>
          <table:table-cell office:value-type="float" office:value="180421" table:style-name="ce6">
            <text:p>180,421<text:s/></text:p>
          </table:table-cell>
          <table:table-cell office:value-type="float" office:value="48089" table:style-name="ce6">
            <text:p>48,089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31633" table:style-name="ce6">
            <text:p>31,633<text:s/></text:p>
          </table:table-cell>
          <table:table-cell office:value-type="float" office:value="37640" table:style-name="ce6">
            <text:p>37,640<text:s/></text:p>
          </table:table-cell>
          <table:table-cell office:value-type="float" office:value="32426" table:style-name="ce6">
            <text:p>32,426<text:s/></text:p>
          </table:table-cell>
          <table:table-cell office:value-type="float" office:value="27071" table:style-name="ce6">
            <text:p>27,071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35818" table:style-name="ce6">
            <text:p>35,818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25437" table:style-name="ce6">
            <text:p>25,437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48925" table:style-name="ce6">
            <text:p>48,925<text:s/></text:p>
          </table:table-cell>
          <table:table-cell office:value-type="float" office:value="44429" table:style-name="ce6">
            <text:p>44,429<text:s/></text:p>
          </table:table-cell>
          <table:table-cell office:value-type="float" office:value="28836" table:style-name="ce6">
            <text:p>28,836<text:s/></text:p>
          </table:table-cell>
          <table:table-cell office:value-type="float" office:value="32446" table:style-name="ce6">
            <text:p>32,446<text:s/></text:p>
          </table:table-cell>
          <table:table-cell office:value-type="float" office:value="80515" table:style-name="ce6">
            <text:p>80,515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38218" table:style-name="ce6">
            <text:p>38,218<text:s/></text:p>
          </table:table-cell>
          <table:table-cell office:value-type="float" office:value="42063" table:style-name="ce6">
            <text:p>42,063<text:s/></text:p>
          </table:table-cell>
          <table:table-cell office:value-type="float" office:value="28092" table:style-name="ce6">
            <text:p>28,092<text:s/></text:p>
          </table:table-cell>
          <table:table-cell office:value-type="float" office:value="72943" table:style-name="ce6">
            <text:p>72,943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13973" table:style-name="ce6">
            <text:p>13,973<text:s/></text:p>
          </table:table-cell>
          <table:table-cell office:value-type="float" office:value="36064" table:style-name="ce6">
            <text:p>36,064<text:s/></text:p>
          </table:table-cell>
          <table:table-cell office:value-type="float" office:value="21931" table:style-name="ce6">
            <text:p>21,931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44520" table:style-name="ce6">
            <text:p>44,520<text:s/></text:p>
          </table:table-cell>
          <table:table-cell office:value-type="float" office:value="27809" table:style-name="ce6">
            <text:p>27,809<text:s/></text:p>
          </table:table-cell>
          <table:table-cell office:value-type="float" office:value="28200" table:style-name="ce6">
            <text:p>28,200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9937" table:style-name="ce6">
            <text:p>19,937<text:s/></text:p>
          </table:table-cell>
          <table:table-cell office:value-type="float" office:value="32909" table:style-name="ce6">
            <text:p>32,909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9813" table:style-name="ce6">
            <text:p>9,813<text:s/></text:p>
          </table:table-cell>
          <table:table-cell table:number-columns-repeated="16275"/>
        </table:table-row>
        <table:table-row table:style-name="ro2">
          <table:table-cell office:value-type="date" office:date-value="2019-03-30T00:00:00" table:style-name="ce5">
            <text:p>2019/3/30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53085" table:style-name="ce6">
            <text:p>53,085<text:s/></text:p>
          </table:table-cell>
          <table:table-cell office:value-type="float" office:value="18796" table:style-name="ce6">
            <text:p>18,796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15880" table:style-name="ce6">
            <text:p>15,880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24062" table:style-name="ce6">
            <text:p>24,062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5907" table:style-name="ce6">
            <text:p>15,907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36511" table:style-name="ce6">
            <text:p>36,511<text:s/></text:p>
          </table:table-cell>
          <table:table-cell office:value-type="float" office:value="20127" table:style-name="ce6">
            <text:p>20,127<text:s/></text:p>
          </table:table-cell>
          <table:table-cell office:value-type="float" office:value="29816" table:style-name="ce6">
            <text:p>29,816<text:s/></text:p>
          </table:table-cell>
          <table:table-cell office:value-type="float" office:value="30498" table:style-name="ce6">
            <text:p>30,498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34496" table:style-name="ce6">
            <text:p>34,496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177240" table:style-name="ce6">
            <text:p>177,240<text:s/></text:p>
          </table:table-cell>
          <table:table-cell office:value-type="float" office:value="50021" table:style-name="ce6">
            <text:p>50,021<text:s/></text:p>
          </table:table-cell>
          <table:table-cell office:value-type="float" office:value="21860" table:style-name="ce6">
            <text:p>21,860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30780" table:style-name="ce6">
            <text:p>30,780<text:s/></text:p>
          </table:table-cell>
          <table:table-cell office:value-type="float" office:value="36896" table:style-name="ce6">
            <text:p>36,896<text:s/></text:p>
          </table:table-cell>
          <table:table-cell office:value-type="float" office:value="29595" table:style-name="ce6">
            <text:p>29,595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28451" table:style-name="ce6">
            <text:p>28,451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42321" table:style-name="ce6">
            <text:p>42,321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9094" table:style-name="ce6">
            <text:p>19,094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29895" table:style-name="ce6">
            <text:p>29,895<text:s/></text:p>
          </table:table-cell>
          <table:table-cell office:value-type="float" office:value="48034" table:style-name="ce6">
            <text:p>48,034<text:s/></text:p>
          </table:table-cell>
          <table:table-cell office:value-type="float" office:value="34681" table:style-name="ce6">
            <text:p>34,681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31456" table:style-name="ce6">
            <text:p>31,456<text:s/></text:p>
          </table:table-cell>
          <table:table-cell office:value-type="float" office:value="89707" table:style-name="ce6">
            <text:p>89,707<text:s/></text:p>
          </table:table-cell>
          <table:table-cell office:value-type="float" office:value="20857" table:style-name="ce6">
            <text:p>20,857<text:s/></text:p>
          </table:table-cell>
          <table:table-cell office:value-type="float" office:value="35365" table:style-name="ce6">
            <text:p>35,365<text:s/></text:p>
          </table:table-cell>
          <table:table-cell office:value-type="float" office:value="36737" table:style-name="ce6">
            <text:p>36,737<text:s/></text:p>
          </table:table-cell>
          <table:table-cell office:value-type="float" office:value="24719" table:style-name="ce6">
            <text:p>24,719<text:s/></text:p>
          </table:table-cell>
          <table:table-cell office:value-type="float" office:value="58344" table:style-name="ce6">
            <text:p>58,344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15031" table:style-name="ce6">
            <text:p>15,031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32747" table:style-name="ce6">
            <text:p>32,747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23286" table:style-name="ce6">
            <text:p>23,286<text:s/></text:p>
          </table:table-cell>
          <table:table-cell office:value-type="float" office:value="24582" table:style-name="ce6">
            <text:p>24,582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21698" table:style-name="ce6">
            <text:p>21,698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133" table:style-name="ce6">
            <text:p>8,133<text:s/></text:p>
          </table:table-cell>
          <table:table-cell table:number-columns-repeated="16275"/>
        </table:table-row>
        <table:table-row table:style-name="ro2">
          <table:table-cell office:value-type="date" office:date-value="2019-03-31T00:00:00" table:style-name="ce5">
            <text:p>2019/3/31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9923" table:style-name="ce6">
            <text:p>19,923<text:s/></text:p>
          </table:table-cell>
          <table:table-cell office:value-type="float" office:value="41461" table:style-name="ce6">
            <text:p>41,461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29248" table:style-name="ce6">
            <text:p>29,248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55683" table:style-name="ce6">
            <text:p>155,683<text:s/></text:p>
          </table:table-cell>
          <table:table-cell office:value-type="float" office:value="39234" table:style-name="ce6">
            <text:p>39,234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29561" table:style-name="ce6">
            <text:p>29,561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36320" table:style-name="ce6">
            <text:p>36,320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23553" table:style-name="ce6">
            <text:p>23,553<text:s/></text:p>
          </table:table-cell>
          <table:table-cell office:value-type="float" office:value="36690" table:style-name="ce6">
            <text:p>36,690<text:s/></text:p>
          </table:table-cell>
          <table:table-cell office:value-type="float" office:value="27926" table:style-name="ce6">
            <text:p>27,926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73039" table:style-name="ce6">
            <text:p>73,039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28597" table:style-name="ce6">
            <text:p>28,597<text:s/></text:p>
          </table:table-cell>
          <table:table-cell office:value-type="float" office:value="26736" table:style-name="ce6">
            <text:p>26,736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46821" table:style-name="ce6">
            <text:p>46,821<text:s/></text:p>
          </table:table-cell>
          <table:table-cell office:value-type="float" office:value="14065" table:style-name="ce6">
            <text:p>14,065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26074" table:style-name="ce6">
            <text:p>26,074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14791" table:style-name="ce6">
            <text:p>14,791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6803" table:style-name="ce6">
            <text:p>6,803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style-name="ro3">
          <table:table-cell table:number-columns-repeated="91"/>
          <table:table-cell table:number-columns-repeated="18" table:style-name="ce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27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3-01T00:00:00" table:style-name="ce5">
            <text:p>2019/3/1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48734" table:style-name="ce6">
            <text:p>48,734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28305" table:style-name="ce6">
            <text:p>28,305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32984" table:style-name="ce6">
            <text:p>32,984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22280" table:style-name="ce6">
            <text:p>22,280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179132" table:style-name="ce6">
            <text:p>179,132<text:s/></text:p>
          </table:table-cell>
          <table:table-cell office:value-type="float" office:value="44132" table:style-name="ce6">
            <text:p>44,132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51480" table:style-name="ce6">
            <text:p>51,480<text:s/></text:p>
          </table:table-cell>
          <table:table-cell office:value-type="float" office:value="52525" table:style-name="ce6">
            <text:p>52,525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71004" table:style-name="ce6">
            <text:p>71,004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31391" table:style-name="ce6">
            <text:p>31,391<text:s/></text:p>
          </table:table-cell>
          <table:table-cell office:value-type="float" office:value="40602" table:style-name="ce6">
            <text:p>40,602<text:s/></text:p>
          </table:table-cell>
          <table:table-cell office:value-type="float" office:value="33425" table:style-name="ce6">
            <text:p>33,425<text:s/></text:p>
          </table:table-cell>
          <table:table-cell office:value-type="float" office:value="20551" table:style-name="ce6">
            <text:p>20,551<text:s/></text:p>
          </table:table-cell>
          <table:table-cell office:value-type="float" office:value="34622" table:style-name="ce6">
            <text:p>34,622<text:s/></text:p>
          </table:table-cell>
          <table:table-cell office:value-type="float" office:value="92654" table:style-name="ce6">
            <text:p>92,654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37221" table:style-name="ce6">
            <text:p>37,221<text:s/></text:p>
          </table:table-cell>
          <table:table-cell office:value-type="float" office:value="31949" table:style-name="ce6">
            <text:p>31,949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58245" table:style-name="ce6">
            <text:p>58,245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34614" table:style-name="ce6">
            <text:p>34,614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23204" table:style-name="ce6">
            <text:p>23,204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8874" table:style-name="ce6">
            <text:p>8,874<text:s/></text:p>
          </table:table-cell>
          <table:table-cell table:number-columns-repeated="16275"/>
        </table:table-row>
        <table:table-row table:style-name="ro2">
          <table:table-cell office:value-type="date" office:date-value="2019-03-02T00:00:00" table:style-name="ce5">
            <text:p>2019/3/2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48569" table:style-name="ce6">
            <text:p>48,569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21320" table:style-name="ce6">
            <text:p>21,320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31141" table:style-name="ce6">
            <text:p>31,141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30067" table:style-name="ce6">
            <text:p>30,06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32746" table:style-name="ce6">
            <text:p>32,746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89629" table:style-name="ce6">
            <text:p>189,629<text:s/></text:p>
          </table:table-cell>
          <table:table-cell office:value-type="float" office:value="43537" table:style-name="ce6">
            <text:p>43,537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9140" table:style-name="ce6">
            <text:p>19,140<text:s/></text:p>
          </table:table-cell>
          <table:table-cell office:value-type="float" office:value="33730" table:style-name="ce6">
            <text:p>33,730<text:s/></text:p>
          </table:table-cell>
          <table:table-cell office:value-type="float" office:value="48588" table:style-name="ce6">
            <text:p>48,588<text:s/></text:p>
          </table:table-cell>
          <table:table-cell office:value-type="float" office:value="51095" table:style-name="ce6">
            <text:p>51,095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69548" table:style-name="ce6">
            <text:p>69,548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30798" table:style-name="ce6">
            <text:p>30,798<text:s/></text:p>
          </table:table-cell>
          <table:table-cell office:value-type="float" office:value="42212" table:style-name="ce6">
            <text:p>42,212<text:s/></text:p>
          </table:table-cell>
          <table:table-cell office:value-type="float" office:value="34376" table:style-name="ce6">
            <text:p>34,376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34649" table:style-name="ce6">
            <text:p>34,649<text:s/></text:p>
          </table:table-cell>
          <table:table-cell office:value-type="float" office:value="91349" table:style-name="ce6">
            <text:p>91,349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37888" table:style-name="ce6">
            <text:p>37,888<text:s/></text:p>
          </table:table-cell>
          <table:table-cell office:value-type="float" office:value="34005" table:style-name="ce6">
            <text:p>34,005<text:s/></text:p>
          </table:table-cell>
          <table:table-cell office:value-type="float" office:value="21973" table:style-name="ce6">
            <text:p>21,973<text:s/></text:p>
          </table:table-cell>
          <table:table-cell office:value-type="float" office:value="56803" table:style-name="ce6">
            <text:p>56,803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34173" table:style-name="ce6">
            <text:p>34,173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16174" table:style-name="ce6">
            <text:p>16,174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4420" table:style-name="ce6">
            <text:p>24,420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8800" table:style-name="ce6">
            <text:p>8,800<text:s/></text:p>
          </table:table-cell>
          <table:table-cell table:number-columns-repeated="16275"/>
        </table:table-row>
        <table:table-row table:style-name="ro2">
          <table:table-cell office:value-type="date" office:date-value="2019-03-03T00:00:00" table:style-name="ce5">
            <text:p>2019/3/3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38436" table:style-name="ce6">
            <text:p>38,436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85784" table:style-name="ce6">
            <text:p>185,784<text:s/></text:p>
          </table:table-cell>
          <table:table-cell office:value-type="float" office:value="35397" table:style-name="ce6">
            <text:p>35,397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16696" table:style-name="ce6">
            <text:p>16,696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25297" table:style-name="ce6">
            <text:p>25,297<text:s/></text:p>
          </table:table-cell>
          <table:table-cell office:value-type="float" office:value="17472" table:style-name="ce6">
            <text:p>17,472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36693" table:style-name="ce6">
            <text:p>36,693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65987" table:style-name="ce6">
            <text:p>65,987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45352" table:style-name="ce6">
            <text:p>45,352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25548" table:style-name="ce6">
            <text:p>25,548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6363" table:style-name="ce6">
            <text:p>6,363<text:s/></text:p>
          </table:table-cell>
          <table:table-cell table:number-columns-repeated="16275"/>
        </table:table-row>
        <table:table-row table:style-name="ro2">
          <table:table-cell office:value-type="date" office:date-value="2019-03-04T00:00:00" table:style-name="ce5">
            <text:p>2019/3/4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40843" table:style-name="ce6">
            <text:p>40,843<text:s/></text:p>
          </table:table-cell>
          <table:table-cell office:value-type="float" office:value="42886" table:style-name="ce6">
            <text:p>42,886<text:s/></text:p>
          </table:table-cell>
          <table:table-cell office:value-type="float" office:value="27653" table:style-name="ce6">
            <text:p>27,653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35855" table:style-name="ce6">
            <text:p>35,855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22389" table:style-name="ce6">
            <text:p>22,389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28013" table:style-name="ce6">
            <text:p>28,013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34171" table:style-name="ce6">
            <text:p>34,171<text:s/></text:p>
          </table:table-cell>
          <table:table-cell office:value-type="float" office:value="28554" table:style-name="ce6">
            <text:p>28,554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6606" table:style-name="ce6">
            <text:p>36,606<text:s/></text:p>
          </table:table-cell>
          <table:table-cell office:value-type="float" office:value="27243" table:style-name="ce6">
            <text:p>27,243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26002" table:style-name="ce6">
            <text:p>26,002<text:s/></text:p>
          </table:table-cell>
          <table:table-cell office:value-type="float" office:value="146801" table:style-name="ce6">
            <text:p>146,801<text:s/></text:p>
          </table:table-cell>
          <table:table-cell office:value-type="float" office:value="37094" table:style-name="ce6">
            <text:p>37,094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25719" table:style-name="ce6">
            <text:p>25,719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33474" table:style-name="ce6">
            <text:p>33,474<text:s/></text:p>
          </table:table-cell>
          <table:table-cell office:value-type="float" office:value="30620" table:style-name="ce6">
            <text:p>30,620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32737" table:style-name="ce6">
            <text:p>32,737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37916" table:style-name="ce6">
            <text:p>37,916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22459" table:style-name="ce6">
            <text:p>22,459<text:s/></text:p>
          </table:table-cell>
          <table:table-cell office:value-type="float" office:value="27008" table:style-name="ce6">
            <text:p>27,008<text:s/></text:p>
          </table:table-cell>
          <table:table-cell office:value-type="float" office:value="30734" table:style-name="ce6">
            <text:p>30,734<text:s/></text:p>
          </table:table-cell>
          <table:table-cell office:value-type="float" office:value="37211" table:style-name="ce6">
            <text:p>37,211<text:s/></text:p>
          </table:table-cell>
          <table:table-cell office:value-type="float" office:value="43263" table:style-name="ce6">
            <text:p>43,263<text:s/></text:p>
          </table:table-cell>
          <table:table-cell office:value-type="float" office:value="25721" table:style-name="ce6">
            <text:p>25,721<text:s/></text:p>
          </table:table-cell>
          <table:table-cell office:value-type="float" office:value="30464" table:style-name="ce6">
            <text:p>30,464<text:s/></text:p>
          </table:table-cell>
          <table:table-cell office:value-type="float" office:value="63814" table:style-name="ce6">
            <text:p>63,814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34197" table:style-name="ce6">
            <text:p>34,197<text:s/></text:p>
          </table:table-cell>
          <table:table-cell office:value-type="float" office:value="34287" table:style-name="ce6">
            <text:p>34,287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58128" table:style-name="ce6">
            <text:p>58,128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30657" table:style-name="ce6">
            <text:p>30,657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40039" table:style-name="ce6">
            <text:p>40,039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28915" table:style-name="ce6">
            <text:p>28,915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9976" table:style-name="ce6">
            <text:p>9,976<text:s/></text:p>
          </table:table-cell>
          <table:table-cell table:number-columns-repeated="16275"/>
        </table:table-row>
        <table:table-row table:style-name="ro2">
          <table:table-cell office:value-type="date" office:date-value="2019-03-05T00:00:00" table:style-name="ce5">
            <text:p>2019/3/5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41765" table:style-name="ce6">
            <text:p>41,765<text:s/></text:p>
          </table:table-cell>
          <table:table-cell office:value-type="float" office:value="44563" table:style-name="ce6">
            <text:p>44,563<text:s/></text:p>
          </table:table-cell>
          <table:table-cell office:value-type="float" office:value="29653" table:style-name="ce6">
            <text:p>29,653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38110" table:style-name="ce6">
            <text:p>38,110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23056" table:style-name="ce6">
            <text:p>23,056<text:s/></text:p>
          </table:table-cell>
          <table:table-cell office:value-type="float" office:value="18296" table:style-name="ce6">
            <text:p>18,296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30079" table:style-name="ce6">
            <text:p>30,079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35996" table:style-name="ce6">
            <text:p>35,996<text:s/></text:p>
          </table:table-cell>
          <table:table-cell office:value-type="float" office:value="31514" table:style-name="ce6">
            <text:p>31,514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37967" table:style-name="ce6">
            <text:p>37,967<text:s/></text:p>
          </table:table-cell>
          <table:table-cell office:value-type="float" office:value="28216" table:style-name="ce6">
            <text:p>28,216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23767" table:style-name="ce6">
            <text:p>23,767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136044" table:style-name="ce6">
            <text:p>136,044<text:s/></text:p>
          </table:table-cell>
          <table:table-cell office:value-type="float" office:value="38772" table:style-name="ce6">
            <text:p>38,772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6290" table:style-name="ce6">
            <text:p>26,290<text:s/></text:p>
          </table:table-cell>
          <table:table-cell office:value-type="float" office:value="28572" table:style-name="ce6">
            <text:p>28,572<text:s/></text:p>
          </table:table-cell>
          <table:table-cell office:value-type="float" office:value="35486" table:style-name="ce6">
            <text:p>35,486<text:s/></text:p>
          </table:table-cell>
          <table:table-cell office:value-type="float" office:value="31737" table:style-name="ce6">
            <text:p>31,737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33374" table:style-name="ce6">
            <text:p>33,374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38659" table:style-name="ce6">
            <text:p>38,659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31985" table:style-name="ce6">
            <text:p>31,985<text:s/></text:p>
          </table:table-cell>
          <table:table-cell office:value-type="float" office:value="37958" table:style-name="ce6">
            <text:p>37,958<text:s/></text:p>
          </table:table-cell>
          <table:table-cell office:value-type="float" office:value="44955" table:style-name="ce6">
            <text:p>44,955<text:s/></text:p>
          </table:table-cell>
          <table:table-cell office:value-type="float" office:value="26671" table:style-name="ce6">
            <text:p>26,671<text:s/></text:p>
          </table:table-cell>
          <table:table-cell office:value-type="float" office:value="30910" table:style-name="ce6">
            <text:p>30,910<text:s/></text:p>
          </table:table-cell>
          <table:table-cell office:value-type="float" office:value="65396" table:style-name="ce6">
            <text:p>65,396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35126" table:style-name="ce6">
            <text:p>35,126<text:s/></text:p>
          </table:table-cell>
          <table:table-cell office:value-type="float" office:value="35669" table:style-name="ce6">
            <text:p>35,669<text:s/></text:p>
          </table:table-cell>
          <table:table-cell office:value-type="float" office:value="21773" table:style-name="ce6">
            <text:p>21,773<text:s/></text:p>
          </table:table-cell>
          <table:table-cell office:value-type="float" office:value="59244" table:style-name="ce6">
            <text:p>59,244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31763" table:style-name="ce6">
            <text:p>31,763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40799" table:style-name="ce6">
            <text:p>40,799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26366" table:style-name="ce6">
            <text:p>26,366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30431" table:style-name="ce6">
            <text:p>30,431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0359" table:style-name="ce6">
            <text:p>10,359<text:s/></text:p>
          </table:table-cell>
          <table:table-cell table:number-columns-repeated="16275"/>
        </table:table-row>
        <table:table-row table:style-name="ro2">
          <table:table-cell office:value-type="date" office:date-value="2019-03-06T00:00:00" table:style-name="ce5">
            <text:p>2019/3/6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7014" table:style-name="ce6">
            <text:p>17,014<text:s/></text:p>
          </table:table-cell>
          <table:table-cell office:value-type="float" office:value="43636" table:style-name="ce6">
            <text:p>43,636<text:s/></text:p>
          </table:table-cell>
          <table:table-cell office:value-type="float" office:value="47090" table:style-name="ce6">
            <text:p>47,090<text:s/></text:p>
          </table:table-cell>
          <table:table-cell office:value-type="float" office:value="29760" table:style-name="ce6">
            <text:p>29,760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38265" table:style-name="ce6">
            <text:p>38,26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30108" table:style-name="ce6">
            <text:p>30,108<text:s/></text:p>
          </table:table-cell>
          <table:table-cell office:value-type="float" office:value="19092" table:style-name="ce6">
            <text:p>19,092<text:s/></text:p>
          </table:table-cell>
          <table:table-cell office:value-type="float" office:value="36920" table:style-name="ce6">
            <text:p>36,920<text:s/></text:p>
          </table:table-cell>
          <table:table-cell office:value-type="float" office:value="31406" table:style-name="ce6">
            <text:p>31,406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37915" table:style-name="ce6">
            <text:p>37,915<text:s/></text:p>
          </table:table-cell>
          <table:table-cell office:value-type="float" office:value="28255" table:style-name="ce6">
            <text:p>28,255<text:s/></text:p>
          </table:table-cell>
          <table:table-cell office:value-type="float" office:value="27314" table:style-name="ce6">
            <text:p>27,314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139705" table:style-name="ce6">
            <text:p>139,705<text:s/></text:p>
          </table:table-cell>
          <table:table-cell office:value-type="float" office:value="41231" table:style-name="ce6">
            <text:p>41,231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33908" table:style-name="ce6">
            <text:p>33,908<text:s/></text:p>
          </table:table-cell>
          <table:table-cell office:value-type="float" office:value="30090" table:style-name="ce6">
            <text:p>30,090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33088" table:style-name="ce6">
            <text:p>33,088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18452" table:style-name="ce6">
            <text:p>18,452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35804" table:style-name="ce6">
            <text:p>35,804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22861" table:style-name="ce6">
            <text:p>22,861<text:s/></text:p>
          </table:table-cell>
          <table:table-cell office:value-type="float" office:value="27546" table:style-name="ce6">
            <text:p>27,546<text:s/></text:p>
          </table:table-cell>
          <table:table-cell office:value-type="float" office:value="31984" table:style-name="ce6">
            <text:p>31,984<text:s/></text:p>
          </table:table-cell>
          <table:table-cell office:value-type="float" office:value="39942" table:style-name="ce6">
            <text:p>39,942<text:s/></text:p>
          </table:table-cell>
          <table:table-cell office:value-type="float" office:value="44995" table:style-name="ce6">
            <text:p>44,995<text:s/></text:p>
          </table:table-cell>
          <table:table-cell office:value-type="float" office:value="27011" table:style-name="ce6">
            <text:p>27,011<text:s/></text:p>
          </table:table-cell>
          <table:table-cell office:value-type="float" office:value="30996" table:style-name="ce6">
            <text:p>30,996<text:s/></text:p>
          </table:table-cell>
          <table:table-cell office:value-type="float" office:value="68841" table:style-name="ce6">
            <text:p>68,841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35669" table:style-name="ce6">
            <text:p>35,669<text:s/></text:p>
          </table:table-cell>
          <table:table-cell office:value-type="float" office:value="36809" table:style-name="ce6">
            <text:p>36,809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61767" table:style-name="ce6">
            <text:p>61,767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20630" table:style-name="ce6">
            <text:p>20,630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33203" table:style-name="ce6">
            <text:p>33,203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43474" table:style-name="ce6">
            <text:p>43,474<text:s/></text:p>
          </table:table-cell>
          <table:table-cell office:value-type="float" office:value="26531" table:style-name="ce6">
            <text:p>26,531<text:s/></text:p>
          </table:table-cell>
          <table:table-cell office:value-type="float" office:value="26140" table:style-name="ce6">
            <text:p>26,140<text:s/></text:p>
          </table:table-cell>
          <table:table-cell office:value-type="float" office:value="25859" table:style-name="ce6">
            <text:p>25,859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31156" table:style-name="ce6">
            <text:p>31,156<text:s/></text:p>
          </table:table-cell>
          <table:table-cell office:value-type="float" office:value="26574" table:style-name="ce6">
            <text:p>26,574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0330" table:style-name="ce6">
            <text:p>10,330<text:s/></text:p>
          </table:table-cell>
          <table:table-cell table:number-columns-repeated="16275"/>
        </table:table-row>
        <table:table-row table:style-name="ro2">
          <table:table-cell office:value-type="date" office:date-value="2019-03-07T00:00:00" table:style-name="ce5">
            <text:p>2019/3/7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44879" table:style-name="ce6">
            <text:p>44,879<text:s/></text:p>
          </table:table-cell>
          <table:table-cell office:value-type="float" office:value="48550" table:style-name="ce6">
            <text:p>48,550<text:s/></text:p>
          </table:table-cell>
          <table:table-cell office:value-type="float" office:value="31160" table:style-name="ce6">
            <text:p>31,160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38479" table:style-name="ce6">
            <text:p>38,479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18134" table:style-name="ce6">
            <text:p>18,134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31278" table:style-name="ce6">
            <text:p>31,278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37412" table:style-name="ce6">
            <text:p>37,412<text:s/></text:p>
          </table:table-cell>
          <table:table-cell office:value-type="float" office:value="31216" table:style-name="ce6">
            <text:p>31,216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38796" table:style-name="ce6">
            <text:p>38,796<text:s/></text:p>
          </table:table-cell>
          <table:table-cell office:value-type="float" office:value="28919" table:style-name="ce6">
            <text:p>28,919<text:s/></text:p>
          </table:table-cell>
          <table:table-cell office:value-type="float" office:value="27979" table:style-name="ce6">
            <text:p>27,979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145357" table:style-name="ce6">
            <text:p>145,357<text:s/></text:p>
          </table:table-cell>
          <table:table-cell office:value-type="float" office:value="42030" table:style-name="ce6">
            <text:p>42,030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26333" table:style-name="ce6">
            <text:p>26,333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34443" table:style-name="ce6">
            <text:p>34,443<text:s/></text:p>
          </table:table-cell>
          <table:table-cell office:value-type="float" office:value="29577" table:style-name="ce6">
            <text:p>29,577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32925" table:style-name="ce6">
            <text:p>32,925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33873" table:style-name="ce6">
            <text:p>33,873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32055" table:style-name="ce6">
            <text:p>32,055<text:s/></text:p>
          </table:table-cell>
          <table:table-cell office:value-type="float" office:value="39814" table:style-name="ce6">
            <text:p>39,814<text:s/></text:p>
          </table:table-cell>
          <table:table-cell office:value-type="float" office:value="45601" table:style-name="ce6">
            <text:p>45,601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31201" table:style-name="ce6">
            <text:p>31,201<text:s/></text:p>
          </table:table-cell>
          <table:table-cell office:value-type="float" office:value="68864" table:style-name="ce6">
            <text:p>68,864<text:s/></text:p>
          </table:table-cell>
          <table:table-cell office:value-type="float" office:value="27271" table:style-name="ce6">
            <text:p>27,271<text:s/></text:p>
          </table:table-cell>
          <table:table-cell office:value-type="float" office:value="35935" table:style-name="ce6">
            <text:p>35,935<text:s/></text:p>
          </table:table-cell>
          <table:table-cell office:value-type="float" office:value="36839" table:style-name="ce6">
            <text:p>36,839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62938" table:style-name="ce6">
            <text:p>62,938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21539" table:style-name="ce6">
            <text:p>21,539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35458" table:style-name="ce6">
            <text:p>35,458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44778" table:style-name="ce6">
            <text:p>44,778<text:s/></text:p>
          </table:table-cell>
          <table:table-cell office:value-type="float" office:value="27432" table:style-name="ce6">
            <text:p>27,432<text:s/></text:p>
          </table:table-cell>
          <table:table-cell office:value-type="float" office:value="26666" table:style-name="ce6">
            <text:p>26,666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32044" table:style-name="ce6">
            <text:p>32,044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0496" table:style-name="ce6">
            <text:p>10,496<text:s/></text:p>
          </table:table-cell>
          <table:table-cell table:number-columns-repeated="16275"/>
        </table:table-row>
        <table:table-row table:style-name="ro2">
          <table:table-cell office:value-type="date" office:date-value="2019-03-08T00:00:00" table:style-name="ce5">
            <text:p>2019/3/8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47075" table:style-name="ce6">
            <text:p>47,075<text:s/></text:p>
          </table:table-cell>
          <table:table-cell office:value-type="float" office:value="56097" table:style-name="ce6">
            <text:p>56,097<text:s/></text:p>
          </table:table-cell>
          <table:table-cell office:value-type="float" office:value="33208" table:style-name="ce6">
            <text:p>33,208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40962" table:style-name="ce6">
            <text:p>40,962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25506" table:style-name="ce6">
            <text:p>25,506<text:s/></text:p>
          </table:table-cell>
          <table:table-cell office:value-type="float" office:value="19843" table:style-name="ce6">
            <text:p>19,843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35609" table:style-name="ce6">
            <text:p>35,609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39983" table:style-name="ce6">
            <text:p>39,983<text:s/></text:p>
          </table:table-cell>
          <table:table-cell office:value-type="float" office:value="35361" table:style-name="ce6">
            <text:p>35,361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41258" table:style-name="ce6">
            <text:p>41,258<text:s/></text:p>
          </table:table-cell>
          <table:table-cell office:value-type="float" office:value="30679" table:style-name="ce6">
            <text:p>30,679<text:s/></text:p>
          </table:table-cell>
          <table:table-cell office:value-type="float" office:value="29550" table:style-name="ce6">
            <text:p>29,550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28386" table:style-name="ce6">
            <text:p>28,386<text:s/></text:p>
          </table:table-cell>
          <table:table-cell office:value-type="float" office:value="172641" table:style-name="ce6">
            <text:p>172,641<text:s/></text:p>
          </table:table-cell>
          <table:table-cell office:value-type="float" office:value="47697" table:style-name="ce6">
            <text:p>47,697<text:s/></text:p>
          </table:table-cell>
          <table:table-cell office:value-type="float" office:value="24933" table:style-name="ce6">
            <text:p>24,933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29550" table:style-name="ce6">
            <text:p>29,550<text:s/></text:p>
          </table:table-cell>
          <table:table-cell office:value-type="float" office:value="39376" table:style-name="ce6">
            <text:p>39,376<text:s/></text:p>
          </table:table-cell>
          <table:table-cell office:value-type="float" office:value="33337" table:style-name="ce6">
            <text:p>33,337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35442" table:style-name="ce6">
            <text:p>35,44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40399" table:style-name="ce6">
            <text:p>40,399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8652" table:style-name="ce6">
            <text:p>28,652<text:s/></text:p>
          </table:table-cell>
          <table:table-cell office:value-type="float" office:value="34832" table:style-name="ce6">
            <text:p>34,832<text:s/></text:p>
          </table:table-cell>
          <table:table-cell office:value-type="float" office:value="45583" table:style-name="ce6">
            <text:p>45,583<text:s/></text:p>
          </table:table-cell>
          <table:table-cell office:value-type="float" office:value="48174" table:style-name="ce6">
            <text:p>48,174<text:s/></text:p>
          </table:table-cell>
          <table:table-cell office:value-type="float" office:value="28186" table:style-name="ce6">
            <text:p>28,186<text:s/></text:p>
          </table:table-cell>
          <table:table-cell office:value-type="float" office:value="34040" table:style-name="ce6">
            <text:p>34,040<text:s/></text:p>
          </table:table-cell>
          <table:table-cell office:value-type="float" office:value="83192" table:style-name="ce6">
            <text:p>83,192<text:s/></text:p>
          </table:table-cell>
          <table:table-cell office:value-type="float" office:value="28159" table:style-name="ce6">
            <text:p>28,159<text:s/></text:p>
          </table:table-cell>
          <table:table-cell office:value-type="float" office:value="41176" table:style-name="ce6">
            <text:p>41,176<text:s/></text:p>
          </table:table-cell>
          <table:table-cell office:value-type="float" office:value="41904" table:style-name="ce6">
            <text:p>41,904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71858" table:style-name="ce6">
            <text:p>71,858<text:s/></text:p>
          </table:table-cell>
          <table:table-cell office:value-type="float" office:value="24006" table:style-name="ce6">
            <text:p>24,006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38439" table:style-name="ce6">
            <text:p>38,439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46416" table:style-name="ce6">
            <text:p>46,416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28011" table:style-name="ce6">
            <text:p>28,011<text:s/></text:p>
          </table:table-cell>
          <table:table-cell office:value-type="float" office:value="28564" table:style-name="ce6">
            <text:p>28,564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21146" table:style-name="ce6">
            <text:p>21,146<text:s/></text:p>
          </table:table-cell>
          <table:table-cell office:value-type="float" office:value="33126" table:style-name="ce6">
            <text:p>33,126<text:s/></text:p>
          </table:table-cell>
          <table:table-cell office:value-type="float" office:value="30595" table:style-name="ce6">
            <text:p>30,595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11329" table:style-name="ce6">
            <text:p>11,329<text:s/></text:p>
          </table:table-cell>
          <table:table-cell table:number-columns-repeated="16275"/>
        </table:table-row>
        <table:table-row table:style-name="ro2">
          <table:table-cell office:value-type="date" office:date-value="2019-03-09T00:00:00" table:style-name="ce5">
            <text:p>2019/3/9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27820" table:style-name="ce6">
            <text:p>27,820<text:s/></text:p>
          </table:table-cell>
          <table:table-cell office:value-type="float" office:value="56242" table:style-name="ce6">
            <text:p>56,242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46564" table:style-name="ce6">
            <text:p>46,564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32606" table:style-name="ce6">
            <text:p>32,606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34728" table:style-name="ce6">
            <text:p>34,728<text:s/></text:p>
          </table:table-cell>
          <table:table-cell office:value-type="float" office:value="24304" table:style-name="ce6">
            <text:p>24,304<text:s/></text:p>
          </table:table-cell>
          <table:table-cell office:value-type="float" office:value="22806" table:style-name="ce6">
            <text:p>22,806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80668" table:style-name="ce6">
            <text:p>180,668<text:s/></text:p>
          </table:table-cell>
          <table:table-cell office:value-type="float" office:value="50725" table:style-name="ce6">
            <text:p>50,725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32316" table:style-name="ce6">
            <text:p>32,316<text:s/></text:p>
          </table:table-cell>
          <table:table-cell office:value-type="float" office:value="31778" table:style-name="ce6">
            <text:p>31,778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31859" table:style-name="ce6">
            <text:p>31,859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7978" table:style-name="ce6">
            <text:p>17,978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32051" table:style-name="ce6">
            <text:p>32,051<text:s/></text:p>
          </table:table-cell>
          <table:table-cell office:value-type="float" office:value="43302" table:style-name="ce6">
            <text:p>43,302<text:s/></text:p>
          </table:table-cell>
          <table:table-cell office:value-type="float" office:value="37013" table:style-name="ce6">
            <text:p>37,013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30374" table:style-name="ce6">
            <text:p>30,374<text:s/></text:p>
          </table:table-cell>
          <table:table-cell office:value-type="float" office:value="91918" table:style-name="ce6">
            <text:p>91,918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38247" table:style-name="ce6">
            <text:p>38,247<text:s/></text:p>
          </table:table-cell>
          <table:table-cell office:value-type="float" office:value="36460" table:style-name="ce6">
            <text:p>36,460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59030" table:style-name="ce6">
            <text:p>59,030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33800" table:style-name="ce6">
            <text:p>33,800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21771" table:style-name="ce6">
            <text:p>21,771<text:s/></text:p>
          </table:table-cell>
          <table:table-cell office:value-type="float" office:value="18503" table:style-name="ce6">
            <text:p>18,503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8892" table:style-name="ce6">
            <text:p>8,892<text:s/></text:p>
          </table:table-cell>
          <table:table-cell table:number-columns-repeated="16275"/>
        </table:table-row>
        <table:table-row table:style-name="ro2">
          <table:table-cell office:value-type="date" office:date-value="2019-03-10T00:00:00" table:style-name="ce5">
            <text:p>2019/3/10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44427" table:style-name="ce6">
            <text:p>44,427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4514" table:style-name="ce6">
            <text:p>14,514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28392" table:style-name="ce6">
            <text:p>28,392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71144" table:style-name="ce6">
            <text:p>171,144<text:s/></text:p>
          </table:table-cell>
          <table:table-cell office:value-type="float" office:value="42233" table:style-name="ce6">
            <text:p>42,233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18801" table:style-name="ce6">
            <text:p>18,801<text:s/></text:p>
          </table:table-cell>
          <table:table-cell office:value-type="float" office:value="24892" table:style-name="ce6">
            <text:p>24,892<text:s/></text:p>
          </table:table-cell>
          <table:table-cell office:value-type="float" office:value="30637" table:style-name="ce6">
            <text:p>30,637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20903" table:style-name="ce6">
            <text:p>20,903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31229" table:style-name="ce6">
            <text:p>31,229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38172" table:style-name="ce6">
            <text:p>38,172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80363" table:style-name="ce6">
            <text:p>80,363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32738" table:style-name="ce6">
            <text:p>32,738<text:s/></text:p>
          </table:table-cell>
          <table:table-cell office:value-type="float" office:value="28394" table:style-name="ce6">
            <text:p>28,394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49757" table:style-name="ce6">
            <text:p>49,757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26809" table:style-name="ce6">
            <text:p>26,809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8782" table:style-name="ce6">
            <text:p>18,782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7189" table:style-name="ce6">
            <text:p>7,189<text:s/></text:p>
          </table:table-cell>
          <table:table-cell table:number-columns-repeated="16275"/>
        </table:table-row>
        <table:table-row table:style-name="ro2">
          <table:table-cell office:value-type="date" office:date-value="2019-03-11T00:00:00" table:style-name="ce5">
            <text:p>2019/3/11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41544" table:style-name="ce6">
            <text:p>41,544<text:s/></text:p>
          </table:table-cell>
          <table:table-cell office:value-type="float" office:value="44165" table:style-name="ce6">
            <text:p>44,165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23095" table:style-name="ce6">
            <text:p>23,095<text:s/></text:p>
          </table:table-cell>
          <table:table-cell office:value-type="float" office:value="17747" table:style-name="ce6">
            <text:p>17,747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18267" table:style-name="ce6">
            <text:p>18,267<text:s/></text:p>
          </table:table-cell>
          <table:table-cell office:value-type="float" office:value="35407" table:style-name="ce6">
            <text:p>35,407<text:s/></text:p>
          </table:table-cell>
          <table:table-cell office:value-type="float" office:value="30436" table:style-name="ce6">
            <text:p>30,436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37807" table:style-name="ce6">
            <text:p>37,807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146021" table:style-name="ce6">
            <text:p>146,021<text:s/></text:p>
          </table:table-cell>
          <table:table-cell office:value-type="float" office:value="40162" table:style-name="ce6">
            <text:p>40,162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26455" table:style-name="ce6">
            <text:p>26,455<text:s/></text:p>
          </table:table-cell>
          <table:table-cell office:value-type="float" office:value="27364" table:style-name="ce6">
            <text:p>27,364<text:s/></text:p>
          </table:table-cell>
          <table:table-cell office:value-type="float" office:value="35791" table:style-name="ce6">
            <text:p>35,791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33266" table:style-name="ce6">
            <text:p>33,266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37803" table:style-name="ce6">
            <text:p>37,803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31984" table:style-name="ce6">
            <text:p>31,984<text:s/></text:p>
          </table:table-cell>
          <table:table-cell office:value-type="float" office:value="39155" table:style-name="ce6">
            <text:p>39,155<text:s/></text:p>
          </table:table-cell>
          <table:table-cell office:value-type="float" office:value="43865" table:style-name="ce6">
            <text:p>43,865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32139" table:style-name="ce6">
            <text:p>32,139<text:s/></text:p>
          </table:table-cell>
          <table:table-cell office:value-type="float" office:value="71496" table:style-name="ce6">
            <text:p>71,496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34210" table:style-name="ce6">
            <text:p>34,210<text:s/></text:p>
          </table:table-cell>
          <table:table-cell office:value-type="float" office:value="34765" table:style-name="ce6">
            <text:p>34,765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60240" table:style-name="ce6">
            <text:p>60,240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30938" table:style-name="ce6">
            <text:p>30,938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41543" table:style-name="ce6">
            <text:p>41,543<text:s/></text:p>
          </table:table-cell>
          <table:table-cell office:value-type="float" office:value="24955" table:style-name="ce6">
            <text:p>24,955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30332" table:style-name="ce6">
            <text:p>30,332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232" table:style-name="ce6">
            <text:p>10,232<text:s/></text:p>
          </table:table-cell>
          <table:table-cell table:number-columns-repeated="16275"/>
        </table:table-row>
        <table:table-row table:style-name="ro2">
          <table:table-cell office:value-type="date" office:date-value="2019-03-12T00:00:00" table:style-name="ce5">
            <text:p>2019/3/12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43467" table:style-name="ce6">
            <text:p>43,467<text:s/></text:p>
          </table:table-cell>
          <table:table-cell office:value-type="float" office:value="45923" table:style-name="ce6">
            <text:p>45,923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31112" table:style-name="ce6">
            <text:p>31,112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30215" table:style-name="ce6">
            <text:p>30,215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36118" table:style-name="ce6">
            <text:p>36,118<text:s/></text:p>
          </table:table-cell>
          <table:table-cell office:value-type="float" office:value="32119" table:style-name="ce6">
            <text:p>32,119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38431" table:style-name="ce6">
            <text:p>38,431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27946" table:style-name="ce6">
            <text:p>27,946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143053" table:style-name="ce6">
            <text:p>143,053<text:s/></text:p>
          </table:table-cell>
          <table:table-cell office:value-type="float" office:value="41733" table:style-name="ce6">
            <text:p>41,733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26995" table:style-name="ce6">
            <text:p>26,995<text:s/></text:p>
          </table:table-cell>
          <table:table-cell office:value-type="float" office:value="29313" table:style-name="ce6">
            <text:p>29,313<text:s/></text:p>
          </table:table-cell>
          <table:table-cell office:value-type="float" office:value="37427" table:style-name="ce6">
            <text:p>37,427<text:s/></text:p>
          </table:table-cell>
          <table:table-cell office:value-type="float" office:value="32175" table:style-name="ce6">
            <text:p>32,175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34392" table:style-name="ce6">
            <text:p>34,392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41200" table:style-name="ce6">
            <text:p>41,200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27976" table:style-name="ce6">
            <text:p>27,976<text:s/></text:p>
          </table:table-cell>
          <table:table-cell office:value-type="float" office:value="32635" table:style-name="ce6">
            <text:p>32,635<text:s/></text:p>
          </table:table-cell>
          <table:table-cell office:value-type="float" office:value="39140" table:style-name="ce6">
            <text:p>39,140<text:s/></text:p>
          </table:table-cell>
          <table:table-cell office:value-type="float" office:value="45116" table:style-name="ce6">
            <text:p>45,116<text:s/></text:p>
          </table:table-cell>
          <table:table-cell office:value-type="float" office:value="26744" table:style-name="ce6">
            <text:p>26,744<text:s/></text:p>
          </table:table-cell>
          <table:table-cell office:value-type="float" office:value="32539" table:style-name="ce6">
            <text:p>32,539<text:s/></text:p>
          </table:table-cell>
          <table:table-cell office:value-type="float" office:value="71285" table:style-name="ce6">
            <text:p>71,285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35022" table:style-name="ce6">
            <text:p>35,022<text:s/></text:p>
          </table:table-cell>
          <table:table-cell office:value-type="float" office:value="35948" table:style-name="ce6">
            <text:p>35,948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59728" table:style-name="ce6">
            <text:p>59,728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18189" table:style-name="ce6">
            <text:p>18,189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32002" table:style-name="ce6">
            <text:p>32,002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42069" table:style-name="ce6">
            <text:p>42,069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27202" table:style-name="ce6">
            <text:p>27,202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0473" table:style-name="ce6">
            <text:p>10,473<text:s/></text:p>
          </table:table-cell>
          <table:table-cell table:number-columns-repeated="16275"/>
        </table:table-row>
        <table:table-row table:style-name="ro2">
          <table:table-cell office:value-type="date" office:date-value="2019-03-13T00:00:00" table:style-name="ce5">
            <text:p>2019/3/13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42851" table:style-name="ce6">
            <text:p>42,851<text:s/></text:p>
          </table:table-cell>
          <table:table-cell office:value-type="float" office:value="46771" table:style-name="ce6">
            <text:p>46,771<text:s/></text:p>
          </table:table-cell>
          <table:table-cell office:value-type="float" office:value="29061" table:style-name="ce6">
            <text:p>29,061<text:s/></text:p>
          </table:table-cell>
          <table:table-cell office:value-type="float" office:value="16432" table:style-name="ce6">
            <text:p>16,432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31340" table:style-name="ce6">
            <text:p>31,340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23190" table:style-name="ce6">
            <text:p>23,190<text:s/></text:p>
          </table:table-cell>
          <table:table-cell office:value-type="float" office:value="18635" table:style-name="ce6">
            <text:p>18,635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30408" table:style-name="ce6">
            <text:p>30,408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35994" table:style-name="ce6">
            <text:p>35,994<text:s/></text:p>
          </table:table-cell>
          <table:table-cell office:value-type="float" office:value="31812" table:style-name="ce6">
            <text:p>31,812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38390" table:style-name="ce6">
            <text:p>38,390<text:s/></text:p>
          </table:table-cell>
          <table:table-cell office:value-type="float" office:value="28859" table:style-name="ce6">
            <text:p>28,859<text:s/></text:p>
          </table:table-cell>
          <table:table-cell office:value-type="float" office:value="27615" table:style-name="ce6">
            <text:p>27,615<text:s/></text:p>
          </table:table-cell>
          <table:table-cell office:value-type="float" office:value="23700" table:style-name="ce6">
            <text:p>23,700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143089" table:style-name="ce6">
            <text:p>143,089<text:s/></text:p>
          </table:table-cell>
          <table:table-cell office:value-type="float" office:value="42861" table:style-name="ce6">
            <text:p>42,861<text:s/></text:p>
          </table:table-cell>
          <table:table-cell office:value-type="float" office:value="24103" table:style-name="ce6">
            <text:p>24,103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38148" table:style-name="ce6">
            <text:p>38,148<text:s/></text:p>
          </table:table-cell>
          <table:table-cell office:value-type="float" office:value="32250" table:style-name="ce6">
            <text:p>32,250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14442" table:style-name="ce6">
            <text:p>14,442<text:s/></text:p>
          </table:table-cell>
          <table:table-cell office:value-type="float" office:value="34627" table:style-name="ce6">
            <text:p>34,627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40966" table:style-name="ce6">
            <text:p>40,966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27645" table:style-name="ce6">
            <text:p>27,645<text:s/></text:p>
          </table:table-cell>
          <table:table-cell office:value-type="float" office:value="32830" table:style-name="ce6">
            <text:p>32,830<text:s/></text:p>
          </table:table-cell>
          <table:table-cell office:value-type="float" office:value="39645" table:style-name="ce6">
            <text:p>39,645<text:s/></text:p>
          </table:table-cell>
          <table:table-cell office:value-type="float" office:value="45205" table:style-name="ce6">
            <text:p>45,205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32773" table:style-name="ce6">
            <text:p>32,773<text:s/></text:p>
          </table:table-cell>
          <table:table-cell office:value-type="float" office:value="72173" table:style-name="ce6">
            <text:p>72,173<text:s/></text:p>
          </table:table-cell>
          <table:table-cell office:value-type="float" office:value="26024" table:style-name="ce6">
            <text:p>26,024<text:s/></text:p>
          </table:table-cell>
          <table:table-cell office:value-type="float" office:value="35454" table:style-name="ce6">
            <text:p>35,454<text:s/></text:p>
          </table:table-cell>
          <table:table-cell office:value-type="float" office:value="36427" table:style-name="ce6">
            <text:p>36,427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61938" table:style-name="ce6">
            <text:p>61,938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17792" table:style-name="ce6">
            <text:p>17,792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18228" table:style-name="ce6">
            <text:p>18,228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32094" table:style-name="ce6">
            <text:p>32,094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42503" table:style-name="ce6">
            <text:p>42,503<text:s/></text:p>
          </table:table-cell>
          <table:table-cell office:value-type="float" office:value="25916" table:style-name="ce6">
            <text:p>25,916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9270" table:style-name="ce6">
            <text:p>19,270<text:s/></text:p>
          </table:table-cell>
          <table:table-cell office:value-type="float" office:value="30527" table:style-name="ce6">
            <text:p>30,527<text:s/></text:p>
          </table:table-cell>
          <table:table-cell office:value-type="float" office:value="28057" table:style-name="ce6">
            <text:p>28,057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10388" table:style-name="ce6">
            <text:p>10,388<text:s/></text:p>
          </table:table-cell>
          <table:table-cell table:number-columns-repeated="16275"/>
        </table:table-row>
        <table:table-row table:style-name="ro2">
          <table:table-cell office:value-type="date" office:date-value="2019-03-14T00:00:00" table:style-name="ce5">
            <text:p>2019/3/14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43516" table:style-name="ce6">
            <text:p>43,516<text:s/></text:p>
          </table:table-cell>
          <table:table-cell office:value-type="float" office:value="47562" table:style-name="ce6">
            <text:p>47,562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16627" table:style-name="ce6">
            <text:p>16,627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5486" table:style-name="ce6">
            <text:p>15,486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31861" table:style-name="ce6">
            <text:p>31,861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7904" table:style-name="ce6">
            <text:p>17,904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30841" table:style-name="ce6">
            <text:p>30,841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36464" table:style-name="ce6">
            <text:p>36,464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37921" table:style-name="ce6">
            <text:p>37,921<text:s/></text:p>
          </table:table-cell>
          <table:table-cell office:value-type="float" office:value="28646" table:style-name="ce6">
            <text:p>28,646<text:s/></text:p>
          </table:table-cell>
          <table:table-cell office:value-type="float" office:value="27169" table:style-name="ce6">
            <text:p>27,169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27509" table:style-name="ce6">
            <text:p>27,509<text:s/></text:p>
          </table:table-cell>
          <table:table-cell office:value-type="float" office:value="145750" table:style-name="ce6">
            <text:p>145,750<text:s/></text:p>
          </table:table-cell>
          <table:table-cell office:value-type="float" office:value="42704" table:style-name="ce6">
            <text:p>42,704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27105" table:style-name="ce6">
            <text:p>27,105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36826" table:style-name="ce6">
            <text:p>36,826<text:s/></text:p>
          </table:table-cell>
          <table:table-cell office:value-type="float" office:value="31555" table:style-name="ce6">
            <text:p>31,555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33991" table:style-name="ce6">
            <text:p>33,991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19381" table:style-name="ce6">
            <text:p>19,381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39277" table:style-name="ce6">
            <text:p>39,277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7454" table:style-name="ce6">
            <text:p>27,454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40282" table:style-name="ce6">
            <text:p>40,282<text:s/></text:p>
          </table:table-cell>
          <table:table-cell office:value-type="float" office:value="44713" table:style-name="ce6">
            <text:p>44,713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32396" table:style-name="ce6">
            <text:p>32,396<text:s/></text:p>
          </table:table-cell>
          <table:table-cell office:value-type="float" office:value="72227" table:style-name="ce6">
            <text:p>72,227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36629" table:style-name="ce6">
            <text:p>36,629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61955" table:style-name="ce6">
            <text:p>61,955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18388" table:style-name="ce6">
            <text:p>18,388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36215" table:style-name="ce6">
            <text:p>36,215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42443" table:style-name="ce6">
            <text:p>42,443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27405" table:style-name="ce6">
            <text:p>27,405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0185" table:style-name="ce6">
            <text:p>10,185<text:s/></text:p>
          </table:table-cell>
          <table:table-cell table:number-columns-repeated="16275"/>
        </table:table-row>
        <table:table-row table:style-name="ro2">
          <table:table-cell office:value-type="date" office:date-value="2019-03-15T00:00:00" table:style-name="ce5">
            <text:p>2019/3/15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45412" table:style-name="ce6">
            <text:p>45,412<text:s/></text:p>
          </table:table-cell>
          <table:table-cell office:value-type="float" office:value="53593" table:style-name="ce6">
            <text:p>53,593<text:s/></text:p>
          </table:table-cell>
          <table:table-cell office:value-type="float" office:value="30316" table:style-name="ce6">
            <text:p>30,316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20392" table:style-name="ce6">
            <text:p>20,392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47038" table:style-name="ce6">
            <text:p>47,038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36335" table:style-name="ce6">
            <text:p>36,335<text:s/></text:p>
          </table:table-cell>
          <table:table-cell office:value-type="float" office:value="21581" table:style-name="ce6">
            <text:p>21,581<text:s/></text:p>
          </table:table-cell>
          <table:table-cell office:value-type="float" office:value="39242" table:style-name="ce6">
            <text:p>39,242<text:s/></text:p>
          </table:table-cell>
          <table:table-cell office:value-type="float" office:value="34918" table:style-name="ce6">
            <text:p>34,918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41046" table:style-name="ce6">
            <text:p>41,046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29165" table:style-name="ce6">
            <text:p>29,165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27253" table:style-name="ce6">
            <text:p>27,253<text:s/></text:p>
          </table:table-cell>
          <table:table-cell office:value-type="float" office:value="175157" table:style-name="ce6">
            <text:p>175,157<text:s/></text:p>
          </table:table-cell>
          <table:table-cell office:value-type="float" office:value="48460" table:style-name="ce6">
            <text:p>48,460<text:s/></text:p>
          </table:table-cell>
          <table:table-cell office:value-type="float" office:value="25448" table:style-name="ce6">
            <text:p>25,448<text:s/></text:p>
          </table:table-cell>
          <table:table-cell office:value-type="float" office:value="28754" table:style-name="ce6">
            <text:p>28,754<text:s/></text:p>
          </table:table-cell>
          <table:table-cell office:value-type="float" office:value="30837" table:style-name="ce6">
            <text:p>30,837<text:s/></text:p>
          </table:table-cell>
          <table:table-cell office:value-type="float" office:value="41404" table:style-name="ce6">
            <text:p>41,404<text:s/></text:p>
          </table:table-cell>
          <table:table-cell office:value-type="float" office:value="34357" table:style-name="ce6">
            <text:p>34,357<text:s/></text:p>
          </table:table-cell>
          <table:table-cell office:value-type="float" office:value="27092" table:style-name="ce6">
            <text:p>27,092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35812" table:style-name="ce6">
            <text:p>35,812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45495" table:style-name="ce6">
            <text:p>45,495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8776" table:style-name="ce6">
            <text:p>28,776<text:s/></text:p>
          </table:table-cell>
          <table:table-cell office:value-type="float" office:value="35229" table:style-name="ce6">
            <text:p>35,229<text:s/></text:p>
          </table:table-cell>
          <table:table-cell office:value-type="float" office:value="45904" table:style-name="ce6">
            <text:p>45,904<text:s/></text:p>
          </table:table-cell>
          <table:table-cell office:value-type="float" office:value="47478" table:style-name="ce6">
            <text:p>47,478<text:s/></text:p>
          </table:table-cell>
          <table:table-cell office:value-type="float" office:value="28210" table:style-name="ce6">
            <text:p>28,210<text:s/></text:p>
          </table:table-cell>
          <table:table-cell office:value-type="float" office:value="34803" table:style-name="ce6">
            <text:p>34,803<text:s/></text:p>
          </table:table-cell>
          <table:table-cell office:value-type="float" office:value="82292" table:style-name="ce6">
            <text:p>82,292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39729" table:style-name="ce6">
            <text:p>39,729<text:s/></text:p>
          </table:table-cell>
          <table:table-cell office:value-type="float" office:value="41400" table:style-name="ce6">
            <text:p>41,400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71633" table:style-name="ce6">
            <text:p>71,633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39641" table:style-name="ce6">
            <text:p>39,641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44319" table:style-name="ce6">
            <text:p>44,319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29775" table:style-name="ce6">
            <text:p>29,775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7248" table:style-name="ce6">
            <text:p>17,248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32429" table:style-name="ce6">
            <text:p>32,429<text:s/></text:p>
          </table:table-cell>
          <table:table-cell office:value-type="float" office:value="30243" table:style-name="ce6">
            <text:p>30,243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11160" table:style-name="ce6">
            <text:p>11,160<text:s/></text:p>
          </table:table-cell>
          <table:table-cell table:number-columns-repeated="16275"/>
        </table:table-row>
        <table:table-row table:style-name="ro2">
          <table:table-cell office:value-type="date" office:date-value="2019-03-16T00:00:00" table:style-name="ce5">
            <text:p>2019/3/16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53905" table:style-name="ce6">
            <text:p>53,905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9301" table:style-name="ce6">
            <text:p>39,301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17447" table:style-name="ce6">
            <text:p>17,447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46842" table:style-name="ce6">
            <text:p>46,842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32975" table:style-name="ce6">
            <text:p>32,975<text:s/></text:p>
          </table:table-cell>
          <table:table-cell office:value-type="float" office:value="30659" table:style-name="ce6">
            <text:p>30,659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36610" table:style-name="ce6">
            <text:p>36,610<text:s/></text:p>
          </table:table-cell>
          <table:table-cell office:value-type="float" office:value="25425" table:style-name="ce6">
            <text:p>25,425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88650" table:style-name="ce6">
            <text:p>188,650<text:s/></text:p>
          </table:table-cell>
          <table:table-cell office:value-type="float" office:value="49470" table:style-name="ce6">
            <text:p>49,470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8352" table:style-name="ce6">
            <text:p>28,352<text:s/></text:p>
          </table:table-cell>
          <table:table-cell office:value-type="float" office:value="41350" table:style-name="ce6">
            <text:p>41,350<text:s/></text:p>
          </table:table-cell>
          <table:table-cell office:value-type="float" office:value="32193" table:style-name="ce6">
            <text:p>32,193<text:s/></text:p>
          </table:table-cell>
          <table:table-cell office:value-type="float" office:value="22311" table:style-name="ce6">
            <text:p>22,311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29202" table:style-name="ce6">
            <text:p>29,202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45054" table:style-name="ce6">
            <text:p>45,054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0094" table:style-name="ce6">
            <text:p>20,094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33723" table:style-name="ce6">
            <text:p>33,723<text:s/></text:p>
          </table:table-cell>
          <table:table-cell office:value-type="float" office:value="45308" table:style-name="ce6">
            <text:p>45,308<text:s/></text:p>
          </table:table-cell>
          <table:table-cell office:value-type="float" office:value="39199" table:style-name="ce6">
            <text:p>39,199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34558" table:style-name="ce6">
            <text:p>34,558<text:s/></text:p>
          </table:table-cell>
          <table:table-cell office:value-type="float" office:value="92421" table:style-name="ce6">
            <text:p>92,421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41595" table:style-name="ce6">
            <text:p>41,595<text:s/></text:p>
          </table:table-cell>
          <table:table-cell office:value-type="float" office:value="36958" table:style-name="ce6">
            <text:p>36,958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61408" table:style-name="ce6">
            <text:p>61,408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41846" table:style-name="ce6">
            <text:p>41,846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23171" table:style-name="ce6">
            <text:p>23,171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23178" table:style-name="ce6">
            <text:p>23,178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7159" table:style-name="ce6">
            <text:p>27,159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9274" table:style-name="ce6">
            <text:p>9,274<text:s/></text:p>
          </table:table-cell>
          <table:table-cell table:number-columns-repeated="16275"/>
        </table:table-row>
        <table:table-row table:style-name="ro2">
          <table:table-cell office:value-type="date" office:date-value="2019-03-17T00:00:00" table:style-name="ce5">
            <text:p>2019/3/17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42971" table:style-name="ce6">
            <text:p>42,971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3171" table:style-name="ce6">
            <text:p>33,171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37066" table:style-name="ce6">
            <text:p>37,066<text:s/></text:p>
          </table:table-cell>
          <table:table-cell office:value-type="float" office:value="16520" table:style-name="ce6">
            <text:p>16,520<text:s/></text:p>
          </table:table-cell>
          <table:table-cell office:value-type="float" office:value="24422" table:style-name="ce6">
            <text:p>24,422<text:s/></text:p>
          </table:table-cell>
          <table:table-cell office:value-type="float" office:value="27761" table:style-name="ce6">
            <text:p>27,761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30431" table:style-name="ce6">
            <text:p>30,431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19608" table:style-name="ce6">
            <text:p>19,608<text:s/></text:p>
          </table:table-cell>
          <table:table-cell office:value-type="float" office:value="17382" table:style-name="ce6">
            <text:p>17,382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86491" table:style-name="ce6">
            <text:p>186,491<text:s/></text:p>
          </table:table-cell>
          <table:table-cell office:value-type="float" office:value="39824" table:style-name="ce6">
            <text:p>39,824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20261" table:style-name="ce6">
            <text:p>20,261<text:s/></text:p>
          </table:table-cell>
          <table:table-cell office:value-type="float" office:value="28134" table:style-name="ce6">
            <text:p>28,134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18986" table:style-name="ce6">
            <text:p>18,986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5332" table:style-name="ce6">
            <text:p>15,332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44612" table:style-name="ce6">
            <text:p>44,612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28162" table:style-name="ce6">
            <text:p>28,162<text:s/></text:p>
          </table:table-cell>
          <table:table-cell office:value-type="float" office:value="40206" table:style-name="ce6">
            <text:p>40,206<text:s/></text:p>
          </table:table-cell>
          <table:table-cell office:value-type="float" office:value="31216" table:style-name="ce6">
            <text:p>31,216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31057" table:style-name="ce6">
            <text:p>31,057<text:s/></text:p>
          </table:table-cell>
          <table:table-cell office:value-type="float" office:value="80548" table:style-name="ce6">
            <text:p>80,548<text:s/></text:p>
          </table:table-cell>
          <table:table-cell office:value-type="float" office:value="16008" table:style-name="ce6">
            <text:p>16,008<text:s/></text:p>
          </table:table-cell>
          <table:table-cell office:value-type="float" office:value="34126" table:style-name="ce6">
            <text:p>34,126<text:s/></text:p>
          </table:table-cell>
          <table:table-cell office:value-type="float" office:value="28444" table:style-name="ce6">
            <text:p>28,444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52854" table:style-name="ce6">
            <text:p>52,854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36112" table:style-name="ce6">
            <text:p>36,112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19370" table:style-name="ce6">
            <text:p>19,370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7601" table:style-name="ce6">
            <text:p>7,601<text:s/></text:p>
          </table:table-cell>
          <table:table-cell table:number-columns-repeated="16275"/>
        </table:table-row>
        <table:table-row table:style-name="ro2">
          <table:table-cell office:value-type="date" office:date-value="2019-03-18T00:00:00" table:style-name="ce5">
            <text:p>2019/3/18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41481" table:style-name="ce6">
            <text:p>41,481<text:s/></text:p>
          </table:table-cell>
          <table:table-cell office:value-type="float" office:value="43764" table:style-name="ce6">
            <text:p>43,764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43803" table:style-name="ce6">
            <text:p>43,803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22623" table:style-name="ce6">
            <text:p>22,623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28446" table:style-name="ce6">
            <text:p>28,446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34648" table:style-name="ce6">
            <text:p>34,648<text:s/></text:p>
          </table:table-cell>
          <table:table-cell office:value-type="float" office:value="30599" table:style-name="ce6">
            <text:p>30,599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37230" table:style-name="ce6">
            <text:p>37,230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148166" table:style-name="ce6">
            <text:p>148,166<text:s/></text:p>
          </table:table-cell>
          <table:table-cell office:value-type="float" office:value="39374" table:style-name="ce6">
            <text:p>39,374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27590" table:style-name="ce6">
            <text:p>27,590<text:s/></text:p>
          </table:table-cell>
          <table:table-cell office:value-type="float" office:value="35436" table:style-name="ce6">
            <text:p>35,436<text:s/></text:p>
          </table:table-cell>
          <table:table-cell office:value-type="float" office:value="29565" table:style-name="ce6">
            <text:p>29,565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32949" table:style-name="ce6">
            <text:p>32,949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8688" table:style-name="ce6">
            <text:p>18,688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38045" table:style-name="ce6">
            <text:p>38,045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3654" table:style-name="ce6">
            <text:p>13,654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27209" table:style-name="ce6">
            <text:p>27,209<text:s/></text:p>
          </table:table-cell>
          <table:table-cell office:value-type="float" office:value="31417" table:style-name="ce6">
            <text:p>31,417<text:s/></text:p>
          </table:table-cell>
          <table:table-cell office:value-type="float" office:value="38528" table:style-name="ce6">
            <text:p>38,528<text:s/></text:p>
          </table:table-cell>
          <table:table-cell office:value-type="float" office:value="43540" table:style-name="ce6">
            <text:p>43,540<text:s/></text:p>
          </table:table-cell>
          <table:table-cell office:value-type="float" office:value="26358" table:style-name="ce6">
            <text:p>26,358<text:s/></text:p>
          </table:table-cell>
          <table:table-cell office:value-type="float" office:value="32145" table:style-name="ce6">
            <text:p>32,145<text:s/></text:p>
          </table:table-cell>
          <table:table-cell office:value-type="float" office:value="69608" table:style-name="ce6">
            <text:p>69,608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34118" table:style-name="ce6">
            <text:p>34,118<text:s/></text:p>
          </table:table-cell>
          <table:table-cell office:value-type="float" office:value="34313" table:style-name="ce6">
            <text:p>34,313<text:s/></text:p>
          </table:table-cell>
          <table:table-cell office:value-type="float" office:value="21362" table:style-name="ce6">
            <text:p>21,362<text:s/></text:p>
          </table:table-cell>
          <table:table-cell office:value-type="float" office:value="60092" table:style-name="ce6">
            <text:p>60,092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35967" table:style-name="ce6">
            <text:p>35,967<text:s/></text:p>
          </table:table-cell>
          <table:table-cell office:value-type="float" office:value="18698" table:style-name="ce6">
            <text:p>18,698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41289" table:style-name="ce6">
            <text:p>41,289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26372" table:style-name="ce6">
            <text:p>26,372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0299" table:style-name="ce6">
            <text:p>10,299<text:s/></text:p>
          </table:table-cell>
          <table:table-cell table:number-columns-repeated="16275"/>
        </table:table-row>
        <table:table-row table:style-name="ro2">
          <table:table-cell office:value-type="date" office:date-value="2019-03-19T00:00:00" table:style-name="ce5">
            <text:p>2019/3/19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6511" table:style-name="ce6">
            <text:p>16,511<text:s/></text:p>
          </table:table-cell>
          <table:table-cell office:value-type="float" office:value="43308" table:style-name="ce6">
            <text:p>43,308<text:s/></text:p>
          </table:table-cell>
          <table:table-cell office:value-type="float" office:value="45083" table:style-name="ce6">
            <text:p>45,083<text:s/></text:p>
          </table:table-cell>
          <table:table-cell office:value-type="float" office:value="29017" table:style-name="ce6">
            <text:p>29,017<text:s/></text:p>
          </table:table-cell>
          <table:table-cell office:value-type="float" office:value="16671" table:style-name="ce6">
            <text:p>16,671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30768" table:style-name="ce6">
            <text:p>30,768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35905" table:style-name="ce6">
            <text:p>35,905<text:s/></text:p>
          </table:table-cell>
          <table:table-cell office:value-type="float" office:value="31834" table:style-name="ce6">
            <text:p>31,834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37926" table:style-name="ce6">
            <text:p>37,926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27353" table:style-name="ce6">
            <text:p>27,353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27414" table:style-name="ce6">
            <text:p>27,414<text:s/></text:p>
          </table:table-cell>
          <table:table-cell office:value-type="float" office:value="139746" table:style-name="ce6">
            <text:p>139,746<text:s/></text:p>
          </table:table-cell>
          <table:table-cell office:value-type="float" office:value="40609" table:style-name="ce6">
            <text:p>40,609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36195" table:style-name="ce6">
            <text:p>36,195<text:s/></text:p>
          </table:table-cell>
          <table:table-cell office:value-type="float" office:value="31107" table:style-name="ce6">
            <text:p>31,107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33939" table:style-name="ce6">
            <text:p>33,939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19377" table:style-name="ce6">
            <text:p>19,377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39840" table:style-name="ce6">
            <text:p>39,840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27638" table:style-name="ce6">
            <text:p>27,638<text:s/></text:p>
          </table:table-cell>
          <table:table-cell office:value-type="float" office:value="31993" table:style-name="ce6">
            <text:p>31,993<text:s/></text:p>
          </table:table-cell>
          <table:table-cell office:value-type="float" office:value="38178" table:style-name="ce6">
            <text:p>38,178<text:s/></text:p>
          </table:table-cell>
          <table:table-cell office:value-type="float" office:value="44209" table:style-name="ce6">
            <text:p>44,209<text:s/></text:p>
          </table:table-cell>
          <table:table-cell office:value-type="float" office:value="26503" table:style-name="ce6">
            <text:p>26,503<text:s/></text:p>
          </table:table-cell>
          <table:table-cell office:value-type="float" office:value="31604" table:style-name="ce6">
            <text:p>31,604<text:s/></text:p>
          </table:table-cell>
          <table:table-cell office:value-type="float" office:value="68707" table:style-name="ce6">
            <text:p>68,707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35005" table:style-name="ce6">
            <text:p>35,005<text:s/></text:p>
          </table:table-cell>
          <table:table-cell office:value-type="float" office:value="35233" table:style-name="ce6">
            <text:p>35,233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59278" table:style-name="ce6">
            <text:p>59,278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15184" table:style-name="ce6">
            <text:p>15,184<text:s/></text:p>
          </table:table-cell>
          <table:table-cell office:value-type="float" office:value="32969" table:style-name="ce6">
            <text:p>32,969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42127" table:style-name="ce6">
            <text:p>42,127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25374" table:style-name="ce6">
            <text:p>25,374<text:s/></text:p>
          </table:table-cell>
          <table:table-cell office:value-type="float" office:value="26519" table:style-name="ce6">
            <text:p>26,519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19234" table:style-name="ce6">
            <text:p>19,234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26766" table:style-name="ce6">
            <text:p>26,766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0187" table:style-name="ce6">
            <text:p>10,187<text:s/></text:p>
          </table:table-cell>
          <table:table-cell table:number-columns-repeated="16275"/>
        </table:table-row>
        <table:table-row table:style-name="ro2">
          <table:table-cell office:value-type="date" office:date-value="2019-03-20T00:00:00" table:style-name="ce5">
            <text:p>2019/3/20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42967" table:style-name="ce6">
            <text:p>42,967<text:s/></text:p>
          </table:table-cell>
          <table:table-cell office:value-type="float" office:value="46710" table:style-name="ce6">
            <text:p>46,710<text:s/></text:p>
          </table:table-cell>
          <table:table-cell office:value-type="float" office:value="28947" table:style-name="ce6">
            <text:p>28,947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30973" table:style-name="ce6">
            <text:p>30,973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30275" table:style-name="ce6">
            <text:p>30,275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36681" table:style-name="ce6">
            <text:p>36,681<text:s/></text:p>
          </table:table-cell>
          <table:table-cell office:value-type="float" office:value="32710" table:style-name="ce6">
            <text:p>32,710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38173" table:style-name="ce6">
            <text:p>38,173<text:s/></text:p>
          </table:table-cell>
          <table:table-cell office:value-type="float" office:value="28708" table:style-name="ce6">
            <text:p>28,708<text:s/></text:p>
          </table:table-cell>
          <table:table-cell office:value-type="float" office:value="27372" table:style-name="ce6">
            <text:p>27,372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7470" table:style-name="ce6">
            <text:p>27,470<text:s/></text:p>
          </table:table-cell>
          <table:table-cell office:value-type="float" office:value="141012" table:style-name="ce6">
            <text:p>141,012<text:s/></text:p>
          </table:table-cell>
          <table:table-cell office:value-type="float" office:value="41358" table:style-name="ce6">
            <text:p>41,358<text:s/></text:p>
          </table:table-cell>
          <table:table-cell office:value-type="float" office:value="23911" table:style-name="ce6">
            <text:p>23,911<text:s/></text:p>
          </table:table-cell>
          <table:table-cell office:value-type="float" office:value="26663" table:style-name="ce6">
            <text:p>26,663<text:s/></text:p>
          </table:table-cell>
          <table:table-cell office:value-type="float" office:value="28753" table:style-name="ce6">
            <text:p>28,753<text:s/></text:p>
          </table:table-cell>
          <table:table-cell office:value-type="float" office:value="36978" table:style-name="ce6">
            <text:p>36,978<text:s/></text:p>
          </table:table-cell>
          <table:table-cell office:value-type="float" office:value="31124" table:style-name="ce6">
            <text:p>31,124<text:s/></text:p>
          </table:table-cell>
          <table:table-cell office:value-type="float" office:value="25220" table:style-name="ce6">
            <text:p>25,220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33647" table:style-name="ce6">
            <text:p>33,647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40776" table:style-name="ce6">
            <text:p>40,776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32290" table:style-name="ce6">
            <text:p>32,290<text:s/></text:p>
          </table:table-cell>
          <table:table-cell office:value-type="float" office:value="38513" table:style-name="ce6">
            <text:p>38,513<text:s/></text:p>
          </table:table-cell>
          <table:table-cell office:value-type="float" office:value="44488" table:style-name="ce6">
            <text:p>44,488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32108" table:style-name="ce6">
            <text:p>32,108<text:s/></text:p>
          </table:table-cell>
          <table:table-cell office:value-type="float" office:value="70435" table:style-name="ce6">
            <text:p>70,435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35511" table:style-name="ce6">
            <text:p>35,511<text:s/></text:p>
          </table:table-cell>
          <table:table-cell office:value-type="float" office:value="36059" table:style-name="ce6">
            <text:p>36,059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60697" table:style-name="ce6">
            <text:p>60,697<text:s/></text:p>
          </table:table-cell>
          <table:table-cell office:value-type="float" office:value="21445" table:style-name="ce6">
            <text:p>21,445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15564" table:style-name="ce6">
            <text:p>15,564<text:s/></text:p>
          </table:table-cell>
          <table:table-cell office:value-type="float" office:value="32692" table:style-name="ce6">
            <text:p>32,692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42540" table:style-name="ce6">
            <text:p>42,540<text:s/></text:p>
          </table:table-cell>
          <table:table-cell office:value-type="float" office:value="25455" table:style-name="ce6">
            <text:p>25,455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7327" table:style-name="ce6">
            <text:p>27,327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30474" table:style-name="ce6">
            <text:p>30,474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0275" table:style-name="ce6">
            <text:p>10,275<text:s/></text:p>
          </table:table-cell>
          <table:table-cell table:number-columns-repeated="16275"/>
        </table:table-row>
        <table:table-row table:style-name="ro2">
          <table:table-cell office:value-type="date" office:date-value="2019-03-21T00:00:00" table:style-name="ce5">
            <text:p>2019/3/21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43207" table:style-name="ce6">
            <text:p>43,207<text:s/></text:p>
          </table:table-cell>
          <table:table-cell office:value-type="float" office:value="46687" table:style-name="ce6">
            <text:p>46,687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31201" table:style-name="ce6">
            <text:p>31,201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30677" table:style-name="ce6">
            <text:p>30,677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36438" table:style-name="ce6">
            <text:p>36,438<text:s/></text:p>
          </table:table-cell>
          <table:table-cell office:value-type="float" office:value="32225" table:style-name="ce6">
            <text:p>32,225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37821" table:style-name="ce6">
            <text:p>37,821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144299" table:style-name="ce6">
            <text:p>144,299<text:s/></text:p>
          </table:table-cell>
          <table:table-cell office:value-type="float" office:value="41816" table:style-name="ce6">
            <text:p>41,816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26615" table:style-name="ce6">
            <text:p>26,615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37314" table:style-name="ce6">
            <text:p>37,314<text:s/></text:p>
          </table:table-cell>
          <table:table-cell office:value-type="float" office:value="31294" table:style-name="ce6">
            <text:p>31,294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14173" table:style-name="ce6">
            <text:p>14,173<text:s/></text:p>
          </table:table-cell>
          <table:table-cell office:value-type="float" office:value="33648" table:style-name="ce6">
            <text:p>33,648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18960" table:style-name="ce6">
            <text:p>18,960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41399" table:style-name="ce6">
            <text:p>41,399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27407" table:style-name="ce6">
            <text:p>27,407<text:s/></text:p>
          </table:table-cell>
          <table:table-cell office:value-type="float" office:value="32200" table:style-name="ce6">
            <text:p>32,200<text:s/></text:p>
          </table:table-cell>
          <table:table-cell office:value-type="float" office:value="38831" table:style-name="ce6">
            <text:p>38,831<text:s/></text:p>
          </table:table-cell>
          <table:table-cell office:value-type="float" office:value="44587" table:style-name="ce6">
            <text:p>44,587<text:s/></text:p>
          </table:table-cell>
          <table:table-cell office:value-type="float" office:value="26841" table:style-name="ce6">
            <text:p>26,841<text:s/></text:p>
          </table:table-cell>
          <table:table-cell office:value-type="float" office:value="33142" table:style-name="ce6">
            <text:p>33,142<text:s/></text:p>
          </table:table-cell>
          <table:table-cell office:value-type="float" office:value="70074" table:style-name="ce6">
            <text:p>70,074<text:s/></text:p>
          </table:table-cell>
          <table:table-cell office:value-type="float" office:value="25407" table:style-name="ce6">
            <text:p>25,407<text:s/></text:p>
          </table:table-cell>
          <table:table-cell office:value-type="float" office:value="35602" table:style-name="ce6">
            <text:p>35,602<text:s/></text:p>
          </table:table-cell>
          <table:table-cell office:value-type="float" office:value="36742" table:style-name="ce6">
            <text:p>36,742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60308" table:style-name="ce6">
            <text:p>60,308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32948" table:style-name="ce6">
            <text:p>32,948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42236" table:style-name="ce6">
            <text:p>42,236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27880" table:style-name="ce6">
            <text:p>27,880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31639" table:style-name="ce6">
            <text:p>31,639<text:s/></text:p>
          </table:table-cell>
          <table:table-cell office:value-type="float" office:value="27621" table:style-name="ce6">
            <text:p>27,621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10240" table:style-name="ce6">
            <text:p>10,240<text:s/></text:p>
          </table:table-cell>
          <table:table-cell table:number-columns-repeated="16275"/>
        </table:table-row>
        <table:table-row table:style-name="ro2">
          <table:table-cell office:value-type="date" office:date-value="2019-03-22T00:00:00" table:style-name="ce5">
            <text:p>2019/3/22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45070" table:style-name="ce6">
            <text:p>45,070<text:s/></text:p>
          </table:table-cell>
          <table:table-cell office:value-type="float" office:value="54330" table:style-name="ce6">
            <text:p>54,330<text:s/></text:p>
          </table:table-cell>
          <table:table-cell office:value-type="float" office:value="29729" table:style-name="ce6">
            <text:p>29,729<text:s/></text:p>
          </table:table-cell>
          <table:table-cell office:value-type="float" office:value="17764" table:style-name="ce6">
            <text:p>17,764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20411" table:style-name="ce6">
            <text:p>20,411<text:s/></text:p>
          </table:table-cell>
          <table:table-cell office:value-type="float" office:value="19194" table:style-name="ce6">
            <text:p>19,194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32059" table:style-name="ce6">
            <text:p>32,059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9099" table:style-name="ce6">
            <text:p>19,099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35429" table:style-name="ce6">
            <text:p>35,429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38559" table:style-name="ce6">
            <text:p>38,559<text:s/></text:p>
          </table:table-cell>
          <table:table-cell office:value-type="float" office:value="35353" table:style-name="ce6">
            <text:p>35,353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40214" table:style-name="ce6">
            <text:p>40,214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28422" table:style-name="ce6">
            <text:p>28,422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27237" table:style-name="ce6">
            <text:p>27,237<text:s/></text:p>
          </table:table-cell>
          <table:table-cell office:value-type="float" office:value="171204" table:style-name="ce6">
            <text:p>171,204<text:s/></text:p>
          </table:table-cell>
          <table:table-cell office:value-type="float" office:value="47261" table:style-name="ce6">
            <text:p>47,261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27886" table:style-name="ce6">
            <text:p>27,886<text:s/></text:p>
          </table:table-cell>
          <table:table-cell office:value-type="float" office:value="29768" table:style-name="ce6">
            <text:p>29,768<text:s/></text:p>
          </table:table-cell>
          <table:table-cell office:value-type="float" office:value="39062" table:style-name="ce6">
            <text:p>39,062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6173" table:style-name="ce6">
            <text:p>26,173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35718" table:style-name="ce6">
            <text:p>35,718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43481" table:style-name="ce6">
            <text:p>43,481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34338" table:style-name="ce6">
            <text:p>34,338<text:s/></text:p>
          </table:table-cell>
          <table:table-cell office:value-type="float" office:value="44240" table:style-name="ce6">
            <text:p>44,240<text:s/></text:p>
          </table:table-cell>
          <table:table-cell office:value-type="float" office:value="46592" table:style-name="ce6">
            <text:p>46,592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34325" table:style-name="ce6">
            <text:p>34,325<text:s/></text:p>
          </table:table-cell>
          <table:table-cell office:value-type="float" office:value="79130" table:style-name="ce6">
            <text:p>79,130<text:s/></text:p>
          </table:table-cell>
          <table:table-cell office:value-type="float" office:value="26576" table:style-name="ce6">
            <text:p>26,576<text:s/></text:p>
          </table:table-cell>
          <table:table-cell office:value-type="float" office:value="39041" table:style-name="ce6">
            <text:p>39,041<text:s/></text:p>
          </table:table-cell>
          <table:table-cell office:value-type="float" office:value="41658" table:style-name="ce6">
            <text:p>41,658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70802" table:style-name="ce6">
            <text:p>70,802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20192" table:style-name="ce6">
            <text:p>20,192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44183" table:style-name="ce6">
            <text:p>44,183<text:s/></text:p>
          </table:table-cell>
          <table:table-cell office:value-type="float" office:value="20829" table:style-name="ce6">
            <text:p>20,829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44157" table:style-name="ce6">
            <text:p>44,157<text:s/></text:p>
          </table:table-cell>
          <table:table-cell office:value-type="float" office:value="26461" table:style-name="ce6">
            <text:p>26,461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28253" table:style-name="ce6">
            <text:p>28,253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20059" table:style-name="ce6">
            <text:p>20,059<text:s/></text:p>
          </table:table-cell>
          <table:table-cell office:value-type="float" office:value="32258" table:style-name="ce6">
            <text:p>32,258<text:s/></text:p>
          </table:table-cell>
          <table:table-cell office:value-type="float" office:value="29878" table:style-name="ce6">
            <text:p>29,878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0992" table:style-name="ce6">
            <text:p>10,992<text:s/></text:p>
          </table:table-cell>
          <table:table-cell table:number-columns-repeated="16275"/>
        </table:table-row>
        <table:table-row table:style-name="ro2">
          <table:table-cell office:value-type="date" office:date-value="2019-03-23T00:00:00" table:style-name="ce5">
            <text:p>2019/3/23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26409" table:style-name="ce6">
            <text:p>26,409<text:s/></text:p>
          </table:table-cell>
          <table:table-cell office:value-type="float" office:value="53077" table:style-name="ce6">
            <text:p>53,077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9861" table:style-name="ce6">
            <text:p>19,861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34449" table:style-name="ce6">
            <text:p>34,449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31478" table:style-name="ce6">
            <text:p>31,478<text:s/></text:p>
          </table:table-cell>
          <table:table-cell office:value-type="float" office:value="29261" table:style-name="ce6">
            <text:p>29,261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34741" table:style-name="ce6">
            <text:p>34,741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74601" table:style-name="ce6">
            <text:p>174,601<text:s/></text:p>
          </table:table-cell>
          <table:table-cell office:value-type="float" office:value="47803" table:style-name="ce6">
            <text:p>47,803<text:s/></text:p>
          </table:table-cell>
          <table:table-cell office:value-type="float" office:value="20974" table:style-name="ce6">
            <text:p>20,974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32591" table:style-name="ce6">
            <text:p>32,591<text:s/></text:p>
          </table:table-cell>
          <table:table-cell office:value-type="float" office:value="38465" table:style-name="ce6">
            <text:p>38,465<text:s/></text:p>
          </table:table-cell>
          <table:table-cell office:value-type="float" office:value="29374" table:style-name="ce6">
            <text:p>29,374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27629" table:style-name="ce6">
            <text:p>27,629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39181" table:style-name="ce6">
            <text:p>39,181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31631" table:style-name="ce6">
            <text:p>31,631<text:s/></text:p>
          </table:table-cell>
          <table:table-cell office:value-type="float" office:value="41844" table:style-name="ce6">
            <text:p>41,844<text:s/></text:p>
          </table:table-cell>
          <table:table-cell office:value-type="float" office:value="37037" table:style-name="ce6">
            <text:p>37,037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85160" table:style-name="ce6">
            <text:p>85,160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35199" table:style-name="ce6">
            <text:p>35,199<text:s/></text:p>
          </table:table-cell>
          <table:table-cell office:value-type="float" office:value="35628" table:style-name="ce6">
            <text:p>35,628<text:s/></text:p>
          </table:table-cell>
          <table:table-cell office:value-type="float" office:value="20602" table:style-name="ce6">
            <text:p>20,602<text:s/></text:p>
          </table:table-cell>
          <table:table-cell office:value-type="float" office:value="59159" table:style-name="ce6">
            <text:p>59,159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45538" table:style-name="ce6">
            <text:p>45,538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22307" table:style-name="ce6">
            <text:p>22,307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8880" table:style-name="ce6">
            <text:p>8,880<text:s/></text:p>
          </table:table-cell>
          <table:table-cell table:number-columns-repeated="16275"/>
        </table:table-row>
        <table:table-row table:style-name="ro2">
          <table:table-cell office:value-type="date" office:date-value="2019-03-24T00:00:00" table:style-name="ce5">
            <text:p>2019/3/24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42033" table:style-name="ce6">
            <text:p>42,033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23775" table:style-name="ce6">
            <text:p>23,775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28028" table:style-name="ce6">
            <text:p>28,028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8134" table:style-name="ce6">
            <text:p>18,134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68987" table:style-name="ce6">
            <text:p>168,987<text:s/></text:p>
          </table:table-cell>
          <table:table-cell office:value-type="float" office:value="37875" table:style-name="ce6">
            <text:p>37,875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8382" table:style-name="ce6">
            <text:p>18,382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18973" table:style-name="ce6">
            <text:p>18,973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30655" table:style-name="ce6">
            <text:p>30,655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14757" table:style-name="ce6">
            <text:p>14,757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24936" table:style-name="ce6">
            <text:p>24,936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29111" table:style-name="ce6">
            <text:p>29,111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70401" table:style-name="ce6">
            <text:p>70,401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50518" table:style-name="ce6">
            <text:p>50,518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39138" table:style-name="ce6">
            <text:p>39,138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20037" table:style-name="ce6">
            <text:p>20,037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18100" table:style-name="ce6">
            <text:p>18,100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7314" table:style-name="ce6">
            <text:p>7,314<text:s/></text:p>
          </table:table-cell>
          <table:table-cell table:number-columns-repeated="16275"/>
        </table:table-row>
        <table:table-row table:style-name="ro2">
          <table:table-cell office:value-type="date" office:date-value="2019-03-25T00:00:00" table:style-name="ce5">
            <text:p>2019/3/25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6159" table:style-name="ce6">
            <text:p>16,159<text:s/></text:p>
          </table:table-cell>
          <table:table-cell office:value-type="float" office:value="42141" table:style-name="ce6">
            <text:p>42,141<text:s/></text:p>
          </table:table-cell>
          <table:table-cell office:value-type="float" office:value="43387" table:style-name="ce6">
            <text:p>43,387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31413" table:style-name="ce6">
            <text:p>31,413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17193" table:style-name="ce6">
            <text:p>17,193<text:s/></text:p>
          </table:table-cell>
          <table:table-cell office:value-type="float" office:value="22478" table:style-name="ce6">
            <text:p>22,478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27927" table:style-name="ce6">
            <text:p>27,927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34467" table:style-name="ce6">
            <text:p>34,467<text:s/></text:p>
          </table:table-cell>
          <table:table-cell office:value-type="float" office:value="28758" table:style-name="ce6">
            <text:p>28,758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37140" table:style-name="ce6">
            <text:p>37,140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26468" table:style-name="ce6">
            <text:p>26,468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144017" table:style-name="ce6">
            <text:p>144,017<text:s/></text:p>
          </table:table-cell>
          <table:table-cell office:value-type="float" office:value="38492" table:style-name="ce6">
            <text:p>38,492<text:s/></text:p>
          </table:table-cell>
          <table:table-cell office:value-type="float" office:value="23038" table:style-name="ce6">
            <text:p>23,038<text:s/></text:p>
          </table:table-cell>
          <table:table-cell office:value-type="float" office:value="25852" table:style-name="ce6">
            <text:p>25,852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31483" table:style-name="ce6">
            <text:p>31,483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7595" table:style-name="ce6">
            <text:p>17,59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33629" table:style-name="ce6">
            <text:p>33,629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22185" table:style-name="ce6">
            <text:p>22,185<text:s/></text:p>
          </table:table-cell>
          <table:table-cell office:value-type="float" office:value="26721" table:style-name="ce6">
            <text:p>26,721<text:s/></text:p>
          </table:table-cell>
          <table:table-cell office:value-type="float" office:value="30570" table:style-name="ce6">
            <text:p>30,570<text:s/></text:p>
          </table:table-cell>
          <table:table-cell office:value-type="float" office:value="38462" table:style-name="ce6">
            <text:p>38,462<text:s/></text:p>
          </table:table-cell>
          <table:table-cell office:value-type="float" office:value="43244" table:style-name="ce6">
            <text:p>43,244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33356" table:style-name="ce6">
            <text:p>33,356<text:s/></text:p>
          </table:table-cell>
          <table:table-cell office:value-type="float" office:value="66494" table:style-name="ce6">
            <text:p>66,494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33343" table:style-name="ce6">
            <text:p>33,343<text:s/></text:p>
          </table:table-cell>
          <table:table-cell office:value-type="float" office:value="33959" table:style-name="ce6">
            <text:p>33,959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60493" table:style-name="ce6">
            <text:p>60,493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38664" table:style-name="ce6">
            <text:p>38,664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41683" table:style-name="ce6">
            <text:p>41,683<text:s/></text:p>
          </table:table-cell>
          <table:table-cell office:value-type="float" office:value="24906" table:style-name="ce6">
            <text:p>24,906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26324" table:style-name="ce6">
            <text:p>26,324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30064" table:style-name="ce6">
            <text:p>30,064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0071" table:style-name="ce6">
            <text:p>10,071<text:s/></text:p>
          </table:table-cell>
          <table:table-cell table:number-columns-repeated="16275"/>
        </table:table-row>
        <table:table-row table:style-name="ro2">
          <table:table-cell office:value-type="date" office:date-value="2019-03-26T00:00:00" table:style-name="ce5">
            <text:p>2019/3/26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42794" table:style-name="ce6">
            <text:p>42,794<text:s/></text:p>
          </table:table-cell>
          <table:table-cell office:value-type="float" office:value="47280" table:style-name="ce6">
            <text:p>47,280<text:s/></text:p>
          </table:table-cell>
          <table:table-cell office:value-type="float" office:value="29338" table:style-name="ce6">
            <text:p>29,338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37684" table:style-name="ce6">
            <text:p>37,684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30239" table:style-name="ce6">
            <text:p>30,239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36120" table:style-name="ce6">
            <text:p>36,120<text:s/></text:p>
          </table:table-cell>
          <table:table-cell office:value-type="float" office:value="31726" table:style-name="ce6">
            <text:p>31,726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37949" table:style-name="ce6">
            <text:p>37,949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139133" table:style-name="ce6">
            <text:p>139,133<text:s/></text:p>
          </table:table-cell>
          <table:table-cell office:value-type="float" office:value="40508" table:style-name="ce6">
            <text:p>40,508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36695" table:style-name="ce6">
            <text:p>36,695<text:s/></text:p>
          </table:table-cell>
          <table:table-cell office:value-type="float" office:value="31253" table:style-name="ce6">
            <text:p>31,253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33762" table:style-name="ce6">
            <text:p>33,762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40090" table:style-name="ce6">
            <text:p>40,090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27452" table:style-name="ce6">
            <text:p>27,452<text:s/></text:p>
          </table:table-cell>
          <table:table-cell office:value-type="float" office:value="31700" table:style-name="ce6">
            <text:p>31,700<text:s/></text:p>
          </table:table-cell>
          <table:table-cell office:value-type="float" office:value="38754" table:style-name="ce6">
            <text:p>38,754<text:s/></text:p>
          </table:table-cell>
          <table:table-cell office:value-type="float" office:value="44589" table:style-name="ce6">
            <text:p>44,589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31770" table:style-name="ce6">
            <text:p>31,770<text:s/></text:p>
          </table:table-cell>
          <table:table-cell office:value-type="float" office:value="69601" table:style-name="ce6">
            <text:p>69,601<text:s/></text:p>
          </table:table-cell>
          <table:table-cell office:value-type="float" office:value="25093" table:style-name="ce6">
            <text:p>25,093<text:s/></text:p>
          </table:table-cell>
          <table:table-cell office:value-type="float" office:value="34856" table:style-name="ce6">
            <text:p>34,856<text:s/></text:p>
          </table:table-cell>
          <table:table-cell office:value-type="float" office:value="36956" table:style-name="ce6">
            <text:p>36,956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59440" table:style-name="ce6">
            <text:p>59,440<text:s/></text:p>
          </table:table-cell>
          <table:table-cell office:value-type="float" office:value="21986" table:style-name="ce6">
            <text:p>21,986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19012" table:style-name="ce6">
            <text:p>19,012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32009" table:style-name="ce6">
            <text:p>32,009<text:s/></text:p>
          </table:table-cell>
          <table:table-cell office:value-type="float" office:value="18986" table:style-name="ce6">
            <text:p>18,986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41895" table:style-name="ce6">
            <text:p>41,895<text:s/></text:p>
          </table:table-cell>
          <table:table-cell office:value-type="float" office:value="25195" table:style-name="ce6">
            <text:p>25,195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30422" table:style-name="ce6">
            <text:p>30,422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0155" table:style-name="ce6">
            <text:p>10,155<text:s/></text:p>
          </table:table-cell>
          <table:table-cell table:number-columns-repeated="16275"/>
        </table:table-row>
        <table:table-row table:style-name="ro2">
          <table:table-cell office:value-type="date" office:date-value="2019-03-27T00:00:00" table:style-name="ce5">
            <text:p>2019/3/27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42733" table:style-name="ce6">
            <text:p>42,733<text:s/></text:p>
          </table:table-cell>
          <table:table-cell office:value-type="float" office:value="47659" table:style-name="ce6">
            <text:p>47,659<text:s/></text:p>
          </table:table-cell>
          <table:table-cell office:value-type="float" office:value="28952" table:style-name="ce6">
            <text:p>28,952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44695" table:style-name="ce6">
            <text:p>44,695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0319" table:style-name="ce6">
            <text:p>30,319<text:s/></text:p>
          </table:table-cell>
          <table:table-cell office:value-type="float" office:value="19264" table:style-name="ce6">
            <text:p>19,264<text:s/></text:p>
          </table:table-cell>
          <table:table-cell office:value-type="float" office:value="36107" table:style-name="ce6">
            <text:p>36,107<text:s/></text:p>
          </table:table-cell>
          <table:table-cell office:value-type="float" office:value="31709" table:style-name="ce6">
            <text:p>31,709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38097" table:style-name="ce6">
            <text:p>38,097<text:s/></text:p>
          </table:table-cell>
          <table:table-cell office:value-type="float" office:value="28569" table:style-name="ce6">
            <text:p>28,569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141327" table:style-name="ce6">
            <text:p>141,327<text:s/></text:p>
          </table:table-cell>
          <table:table-cell office:value-type="float" office:value="40858" table:style-name="ce6">
            <text:p>40,858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28814" table:style-name="ce6">
            <text:p>28,814<text:s/></text:p>
          </table:table-cell>
          <table:table-cell office:value-type="float" office:value="36676" table:style-name="ce6">
            <text:p>36,676<text:s/></text:p>
          </table:table-cell>
          <table:table-cell office:value-type="float" office:value="31021" table:style-name="ce6">
            <text:p>31,021<text:s/></text:p>
          </table:table-cell>
          <table:table-cell office:value-type="float" office:value="25421" table:style-name="ce6">
            <text:p>25,421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34443" table:style-name="ce6">
            <text:p>34,443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41233" table:style-name="ce6">
            <text:p>41,233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32014" table:style-name="ce6">
            <text:p>32,014<text:s/></text:p>
          </table:table-cell>
          <table:table-cell office:value-type="float" office:value="38866" table:style-name="ce6">
            <text:p>38,866<text:s/></text:p>
          </table:table-cell>
          <table:table-cell office:value-type="float" office:value="44919" table:style-name="ce6">
            <text:p>44,919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31990" table:style-name="ce6">
            <text:p>31,990<text:s/></text:p>
          </table:table-cell>
          <table:table-cell office:value-type="float" office:value="70131" table:style-name="ce6">
            <text:p>70,131<text:s/></text:p>
          </table:table-cell>
          <table:table-cell office:value-type="float" office:value="25331" table:style-name="ce6">
            <text:p>25,331<text:s/></text:p>
          </table:table-cell>
          <table:table-cell office:value-type="float" office:value="36046" table:style-name="ce6">
            <text:p>36,046<text:s/></text:p>
          </table:table-cell>
          <table:table-cell office:value-type="float" office:value="37182" table:style-name="ce6">
            <text:p>37,182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61490" table:style-name="ce6">
            <text:p>61,490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32864" table:style-name="ce6">
            <text:p>32,864<text:s/></text:p>
          </table:table-cell>
          <table:table-cell office:value-type="float" office:value="18925" table:style-name="ce6">
            <text:p>18,925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41975" table:style-name="ce6">
            <text:p>41,975<text:s/></text:p>
          </table:table-cell>
          <table:table-cell office:value-type="float" office:value="25331" table:style-name="ce6">
            <text:p>25,331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27520" table:style-name="ce6">
            <text:p>27,520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9187" table:style-name="ce6">
            <text:p>19,187<text:s/></text:p>
          </table:table-cell>
          <table:table-cell office:value-type="float" office:value="30662" table:style-name="ce6">
            <text:p>30,662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0366" table:style-name="ce6">
            <text:p>10,366<text:s/></text:p>
          </table:table-cell>
          <table:table-cell table:number-columns-repeated="16275"/>
        </table:table-row>
        <table:table-row table:style-name="ro2">
          <table:table-cell office:value-type="date" office:date-value="2019-03-28T00:00:00" table:style-name="ce5">
            <text:p>2019/3/28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16744" table:style-name="ce6">
            <text:p>16,744<text:s/></text:p>
          </table:table-cell>
          <table:table-cell office:value-type="float" office:value="43729" table:style-name="ce6">
            <text:p>43,729<text:s/></text:p>
          </table:table-cell>
          <table:table-cell office:value-type="float" office:value="48267" table:style-name="ce6">
            <text:p>48,267<text:s/></text:p>
          </table:table-cell>
          <table:table-cell office:value-type="float" office:value="29378" table:style-name="ce6">
            <text:p>29,378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9780" table:style-name="ce6">
            <text:p>19,780<text:s/></text:p>
          </table:table-cell>
          <table:table-cell office:value-type="float" office:value="18765" table:style-name="ce6">
            <text:p>18,765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45431" table:style-name="ce6">
            <text:p>45,431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30819" table:style-name="ce6">
            <text:p>30,819<text:s/></text:p>
          </table:table-cell>
          <table:table-cell office:value-type="float" office:value="19162" table:style-name="ce6">
            <text:p>19,162<text:s/></text:p>
          </table:table-cell>
          <table:table-cell office:value-type="float" office:value="36536" table:style-name="ce6">
            <text:p>36,536<text:s/></text:p>
          </table:table-cell>
          <table:table-cell office:value-type="float" office:value="32039" table:style-name="ce6">
            <text:p>32,039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38075" table:style-name="ce6">
            <text:p>38,075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144343" table:style-name="ce6">
            <text:p>144,343<text:s/></text:p>
          </table:table-cell>
          <table:table-cell office:value-type="float" office:value="42352" table:style-name="ce6">
            <text:p>42,352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36732" table:style-name="ce6">
            <text:p>36,732<text:s/></text:p>
          </table:table-cell>
          <table:table-cell office:value-type="float" office:value="31220" table:style-name="ce6">
            <text:p>31,220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33481" table:style-name="ce6">
            <text:p>33,481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42307" table:style-name="ce6">
            <text:p>42,307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23163" table:style-name="ce6">
            <text:p>23,163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32049" table:style-name="ce6">
            <text:p>32,049<text:s/></text:p>
          </table:table-cell>
          <table:table-cell office:value-type="float" office:value="39224" table:style-name="ce6">
            <text:p>39,224<text:s/></text:p>
          </table:table-cell>
          <table:table-cell office:value-type="float" office:value="44813" table:style-name="ce6">
            <text:p>44,813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31936" table:style-name="ce6">
            <text:p>31,936<text:s/></text:p>
          </table:table-cell>
          <table:table-cell office:value-type="float" office:value="70023" table:style-name="ce6">
            <text:p>70,023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35868" table:style-name="ce6">
            <text:p>35,868<text:s/></text:p>
          </table:table-cell>
          <table:table-cell office:value-type="float" office:value="37018" table:style-name="ce6">
            <text:p>37,018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62759" table:style-name="ce6">
            <text:p>62,759<text:s/></text:p>
          </table:table-cell>
          <table:table-cell office:value-type="float" office:value="21637" table:style-name="ce6">
            <text:p>21,637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15375" table:style-name="ce6">
            <text:p>15,375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15467" table:style-name="ce6">
            <text:p>15,467<text:s/></text:p>
          </table:table-cell>
          <table:table-cell office:value-type="float" office:value="32704" table:style-name="ce6">
            <text:p>32,704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42350" table:style-name="ce6">
            <text:p>42,350<text:s/></text:p>
          </table:table-cell>
          <table:table-cell office:value-type="float" office:value="29483" table:style-name="ce6">
            <text:p>29,483<text:s/></text:p>
          </table:table-cell>
          <table:table-cell office:value-type="float" office:value="25461" table:style-name="ce6">
            <text:p>25,461<text:s/></text:p>
          </table:table-cell>
          <table:table-cell office:value-type="float" office:value="27792" table:style-name="ce6">
            <text:p>27,792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19077" table:style-name="ce6">
            <text:p>19,077<text:s/></text:p>
          </table:table-cell>
          <table:table-cell office:value-type="float" office:value="30413" table:style-name="ce6">
            <text:p>30,413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0244" table:style-name="ce6">
            <text:p>10,244<text:s/></text:p>
          </table:table-cell>
          <table:table-cell table:number-columns-repeated="16275"/>
        </table:table-row>
        <table:table-row table:style-name="ro2">
          <table:table-cell office:value-type="date" office:date-value="2019-03-29T00:00:00" table:style-name="ce5">
            <text:p>2019/3/29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17370" table:style-name="ce6">
            <text:p>17,370<text:s/></text:p>
          </table:table-cell>
          <table:table-cell office:value-type="float" office:value="44009" table:style-name="ce6">
            <text:p>44,009<text:s/></text:p>
          </table:table-cell>
          <table:table-cell office:value-type="float" office:value="53576" table:style-name="ce6">
            <text:p>53,576<text:s/></text:p>
          </table:table-cell>
          <table:table-cell office:value-type="float" office:value="30083" table:style-name="ce6">
            <text:p>30,083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9912" table:style-name="ce6">
            <text:p>19,912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44898" table:style-name="ce6">
            <text:p>44,89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34733" table:style-name="ce6">
            <text:p>34,733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38669" table:style-name="ce6">
            <text:p>38,669<text:s/></text:p>
          </table:table-cell>
          <table:table-cell office:value-type="float" office:value="36255" table:style-name="ce6">
            <text:p>36,255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40379" table:style-name="ce6">
            <text:p>40,379<text:s/></text:p>
          </table:table-cell>
          <table:table-cell office:value-type="float" office:value="29915" table:style-name="ce6">
            <text:p>29,915<text:s/></text:p>
          </table:table-cell>
          <table:table-cell office:value-type="float" office:value="28770" table:style-name="ce6">
            <text:p>28,770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26931" table:style-name="ce6">
            <text:p>26,931<text:s/></text:p>
          </table:table-cell>
          <table:table-cell office:value-type="float" office:value="168301" table:style-name="ce6">
            <text:p>168,301<text:s/></text:p>
          </table:table-cell>
          <table:table-cell office:value-type="float" office:value="45904" table:style-name="ce6">
            <text:p>45,904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30334" table:style-name="ce6">
            <text:p>30,334<text:s/></text:p>
          </table:table-cell>
          <table:table-cell office:value-type="float" office:value="40138" table:style-name="ce6">
            <text:p>40,138<text:s/></text:p>
          </table:table-cell>
          <table:table-cell office:value-type="float" office:value="34389" table:style-name="ce6">
            <text:p>34,389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35563" table:style-name="ce6">
            <text:p>35,563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21387" table:style-name="ce6">
            <text:p>21,387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44689" table:style-name="ce6">
            <text:p>44,689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27892" table:style-name="ce6">
            <text:p>27,892<text:s/></text:p>
          </table:table-cell>
          <table:table-cell office:value-type="float" office:value="33848" table:style-name="ce6">
            <text:p>33,848<text:s/></text:p>
          </table:table-cell>
          <table:table-cell office:value-type="float" office:value="44843" table:style-name="ce6">
            <text:p>44,843<text:s/></text:p>
          </table:table-cell>
          <table:table-cell office:value-type="float" office:value="46695" table:style-name="ce6">
            <text:p>46,695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33707" table:style-name="ce6">
            <text:p>33,707<text:s/></text:p>
          </table:table-cell>
          <table:table-cell office:value-type="float" office:value="79685" table:style-name="ce6">
            <text:p>79,685<text:s/></text:p>
          </table:table-cell>
          <table:table-cell office:value-type="float" office:value="26290" table:style-name="ce6">
            <text:p>26,290<text:s/></text:p>
          </table:table-cell>
          <table:table-cell office:value-type="float" office:value="39075" table:style-name="ce6">
            <text:p>39,075<text:s/></text:p>
          </table:table-cell>
          <table:table-cell office:value-type="float" office:value="40293" table:style-name="ce6">
            <text:p>40,293<text:s/></text:p>
          </table:table-cell>
          <table:table-cell office:value-type="float" office:value="25465" table:style-name="ce6">
            <text:p>25,465<text:s/></text:p>
          </table:table-cell>
          <table:table-cell office:value-type="float" office:value="69273" table:style-name="ce6">
            <text:p>69,273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35398" table:style-name="ce6">
            <text:p>35,398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42350" table:style-name="ce6">
            <text:p>42,350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6670" table:style-name="ce6">
            <text:p>26,670<text:s/></text:p>
          </table:table-cell>
          <table:table-cell office:value-type="float" office:value="28509" table:style-name="ce6">
            <text:p>28,509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16256" table:style-name="ce6">
            <text:p>16,256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31435" table:style-name="ce6">
            <text:p>31,435<text:s/></text:p>
          </table:table-cell>
          <table:table-cell office:value-type="float" office:value="28801" table:style-name="ce6">
            <text:p>28,801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0943" table:style-name="ce6">
            <text:p>10,943<text:s/></text:p>
          </table:table-cell>
          <table:table-cell table:number-columns-repeated="16275"/>
        </table:table-row>
        <table:table-row table:style-name="ro2">
          <table:table-cell office:value-type="date" office:date-value="2019-03-30T00:00:00" table:style-name="ce5">
            <text:p>2019/3/30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52326" table:style-name="ce6">
            <text:p>52,326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6580" table:style-name="ce6">
            <text:p>16,580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38266" table:style-name="ce6">
            <text:p>38,266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30472" table:style-name="ce6">
            <text:p>30,472<text:s/></text:p>
          </table:table-cell>
          <table:table-cell office:value-type="float" office:value="30379" table:style-name="ce6">
            <text:p>30,379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34678" table:style-name="ce6">
            <text:p>34,678<text:s/></text:p>
          </table:table-cell>
          <table:table-cell office:value-type="float" office:value="24538" table:style-name="ce6">
            <text:p>24,538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0446" table:style-name="ce6">
            <text:p>20,446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70969" table:style-name="ce6">
            <text:p>170,969<text:s/></text:p>
          </table:table-cell>
          <table:table-cell office:value-type="float" office:value="47072" table:style-name="ce6">
            <text:p>47,072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0596" table:style-name="ce6">
            <text:p>20,596<text:s/></text:p>
          </table:table-cell>
          <table:table-cell office:value-type="float" office:value="31085" table:style-name="ce6">
            <text:p>31,085<text:s/></text:p>
          </table:table-cell>
          <table:table-cell office:value-type="float" office:value="38211" table:style-name="ce6">
            <text:p>38,211<text:s/></text:p>
          </table:table-cell>
          <table:table-cell office:value-type="float" office:value="29660" table:style-name="ce6">
            <text:p>29,660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17777" table:style-name="ce6">
            <text:p>17,777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47469" table:style-name="ce6">
            <text:p>47,469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19279" table:style-name="ce6">
            <text:p>19,279<text:s/></text:p>
          </table:table-cell>
          <table:table-cell office:value-type="float" office:value="32765" table:style-name="ce6">
            <text:p>32,765<text:s/></text:p>
          </table:table-cell>
          <table:table-cell office:value-type="float" office:value="46218" table:style-name="ce6">
            <text:p>46,218<text:s/></text:p>
          </table:table-cell>
          <table:table-cell office:value-type="float" office:value="36671" table:style-name="ce6">
            <text:p>36,671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33169" table:style-name="ce6">
            <text:p>33,169<text:s/></text:p>
          </table:table-cell>
          <table:table-cell office:value-type="float" office:value="86709" table:style-name="ce6">
            <text:p>86,709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35663" table:style-name="ce6">
            <text:p>35,663<text:s/></text:p>
          </table:table-cell>
          <table:table-cell office:value-type="float" office:value="34825" table:style-name="ce6">
            <text:p>34,825<text:s/></text:p>
          </table:table-cell>
          <table:table-cell office:value-type="float" office:value="21141" table:style-name="ce6">
            <text:p>21,141<text:s/></text:p>
          </table:table-cell>
          <table:table-cell office:value-type="float" office:value="56367" table:style-name="ce6">
            <text:p>56,367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31673" table:style-name="ce6">
            <text:p>31,673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22360" table:style-name="ce6">
            <text:p>22,360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25700" table:style-name="ce6">
            <text:p>25,700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8975" table:style-name="ce6">
            <text:p>8,975<text:s/></text:p>
          </table:table-cell>
          <table:table-cell table:number-columns-repeated="16275"/>
        </table:table-row>
        <table:table-row table:style-name="ro2">
          <table:table-cell office:value-type="date" office:date-value="2019-03-31T00:00:00" table:style-name="ce5">
            <text:p>2019/3/31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41801" table:style-name="ce6">
            <text:p>41,801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28701" table:style-name="ce6">
            <text:p>28,701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23822" table:style-name="ce6">
            <text:p>23,822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8344" table:style-name="ce6">
            <text:p>28,344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18198" table:style-name="ce6">
            <text:p>18,198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159914" table:style-name="ce6">
            <text:p>159,914<text:s/></text:p>
          </table:table-cell>
          <table:table-cell office:value-type="float" office:value="38138" table:style-name="ce6">
            <text:p>38,138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26720" table:style-name="ce6">
            <text:p>26,720<text:s/></text:p>
          </table:table-cell>
          <table:table-cell office:value-type="float" office:value="30845" table:style-name="ce6">
            <text:p>30,845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39548" table:style-name="ce6">
            <text:p>39,548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36418" table:style-name="ce6">
            <text:p>36,418<text:s/></text:p>
          </table:table-cell>
          <table:table-cell office:value-type="float" office:value="28874" table:style-name="ce6">
            <text:p>28,874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73055" table:style-name="ce6">
            <text:p>73,055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48247" table:style-name="ce6">
            <text:p>48,247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21530" table:style-name="ce6">
            <text:p>21,530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7114" table:style-name="ce6">
            <text:p>7,114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0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16274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04-10T03:58:19Z</meta:creation-date>
    <dc:date>2019-04-10T03:59:29Z</dc:date>
  </office:meta>
</office:document-meta>
</file>